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automatic-styles>
    <style:style style:family="table-cell" style:name="ce1" style:display-name="ce1">
      <style:table-cell-properties fo:border-right="0.31pt solid #3c3c3c"/>
    </style:style>
    <style:style style:family="table-cell" style:name="ce2" style:display-name="ce2"/>
    <style:style style:family="table-cell" style:name="ce3" style:display-name="ce3"/>
    <style:style style:family="table-cell" style:name="ce4" style:display-name="ce4"/>
    <style:style style:family="table-cell" style:name="ce5" style:display-name="ce5">
      <style:text-properties fo:font-weight="None" fo:font-style="None" fo:font-family="Arial Cyr" fo:font-size="10"/>
      <style:table-cell-properties fo:border-bottom="1.19pt solid #3c3c3c"/>
    </style:style>
    <style:style style:family="table-cell" style:name="ce6" style:display-name="ce6">
      <style:text-properties fo:font-weight="None" fo:font-style="None" fo:font-family="Arial Cyr1" fo:font-size="10"/>
      <style:table-cell-properties fo:border-right="0.31pt solid #3c3c3c" fo:border-top="0.91pt solid #3c3c3c"/>
    </style:style>
    <style:style style:family="table-cell" style:name="ce7" style:display-name="ce7">
      <style:text-properties fo:font-weight="None" fo:font-style="None" fo:font-family="Arial Cyr1" fo:font-size="10"/>
      <style:table-cell-properties fo:border-right="0.31pt solid #3c3c3c"/>
    </style:style>
    <style:style style:family="table-cell" style:name="ce8" style:display-name="ce8">
      <style:text-properties fo:font-weight="None" fo:font-style="None" fo:font-family="Arial Cyr1" fo:font-size="10"/>
      <style:table-cell-properties fo:border-bottom="0.91pt solid #3c3c3c" fo:border-right="0.31pt solid #3c3c3c"/>
    </style:style>
    <style:style style:family="table-cell" style:name="ce9" style:display-name="ce9">
      <style:text-properties fo:font-weight="None" fo:font-style="None" fo:font-family="Arial Cyr1" fo:font-size="10"/>
      <style:table-cell-properties fo:border-left="0.91pt solid #3c3c3c" fo:border-bottom="0.91pt solid #3c3c3c" fo:border-right="0.31pt solid #3c3c3c" fo:border-top="0.91pt solid #3c3c3c"/>
      <style:paragraph-properties fo:text-align="center"/>
    </style:style>
    <style:style style:family="table-cell" style:name="ce10" style:display-name="ce10">
      <style:text-properties fo:font-weight="None" fo:font-style="None" fo:font-family="Arial Cyr1" fo:font-size="10"/>
    </style:style>
    <style:style style:family="table-cell" style:name="ce11" style:display-name="ce11"/>
    <style:style style:family="table-cell" style:name="ce12" style:display-name="ce12">
      <style:text-properties fo:font-weight="bold" fo:font-style="None" fo:font-family="Arial Cyr" fo:font-size="10"/>
    </style:style>
    <style:style style:family="table-cell" style:name="ce13" style:display-name="ce13">
      <style:paragraph-properties fo:text-align="center"/>
    </style:style>
    <style:style style:family="table-cell" style:name="ce14" style:display-name="ce14">
      <style:text-properties fo:font-weight="bold" fo:font-style="None" fo:font-family="Arial Cyr1" fo:font-size="10"/>
    </style:style>
    <style:style style:family="table-cell" style:name="ce15" style:display-name="ce15">
      <style:text-properties fo:font-weight="None" fo:font-style="None" fo:font-family="Arial Cyr1" fo:font-size="10"/>
      <style:table-cell-properties fo:border-left="0.31pt solid #3c3c3c" fo:border-right="0.31pt solid #3c3c3c" fo:border-top="0.91pt solid #3c3c3c"/>
    </style:style>
    <style:style style:family="table-cell" style:name="ce16" style:display-name="ce16">
      <style:text-properties fo:font-weight="None" fo:font-style="None" fo:font-family="Arial Cyr1" fo:font-size="10"/>
      <style:table-cell-properties fo:border-left="0.31pt solid #3c3c3c" fo:border-right="0.31pt solid #3c3c3c"/>
    </style:style>
    <style:style style:family="table-cell" style:name="ce17" style:display-name="ce17">
      <style:text-properties fo:font-weight="None" fo:font-style="None" fo:font-family="Arial Cyr1" fo:font-size="10"/>
      <style:table-cell-properties fo:border-left="0.31pt solid #3c3c3c" fo:border-bottom="0.91pt solid #3c3c3c" fo:border-right="0.31pt solid #3c3c3c"/>
    </style:style>
    <style:style style:family="table-cell" style:name="ce18" style:display-name="ce18">
      <style:text-properties fo:font-weight="None" fo:font-style="None" fo:font-family="Arial Cyr1" fo:font-size="10"/>
      <style:table-cell-properties fo:border-left="0.31pt solid #3c3c3c" fo:border-bottom="0.91pt solid #3c3c3c" fo:border-right="0.31pt solid #3c3c3c" fo:border-top="0.91pt solid #3c3c3c"/>
      <style:paragraph-properties fo:text-align="center"/>
    </style:style>
    <style:style style:family="table-cell" style:name="ce19" style:display-name="ce19"/>
    <style:style style:family="table-cell" style:name="ce20" style:display-name="ce20">
      <style:text-properties fo:font-weight="None" fo:font-style="None" fo:font-family="Arial Cyr" fo:font-size="10"/>
      <style:table-cell-properties fo:border-bottom="1.19pt solid #3c3c3c"/>
    </style:style>
    <style:style style:family="table-cell" style:name="ce21" style:display-name="ce21">
      <style:text-properties fo:font-weight="bold" fo:font-style="None" fo:font-family="Arial Cyr1" fo:font-size="28"/>
    </style:style>
    <style:style style:family="table-cell" style:name="ce22" style:display-name="ce22">
      <style:text-properties fo:font-weight="None" fo:font-style="None" fo:font-family="Arial Cyr1" fo:font-size="10"/>
      <style:table-cell-properties fo:border-left="0.31pt solid #3c3c3c" fo:border-right="0.31pt solid #3c3c3c" fo:border-top="0.91pt solid #3c3c3c"/>
    </style:style>
    <style:style style:family="table-cell" style:name="ce23" style:display-name="ce23">
      <style:text-properties fo:font-weight="None" fo:font-style="None" fo:font-family="Arial Cyr1" fo:font-size="10"/>
      <style:table-cell-properties fo:border-left="0.31pt solid #3c3c3c" fo:border-right="0.31pt solid #3c3c3c"/>
    </style:style>
    <style:style style:family="table-cell" style:name="ce24" style:display-name="ce24">
      <style:text-properties fo:font-weight="None" fo:font-style="None" fo:font-family="Arial Cyr1" fo:font-size="10"/>
      <style:table-cell-properties fo:border-left="0.31pt solid #3c3c3c" fo:border-right="0.31pt solid #3c3c3c"/>
      <style:paragraph-properties fo:text-align="center"/>
    </style:style>
    <style:style style:family="table-cell" style:name="ce25" style:display-name="ce25">
      <style:text-properties fo:font-weight="None" fo:font-style="None" fo:font-family="Arial Cyr1" fo:font-size="10"/>
      <style:table-cell-properties fo:border-left="0.31pt solid #3c3c3c" fo:border-bottom="0.91pt solid #3c3c3c" fo:border-right="0.31pt solid #3c3c3c"/>
    </style:style>
    <style:style style:family="table-cell" style:name="ce26" style:display-name="ce26">
      <style:text-properties fo:font-weight="None" fo:font-style="None" fo:font-family="Arial Cyr1" fo:font-size="10"/>
      <style:table-cell-properties fo:border-left="0.31pt solid #3c3c3c" fo:border-bottom="0.91pt solid #3c3c3c" fo:border-right="0.31pt solid #3c3c3c" fo:border-top="0.91pt solid #3c3c3c"/>
    </style:style>
    <style:style style:family="table-cell" style:name="ce27" style:display-name="ce27">
      <style:text-properties fo:font-weight="None" fo:font-style="None" fo:font-family="Arial Cyr1" fo:font-size="10"/>
    </style:style>
    <style:style style:family="table-cell" style:name="ce28" style:display-name="ce28"/>
    <style:style style:family="table-cell" style:name="ce29" style:display-name="ce29">
      <style:table-cell-properties fo:border-bottom="0.91pt solid #3c3c3c"/>
    </style:style>
    <style:style style:family="table-cell" style:name="ce30" style:display-name="ce30">
      <style:text-properties fo:font-weight="None" fo:font-style="None" fo:font-family="Arial Cyr1" fo:font-size="10"/>
      <style:table-cell-properties fo:border-left="0.31pt solid #3c3c3c" fo:border-bottom="0.91pt solid #3c3c3c" fo:border-right="0.31pt solid #3c3c3c" fo:border-top="0.91pt solid #3c3c3c"/>
      <style:paragraph-properties fo:text-align="center"/>
    </style:style>
    <style:style style:family="table-cell" style:name="ce31" style:display-name="ce31">
      <style:text-properties fo:font-weight="bold" fo:font-style="None" fo:font-family="Arial Cyr1" fo:font-size="20"/>
      <style:table-cell-properties fo:border-bottom="1.19pt solid #3c3c3c"/>
    </style:style>
    <style:style style:family="table-cell" style:name="ce32" style:display-name="ce32">
      <style:text-properties fo:font-weight="bold" fo:font-style="None" fo:font-family="Arial Cyr1" fo:font-size="14"/>
      <style:table-cell-properties fo:border-bottom="1.19pt solid #3c3c3c"/>
    </style:style>
    <style:style style:family="table-cell" style:name="ce33" style:display-name="ce33">
      <style:table-cell-properties fo:border-bottom="0.91pt solid #3c3c3c"/>
    </style:style>
    <style:style style:family="table-cell" style:name="ce34" style:display-name="ce34">
      <style:table-cell-properties fo:border-left="1.19pt solid #3c3c3c" fo:border-top="1.19pt solid #3c3c3c"/>
    </style:style>
    <style:style style:family="table-cell" style:name="ce35" style:display-name="ce35">
      <style:table-cell-properties fo:border-left="1.19pt solid #3c3c3c" fo:border-bottom="1.19pt solid #3c3c3c"/>
    </style:style>
    <style:style style:family="table-cell" style:name="ce36" style:display-name="ce36">
      <style:table-cell-properties fo:border-left="1.19pt solid #3c3c3c" fo:border-bottom="1.19pt solid #3c3c3c" fo:border-top="1.19pt solid #3c3c3c"/>
    </style:style>
    <style:style style:family="table-cell" style:name="ce37" style:display-name="ce37">
      <style:table-cell-properties fo:border-top="1.19pt solid #3c3c3c"/>
    </style:style>
    <style:style style:family="table-cell" style:name="ce38" style:display-name="ce38">
      <style:table-cell-properties fo:border-bottom="1.19pt solid #3c3c3c"/>
    </style:style>
    <style:style style:family="table-cell" style:name="ce39" style:display-name="ce39">
      <style:table-cell-properties fo:border-bottom="1.19pt solid #3c3c3c" fo:border-top="1.19pt solid #3c3c3c"/>
    </style:style>
    <style:style style:family="table-cell" style:name="ce40" style:display-name="ce40">
      <style:table-cell-properties fo:border-bottom="1.19pt solid #3c3c3c" fo:border-top="1.19pt solid #3c3c3c"/>
    </style:style>
    <style:style style:family="table-cell" style:name="ce41" style:display-name="ce41">
      <style:table-cell-properties fo:border-right="1.19pt solid #3c3c3c" fo:border-top="1.19pt solid #3c3c3c"/>
    </style:style>
    <style:style style:family="table-cell" style:name="ce42" style:display-name="ce42">
      <style:table-cell-properties fo:border-bottom="1.19pt solid #3c3c3c" fo:border-right="1.19pt solid #3c3c3c"/>
    </style:style>
    <style:style style:family="table-cell" style:name="ce43" style:display-name="ce43">
      <style:table-cell-properties fo:border-left="1.19pt solid #3c3c3c" fo:border-bottom="1.19pt solid #3c3c3c" fo:border-right="1.19pt solid #3c3c3c" fo:border-top="1.19pt solid #3c3c3c"/>
      <style:paragraph-properties fo:text-align="center"/>
    </style:style>
    <style:style style:family="table-cell" style:name="ce45" style:display-name="ce45">
      <style:table-cell-properties fo:border-left="0.31pt solid #3c3c3c" fo:border-right="0.31pt solid #3c3c3c"/>
    </style:style>
    <style:style style:family="table-cell" style:name="ce46" style:display-name="ce46">
      <style:table-cell-properties fo:border-right="1.19pt solid #3c3c3c" fo:border-top="1.19pt solid #3c3c3c"/>
    </style:style>
    <style:style style:family="table-cell" style:name="ce47" style:display-name="ce47">
      <style:table-cell-properties fo:border-bottom="1.19pt solid #3c3c3c" fo:border-right="1.19pt solid #3c3c3c"/>
    </style:style>
    <style:style style:family="table-cell" style:name="ce49" style:display-name="ce49">
      <style:text-properties fo:font-weight="None" fo:font-style="None" fo:font-family="Arial Cyr1" fo:font-size="10"/>
      <style:table-cell-properties fo:border-left="0.31pt solid #3c3c3c" fo:border-top="0.91pt solid #3c3c3c"/>
    </style:style>
    <style:style style:family="table-cell" style:name="ce50" style:display-name="ce50">
      <style:text-properties fo:font-weight="None" fo:font-style="None" fo:font-family="Arial Cyr1" fo:font-size="10"/>
      <style:table-cell-properties fo:border-left="0.91pt solid #3c3c3c" fo:border-bottom="0.91pt solid #3c3c3c" fo:border-top="0.91pt solid #3c3c3c"/>
    </style:style>
    <style:style style:family="table-cell" style:name="ce51" style:display-name="ce51">
      <style:table-cell-properties fo:border-left="1.19pt solid #3c3c3c" fo:border-bottom="1.19pt solid #3c3c3c" fo:border-top="1.19pt solid #3c3c3c"/>
    </style:style>
    <style:style style:family="table-cell" style:name="ce52" style:display-name="ce52">
      <style:table-cell-properties fo:border-left="1.19pt solid #3c3c3c" fo:border-bottom="1.19pt solid #3c3c3c" fo:border-right="1.19pt solid #3c3c3c" fo:border-top="1.19pt solid #3c3c3c"/>
      <style:paragraph-properties fo:text-align="center"/>
    </style:style>
    <style:style style:family="table-cell" style:name="ce53" style:display-name="ce53">
      <style:text-properties fo:font-weight="None" fo:font-style="None" fo:font-family="Arial Cyr1" fo:font-size="10"/>
      <style:table-cell-properties fo:border-bottom="0.91pt solid #3c3c3c" fo:border-top="0.91pt solid #3c3c3c"/>
    </style:style>
    <style:style style:family="table-cell" style:name="ce54" style:display-name="ce54">
      <style:text-properties fo:font-weight="None" fo:font-style="None" fo:font-family="Arial Cyr1" fo:font-size="10"/>
      <style:table-cell-properties fo:border-left="0.31pt solid #3c3c3c" fo:border-bottom="0.31pt solid #3c3c3c"/>
    </style:style>
    <style:style style:family="table-cell" style:name="ce55" style:display-name="ce55">
      <style:table-cell-properties fo:border-bottom="1.19pt solid #3c3c3c" fo:border-top="1.19pt solid #3c3c3c"/>
    </style:style>
    <style:style style:family="table-cell" style:name="ce56" style:display-name="ce56">
      <style:table-cell-properties fo:border-bottom="1.19pt solid #3c3c3c" fo:border-right="1.19pt solid #3c3c3c" fo:border-top="1.19pt solid #3c3c3c"/>
    </style:style>
    <style:style style:family="table-cell" style:name="ce58" style:display-name="ce58">
      <style:text-properties fo:font-weight="None" fo:font-style="None" fo:font-family="Arial Cyr1" fo:font-size="10"/>
      <style:table-cell-properties fo:border-bottom="0.31pt solid #3c3c3c"/>
    </style:style>
    <style:style style:family="table-cell" style:name="ce59" style:display-name="ce59">
      <style:text-properties fo:font-weight="None" fo:font-style="None" fo:font-family="Arial Cyr1" fo:font-size="10"/>
      <style:table-cell-properties fo:border-left="0.31pt solid #3c3c3c" fo:border-bottom="0.31pt solid #3c3c3c" fo:border-top="0.31pt solid #3c3c3c"/>
    </style:style>
    <style:style style:family="table-cell" style:name="ce60" style:display-name="ce60">
      <style:text-properties fo:font-weight="None" fo:font-style="None" fo:font-family="Arial Cyr1" fo:font-size="10"/>
      <style:table-cell-properties fo:border-bottom="0.31pt solid #3c3c3c" fo:border-top="0.31pt solid #3c3c3c"/>
    </style:style>
    <style:style style:family="table-cell" style:name="ce61" style:display-name="ce61">
      <style:text-properties fo:font-weight="None" fo:font-style="None" fo:font-family="Arial Cyr1" fo:font-size="10"/>
      <style:table-cell-properties fo:border-bottom="0.91pt solid #3c3c3c" fo:border-right="0.91pt solid #3c3c3c" fo:border-top="0.91pt solid #3c3c3c"/>
    </style:style>
    <style:style style:family="table-cell" style:name="ce62" style:display-name="ce62">
      <style:text-properties fo:font-weight="None" fo:font-style="None" fo:font-family="Arial Cyr1" fo:font-size="10"/>
      <style:table-cell-properties fo:border-bottom="0.31pt solid #3c3c3c" fo:border-right="0.31pt solid #3c3c3c"/>
    </style:style>
    <style:style style:family="table-cell" style:name="ce63" style:display-name="ce63">
      <style:text-properties fo:font-weight="None" fo:font-style="None" fo:font-family="Arial Cyr1" fo:font-size="10"/>
      <style:table-cell-properties fo:border-bottom="0.31pt solid #3c3c3c" fo:border-right="0.31pt solid #3c3c3c" fo:border-top="0.31pt solid #3c3c3c"/>
    </style:style>
    <style:style style:family="table-cell" style:name="ce64" style:display-name="ce64">
      <style:text-properties fo:font-weight="None" fo:font-style="None" fo:font-family="Arial Cyr" fo:font-size="10"/>
      <style:table-cell-properties fo:border-bottom="1.19pt solid #3c3c3c"/>
    </style:style>
    <style:style style:family="table-cell" style:name="ce65" style:display-name="ce65"/>
    <style:style style:family="table-cell" style:name="ce66" style:display-name="ce66">
      <style:text-properties fo:font-weight="None" fo:font-style="None" fo:font-family="Arial Cyr" fo:font-size="10"/>
      <style:table-cell-properties fo:border-bottom="1.19pt solid #3c3c3c"/>
    </style:style>
    <style:style style:family="table-cell" style:name="ce67" style:display-name="ce67">
      <style:text-properties fo:font-weight="None" fo:font-style="None" fo:font-family="Arial Cyr1" fo:font-size="10"/>
      <style:table-cell-properties fo:border-left="0.31pt solid #3c3c3c" fo:border-top="0.91pt solid #3c3c3c"/>
    </style:style>
    <style:style style:family="table-cell" style:name="ce68" style:display-name="ce68">
      <style:text-properties fo:font-weight="None" fo:font-style="None" fo:font-family="Arial Cyr1" fo:font-size="10"/>
      <style:table-cell-properties fo:border-left="0.31pt solid #3c3c3c" fo:border-bottom="0.31pt solid #3c3c3c"/>
    </style:style>
    <style:style style:family="table-cell" style:name="ce69" style:display-name="ce69">
      <style:text-properties fo:font-weight="None" fo:font-style="None" fo:font-family="Arial Cyr1" fo:font-size="10"/>
      <style:table-cell-properties fo:border-left="0.31pt solid #3c3c3c" fo:border-right="0.31pt solid #3c3c3c"/>
    </style:style>
    <style:style style:family="table-cell" style:name="ce70" style:display-name="ce70">
      <style:text-properties fo:font-weight="None" fo:font-style="None" fo:font-family="Arial Cyr1" fo:font-size="10"/>
      <style:table-cell-properties fo:border-left="0.31pt solid #3c3c3c" fo:border-bottom="0.91pt solid #3c3c3c" fo:border-right="0.31pt solid #3c3c3c"/>
    </style:style>
    <style:style style:family="table-cell" style:name="ce71" style:display-name="ce71">
      <style:text-properties fo:font-weight="None" fo:font-style="None" fo:font-family="Arial Cyr1" fo:font-size="10"/>
      <style:table-cell-properties fo:border-left="0.31pt solid #3c3c3c" fo:border-bottom="0.91pt solid #3c3c3c" fo:border-right="0.31pt solid #3c3c3c" fo:border-top="0.91pt solid #3c3c3c"/>
      <style:paragraph-properties fo:text-align="center"/>
    </style:style>
    <style:style style:family="table-cell" style:name="ce72" style:display-name="ce72">
      <style:text-properties fo:font-weight="None" fo:font-style="None" fo:font-family="Arial Cyr1" fo:font-size="10"/>
    </style:style>
    <style:style style:family="table-cell" style:name="ce73" style:display-name="ce73"/>
    <style:style style:family="table-cell" style:name="ce74" style:display-name="ce74">
      <style:text-properties fo:font-weight="None" fo:font-style="None" fo:font-family="Arial Cyr1" fo:font-size="10"/>
      <style:table-cell-properties fo:border-right="0.91pt solid #3c3c3c" fo:border-top="0.91pt solid #3c3c3c"/>
    </style:style>
    <style:style style:family="table-cell" style:name="ce75" style:display-name="ce75">
      <style:text-properties fo:font-weight="None" fo:font-style="None" fo:font-family="Arial Cyr" fo:font-size="10"/>
      <style:table-cell-properties fo:border-bottom="1.19pt solid #3c3c3c" fo:border-right="1.19pt solid #3c3c3c"/>
    </style:style>
    <style:style style:family="table-cell" style:name="ce76" style:display-name="ce76">
      <style:table-cell-properties fo:border-left="1.19pt solid #3c3c3c" fo:border-bottom="1.19pt solid #3c3c3c" fo:border-right="1.19pt solid #3c3c3c" fo:border-top="1.19pt solid #3c3c3c"/>
    </style:style>
    <style:style style:family="table-cell" style:name="ce77" style:display-name="ce77">
      <style:table-cell-properties fo:border-left="1.19pt solid #3c3c3c" fo:border-bottom="1.19pt solid #3c3c3c" fo:border-right="1.19pt solid #3c3c3c" fo:border-top="1.19pt solid #3c3c3c"/>
      <style:paragraph-properties fo:text-align="center"/>
    </style:style>
    <style:style style:family="table-cell" style:name="ce78" style:display-name="ce78">
      <style:table-cell-properties fo:border-left="1.19pt solid #3c3c3c" fo:border-right="1.19pt solid #3c3c3c" fo:border-top="1.19pt solid #3c3c3c"/>
      <style:paragraph-properties fo:text-align="center"/>
    </style:style>
    <style:style style:family="table-cell" style:name="ce79" style:display-name="ce79">
      <style:table-cell-properties fo:border-left="1.19pt solid #3c3c3c" fo:border-bottom="1.19pt solid #3c3c3c" fo:border-right="1.19pt solid #3c3c3c"/>
      <style:paragraph-properties fo:text-align="center"/>
    </style:style>
    <style:style style:family="table-cell" style:name="ce80" style:display-name="ce80">
      <style:paragraph-properties fo:text-align="center"/>
    </style:style>
    <style:style style:family="table-cell" style:name="ce81" style:display-name="ce81">
      <style:text-properties fo:font-weight="None" fo:font-style="None" fo:font-family="Arial Cyr1" fo:font-size="10"/>
      <style:table-cell-properties fo:border-left="0.31pt solid #3c3c3c" fo:border-right="0.91pt solid #3c3c3c" fo:border-top="0.91pt solid #3c3c3c"/>
    </style:style>
    <style:style style:family="table-cell" style:name="ce82" style:display-name="ce82">
      <style:text-properties fo:font-weight="None" fo:font-style="None" fo:font-family="Arial Cyr1" fo:font-size="10"/>
      <style:table-cell-properties fo:border-left="0.31pt solid #3c3c3c" fo:border-right="0.91pt solid #3c3c3c"/>
    </style:style>
    <style:style style:family="table-cell" style:name="ce83" style:display-name="ce83">
      <style:text-properties fo:font-weight="None" fo:font-style="None" fo:font-family="Arial Cyr1" fo:font-size="10"/>
      <style:table-cell-properties fo:border-left="0.31pt solid #3c3c3c" fo:border-bottom="0.91pt solid #3c3c3c" fo:border-right="0.91pt solid #3c3c3c"/>
    </style:style>
    <style:style style:family="table-cell" style:name="ce84" style:display-name="ce84">
      <style:text-properties fo:font-weight="None" fo:font-style="None" fo:font-family="Arial Cyr1" fo:font-size="10"/>
      <style:table-cell-properties fo:border-left="0.31pt solid #3c3c3c" fo:border-bottom="0.91pt solid #3c3c3c" fo:border-right="0.91pt solid #3c3c3c" fo:border-top="0.91pt solid #3c3c3c"/>
      <style:paragraph-properties fo:text-align="center"/>
    </style:style>
    <style:style style:family="table-cell" style:name="ce85" style:display-name="ce85">
      <style:text-properties fo:font-weight="None" fo:font-style="None" fo:font-family="Times New Roman" fo:font-size="16"/>
      <style:table-cell-properties style:vertical-align="middle" fo:wrap-option="wrap"/>
      <style:paragraph-properties style:vertical-align="middle" fo:text-align="center"/>
    </style:style>
    <style:style style:family="table-cell" style:name="ce86" style:display-name="ce86">
      <style:text-properties fo:font-weight="None" fo:font-style="None" fo:font-family="Times New Roman" fo:font-size="10"/>
      <style:table-cell-properties fo:border-right="0.91pt solid #3c3c3c" fo:border-top="0.91pt solid #3c3c3c" fo:border-left="0.91pt solid #3c3c3c" fo:border-bottom="0.91pt solid #3c3c3c" fo:wrap-option="wrap" style:vertical-align="middle"/>
      <style:paragraph-properties style:vertical-align="middle" fo:text-align="center"/>
    </style:style>
    <style:style style:family="table-cell" style:name="ce89" style:display-name="ce89">
      <style:text-properties fo:font-weight="bold" fo:font-style="None" fo:font-family="Arial Cyr" fo:font-size="10"/>
      <style:table-cell-properties fo:border-right="0.91pt solid #3c3c3c" fo:border-top="0.91pt solid #3c3c3c" fo:border-left="0.91pt solid #3c3c3c" fo:border-bottom="0.91pt solid #3c3c3c" fo:wrap-option="wrap" style:vertical-align="middle"/>
      <style:paragraph-properties style:vertical-align="middle" fo:text-align="center"/>
    </style:style>
    <style:style style:family="table-cell" style:name="ce90" style:display-name="ce90">
      <style:text-properties fo:font-weight="None" fo:font-style="None" fo:font-family="Times New Roman" fo:font-size="10"/>
      <style:table-cell-properties fo:border-left="0.91pt solid #3c3c3c" style:vertical-align="middle" fo:wrap-option="wrap" fo:border-top="0.91pt solid #3c3c3c"/>
      <style:paragraph-properties style:vertical-align="middle" fo:text-align="center"/>
    </style:style>
    <style:style style:family="table-cell" style:name="ce91" style:display-name="ce91">
      <style:text-properties fo:font-weight="None" fo:font-style="None" fo:font-family="Times New Roman" fo:font-size="10"/>
      <style:table-cell-properties fo:border-left="0.91pt solid #3c3c3c" style:vertical-align="middle" fo:wrap-option="wrap"/>
      <style:paragraph-properties style:vertical-align="middle" fo:text-align="center"/>
    </style:style>
    <style:style style:family="table-cell" style:name="ce92" style:display-name="ce92">
      <style:text-properties fo:font-weight="None" fo:font-style="None" fo:font-family="Times New Roman" fo:font-size="10"/>
      <style:table-cell-properties fo:border-left="0.91pt solid #3c3c3c" style:vertical-align="middle" fo:border-bottom="0.91pt solid #3c3c3c" fo:border-top="0.31pt solid #3c3c3c"/>
      <style:paragraph-properties style:vertical-align="middle" fo:text-align="center"/>
    </style:style>
    <style:style style:family="table-cell" style:name="ce93" style:display-name="ce93">
      <style:table-cell-properties style:vertical-align="middle"/>
      <style:paragraph-properties style:vertical-align="middle" fo:text-align="center"/>
    </style:style>
    <style:style style:family="table-cell" style:name="ce94" style:display-name="ce94">
      <style:table-cell-properties style:vertical-align="middle"/>
      <style:paragraph-properties style:vertical-align="middle" fo:text-align="start"/>
    </style:style>
    <style:style style:family="table-cell" style:name="ce95" style:display-name="ce95">
      <style:paragraph-properties fo:text-align="center"/>
    </style:style>
    <style:style style:family="table-cell" style:name="ce96" style:display-name="ce96">
      <style:table-cell-properties style:vertical-align="middle" fo:wrap-option="wrap"/>
      <style:paragraph-properties style:vertical-align="middle" fo:text-align="center"/>
    </style:style>
    <style:style style:family="table-cell" style:name="ce97" style:display-name="ce97">
      <style:text-properties fo:font-weight="None" fo:font-style="None" fo:font-family="Times New Roman" fo:font-size="8"/>
      <style:table-cell-properties fo:border-right="0.91pt solid #3c3c3c" fo:border-top="0.91pt solid #3c3c3c" fo:border-left="0.91pt solid #3c3c3c" fo:border-bottom="0.91pt solid #3c3c3c" fo:wrap-option="wrap" style:vertical-align="middle"/>
      <style:paragraph-properties style:vertical-align="middle" fo:text-align="center"/>
    </style:style>
    <style:style style:family="table-cell" style:name="ce100" style:display-name="ce100">
      <style:text-properties fo:font-weight="bold" fo:font-style="None" fo:font-family="Arial Cyr" fo:font-size="10"/>
      <style:table-cell-properties fo:border-bottom="0.91pt solid #3c3c3c" style:vertical-align="middle" fo:wrap-option="wrap" fo:border-top="0.91pt solid #3c3c3c"/>
      <style:paragraph-properties style:vertical-align="middle" fo:text-align="center"/>
    </style:style>
    <style:style style:family="table-cell" style:name="ce101" style:display-name="ce101">
      <style:text-properties fo:font-weight="None" fo:font-style="None" fo:font-family="Times New Roman" fo:font-size="10"/>
      <style:table-cell-properties fo:border-left="0.31pt solid #3c3c3c" style:vertical-align="middle" fo:border-right="0.31pt solid #3c3c3c" fo:wrap-option="wrap" fo:border-top="0.91pt solid #3c3c3c"/>
      <style:paragraph-properties style:vertical-align="middle" fo:text-align="center"/>
    </style:style>
    <style:style style:family="table-cell" style:name="ce102" style:display-name="ce102">
      <style:text-properties fo:font-weight="None" fo:font-style="None" fo:font-family="Times New Roman" fo:font-size="10"/>
      <style:table-cell-properties fo:border-left="0.31pt solid #3c3c3c" style:vertical-align="middle" fo:border-right="0.31pt solid #3c3c3c" fo:wrap-option="wrap"/>
      <style:paragraph-properties style:vertical-align="middle" fo:text-align="center"/>
    </style:style>
    <style:style style:family="table-cell" style:name="ce103" style:display-name="ce103">
      <style:text-properties fo:font-weight="None" fo:font-style="None" fo:font-family="Times New Roman" fo:font-size="10"/>
      <style:table-cell-properties fo:border-left="0.31pt solid #3c3c3c" fo:border-bottom="0.31pt solid #3c3c3c" fo:border-right="0.31pt solid #3c3c3c" fo:wrap-option="wrap" style:vertical-align="middle"/>
      <style:paragraph-properties style:vertical-align="middle" fo:text-align="center"/>
    </style:style>
    <style:style style:family="table-cell" style:name="ce104" style:display-name="ce104">
      <style:text-properties fo:font-weight="None" fo:font-style="None" fo:font-family="Times New Roman" fo:font-size="10"/>
      <style:table-cell-properties fo:border-left="0.31pt solid #3c3c3c" fo:border-bottom="0.91pt solid #3c3c3c" fo:border-right="0.31pt solid #3c3c3c" style:vertical-align="middle" fo:border-top="0.31pt solid #3c3c3c"/>
      <style:paragraph-properties style:vertical-align="middle" fo:text-align="center"/>
    </style:style>
    <style:style style:family="table-cell" style:name="ce106" style:display-name="ce106">
      <style:text-properties fo:font-weight="None" fo:font-style="None" fo:font-family="Times New Roman" fo:font-size="10"/>
      <style:table-cell-properties fo:border-left="0.31pt solid #3c3c3c" style:vertical-align="middle" fo:border-right="0.31pt solid #3c3c3c" fo:wrap-option="wrap" fo:border-top="0.91pt solid #3c3c3c"/>
      <style:paragraph-properties style:vertical-align="middle" fo:text-align="center"/>
    </style:style>
    <style:style style:family="table-cell" style:name="ce107" style:display-name="ce107">
      <style:text-properties fo:font-weight="None" fo:font-style="None" fo:font-family="Times New Roman" fo:font-size="10"/>
      <style:table-cell-properties fo:border-left="0.31pt solid #3c3c3c" style:vertical-align="middle" fo:border-right="0.31pt solid #3c3c3c" fo:wrap-option="wrap"/>
      <style:paragraph-properties style:vertical-align="middle" fo:text-align="center"/>
    </style:style>
    <style:style style:family="table-cell" style:name="ce108" style:display-name="ce108">
      <style:text-properties fo:font-weight="None" fo:font-style="None" fo:font-family="Times New Roman" fo:font-size="10"/>
      <style:table-cell-properties fo:border-left="0.31pt solid #3c3c3c" fo:border-bottom="0.31pt solid #3c3c3c" fo:border-right="0.31pt solid #3c3c3c" fo:wrap-option="wrap" style:vertical-align="middle"/>
      <style:paragraph-properties style:vertical-align="middle" fo:text-align="center"/>
    </style:style>
    <style:style style:family="table-cell" style:name="ce109" style:display-name="ce109">
      <style:text-properties fo:font-weight="None" fo:font-style="None" fo:font-family="Times New Roman" fo:font-size="11"/>
      <style:table-cell-properties style:vertical-align="middle" fo:wrap-option="wrap"/>
      <style:paragraph-properties style:vertical-align="middle"/>
    </style:style>
    <style:style style:family="table-cell" style:name="ce110" style:display-name="ce110">
      <style:text-properties fo:font-weight="None" fo:font-style="None" fo:font-family="Times New Roman" fo:font-size="8"/>
      <style:table-cell-properties fo:border-right="0.91pt solid #3c3c3c" fo:border-top="0.91pt solid #3c3c3c" fo:border-left="0.91pt solid #3c3c3c" fo:border-bottom="0.91pt solid #3c3c3c" fo:wrap-option="wrap" style:vertical-align="top"/>
      <style:paragraph-properties style:vertical-align="top" fo:text-align="center"/>
    </style:style>
    <style:style style:family="table-cell" style:name="ce113" style:display-name="ce113">
      <style:text-properties fo:font-weight="None" fo:font-style="None" fo:font-family="Times New Roman" fo:font-size="10"/>
      <style:table-cell-properties fo:border-left="0.31pt solid #3c3c3c" style:vertical-align="middle" fo:border-right="0.31pt solid #3c3c3c" fo:wrap-option="wrap" fo:border-top="0.91pt solid #3c3c3c"/>
      <style:paragraph-properties style:vertical-align="middle"/>
    </style:style>
    <style:style style:family="table-cell" style:name="ce114" style:display-name="ce114">
      <style:text-properties fo:font-weight="bold" fo:font-style="None" fo:font-family="Times New Roman" fo:font-size="10"/>
      <style:table-cell-properties fo:border-left="0.31pt solid #3c3c3c" style:vertical-align="middle" fo:border-right="0.31pt solid #3c3c3c" fo:wrap-option="wrap"/>
      <style:paragraph-properties style:vertical-align="middle"/>
    </style:style>
    <style:style style:family="table-cell" style:name="ce115" style:display-name="ce115">
      <style:text-properties fo:font-weight="None" fo:font-style="None" fo:font-family="Times New Roman" fo:font-size="10"/>
      <style:table-cell-properties fo:border-left="0.31pt solid #3c3c3c" style:vertical-align="middle" fo:border-right="0.31pt solid #3c3c3c" fo:wrap-option="wrap"/>
      <style:paragraph-properties style:vertical-align="middle"/>
    </style:style>
    <style:style style:family="table-cell" style:name="ce116" style:display-name="ce116">
      <style:text-properties fo:font-weight="None" fo:font-style="None" fo:font-family="Times New Roman" fo:font-size="10"/>
      <style:table-cell-properties fo:border-left="0.31pt solid #3c3c3c" style:vertical-align="middle" fo:border-right="0.31pt solid #3c3c3c"/>
      <style:paragraph-properties style:vertical-align="middle"/>
    </style:style>
    <style:style style:family="table-cell" style:name="ce117" style:display-name="ce117">
      <style:text-properties fo:font-weight="None" fo:font-style="None" fo:font-family="Times New Roman" fo:font-size="10"/>
      <style:table-cell-properties fo:border-left="0.31pt solid #3c3c3c" style:vertical-align="middle" fo:border-right="0.31pt solid #3c3c3c" fo:border-bottom="0.31pt solid #3c3c3c"/>
      <style:paragraph-properties style:vertical-align="middle"/>
    </style:style>
    <style:style style:family="table-cell" style:name="ce118" style:display-name="ce118">
      <style:text-properties fo:font-weight="None" fo:font-style="None" fo:font-family="Times New Roman" fo:font-size="10"/>
      <style:table-cell-properties fo:border-left="0.31pt solid #3c3c3c" fo:border-bottom="0.91pt solid #3c3c3c" fo:border-right="0.31pt solid #3c3c3c" style:vertical-align="middle" fo:border-top="0.31pt solid #3c3c3c"/>
      <style:paragraph-properties style:vertical-align="middle"/>
    </style:style>
    <style:style style:family="table-cell" style:name="ce119" style:display-name="ce119">
      <style:table-cell-properties style:vertical-align="middle"/>
      <style:paragraph-properties style:vertical-align="middle"/>
    </style:style>
    <style:style style:family="table-cell" style:name="ce120" style:display-name="ce120">
      <style:text-properties fo:font-weight="None" fo:font-style="None" fo:font-family="Arial Cyr" fo:font-size="10"/>
      <style:table-cell-properties style:vertical-align="middle"/>
      <style:paragraph-properties style:vertical-align="middle"/>
    </style:style>
    <style:style style:family="table-cell" style:name="ce121" style:display-name="ce121">
      <style:text-properties fo:font-weight="None" fo:font-style="None" fo:font-family="Arial Cyr" fo:font-size="8"/>
      <style:table-cell-properties style:vertical-align="middle"/>
      <style:paragraph-properties style:vertical-align="middle"/>
    </style:style>
    <style:style style:family="table-cell" style:name="ce122" style:display-name="ce122"/>
    <style:style style:family="table-cell" style:name="ce123" style:display-name="ce123">
      <style:text-properties fo:font-weight="None" fo:font-style="None" fo:font-family="Times New Roman" fo:font-size="10"/>
      <style:table-cell-properties fo:border-left="0.31pt solid #3c3c3c" style:vertical-align="middle" fo:border-bottom="0.91pt solid #3c3c3c" fo:border-top="0.31pt solid #3c3c3c"/>
      <style:paragraph-properties style:vertical-align="middle"/>
    </style:style>
    <style:style style:family="table-cell" style:name="ce124" style:display-name="ce124">
      <style:text-properties fo:font-weight="None" fo:font-style="None" fo:font-family="Times New Roman" fo:font-size="8"/>
      <style:table-cell-properties fo:border-left="0.91pt solid #3c3c3c" fo:border-bottom="0.91pt solid #3c3c3c" style:vertical-align="top" fo:wrap-option="wrap" fo:border-top="0.91pt solid #3c3c3c"/>
      <style:paragraph-properties style:vertical-align="top" fo:text-align="center"/>
    </style:style>
    <style:style style:family="table-cell" style:name="ce125" style:display-name="ce125">
      <style:text-properties fo:font-weight="None" fo:font-style="None" fo:font-family="Times New Roman" fo:font-size="10"/>
      <style:table-cell-properties fo:border-left="0.31pt solid #3c3c3c" style:vertical-align="middle" fo:border-bottom="0.91pt solid #3c3c3c" fo:border-top="0.31pt solid #3c3c3c"/>
      <style:paragraph-properties style:vertical-align="middle" fo:text-align="center"/>
    </style:style>
    <style:style style:family="table-cell" style:name="ce126" style:display-name="ce126">
      <style:text-properties fo:font-weight="None" fo:font-style="None" fo:font-family="Times New Roman" fo:font-size="11"/>
      <style:table-cell-properties style:vertical-align="middle" fo:wrap-option="wrap"/>
      <style:paragraph-properties style:vertical-align="middle" fo:text-align="center"/>
    </style:style>
    <style:style style:family="table-cell" style:name="ce128" style:display-name="ce128">
      <style:text-properties fo:font-weight="None" fo:font-style="None" fo:font-family="Arial Cyr" fo:font-size="10"/>
      <style:table-cell-properties style:vertical-align="middle"/>
      <style:paragraph-properties style:vertical-align="middle" fo:text-align="start"/>
    </style:style>
    <style:style style:family="table-cell" style:name="ce129" style:display-name="ce129">
      <style:text-properties fo:font-weight="None" fo:font-style="None" fo:font-family="Times New Roman1" fo:font-size="12"/>
      <style:table-cell-properties fo:border-bottom="0.91pt solid #3c3c3c" style:vertical-align="middle"/>
      <style:paragraph-properties style:vertical-align="middle" fo:text-align="center"/>
    </style:style>
    <style:style style:family="table-cell" style:name="ce131" style:display-name="ce131">
      <style:text-properties fo:font-weight="None" fo:font-style="None" fo:font-family="Times New Roman" fo:font-size="8"/>
      <style:table-cell-properties fo:border-right="0.91pt solid #3c3c3c" fo:border-top="0.91pt solid #3c3c3c" fo:border-left="0.91pt solid #3c3c3c" fo:border-bottom="0.91pt solid #3c3c3c" fo:wrap-option="wrap" style:vertical-align="top"/>
      <style:paragraph-properties style:vertical-align="top" fo:text-align="center"/>
    </style:style>
    <style:style style:family="table-cell" style:name="ce134" style:display-name="ce134">
      <style:text-properties fo:font-weight="None" fo:font-style="None" fo:font-family="Times New Roman" fo:font-size="10"/>
      <style:table-cell-properties fo:border-left="0.31pt solid #3c3c3c" style:vertical-align="middle" fo:wrap-option="wrap" fo:border-top="0.91pt solid #3c3c3c"/>
      <style:paragraph-properties style:vertical-align="middle" fo:text-align="center"/>
    </style:style>
    <style:style style:family="table-cell" style:name="ce135" style:display-name="ce135">
      <style:text-properties fo:font-weight="None" fo:font-style="None" fo:font-family="Times New Roman" fo:font-size="10"/>
      <style:table-cell-properties fo:border-left="0.31pt solid #3c3c3c" style:vertical-align="middle" fo:wrap-option="wrap"/>
      <style:paragraph-properties style:vertical-align="middle" fo:text-align="center"/>
    </style:style>
    <style:style style:family="table-cell" style:name="ce136" style:display-name="ce136">
      <style:text-properties fo:font-weight="None" fo:font-style="None" fo:font-family="Times New Roman" fo:font-size="10"/>
      <style:table-cell-properties fo:border-left="0.31pt solid #3c3c3c" style:vertical-align="middle" fo:wrap-option="wrap" fo:border-bottom="0.31pt solid #3c3c3c"/>
      <style:paragraph-properties style:vertical-align="middle" fo:text-align="center"/>
    </style:style>
    <style:style style:family="table-cell" style:name="ce137" style:display-name="ce137">
      <style:text-properties fo:font-weight="None" fo:font-style="None" fo:font-family="Times New Roman" fo:font-size="10"/>
      <style:table-cell-properties fo:border-left="0.31pt solid #3c3c3c" style:vertical-align="middle" fo:border-right="0.31pt solid #3c3c3c"/>
      <style:paragraph-properties style:vertical-align="middle" fo:text-align="center"/>
    </style:style>
    <style:style style:family="table-cell" style:name="ce138" style:display-name="ce138">
      <style:text-properties fo:font-weight="None" fo:font-style="None" fo:font-family="Times New Roman" fo:font-size="10"/>
      <style:table-cell-properties fo:border-right="0.31pt solid #3c3c3c"/>
      <style:paragraph-properties fo:text-align="center"/>
    </style:style>
    <style:style style:family="table-cell" style:name="ce139" style:display-name="ce139">
      <style:text-properties fo:font-weight="None" fo:font-style="None" fo:font-family="Times New Roman" fo:font-size="10"/>
      <style:table-cell-properties fo:border-left="0.31pt solid #3c3c3c" style:vertical-align="middle" fo:border-right="0.31pt solid #3c3c3c" fo:border-bottom="0.31pt solid #3c3c3c"/>
      <style:paragraph-properties style:vertical-align="middle" fo:text-align="center"/>
    </style:style>
    <style:style style:family="table-cell" style:name="ce140" style:display-name="ce140">
      <style:text-properties fo:font-weight="None" fo:font-style="None" fo:font-family="Times New Roman" fo:font-size="10"/>
      <style:table-cell-properties fo:border-left="0.31pt solid #3c3c3c" style:vertical-align="middle" fo:border-bottom="0.91pt solid #3c3c3c" fo:border-top="0.31pt solid #3c3c3c"/>
      <style:paragraph-properties style:vertical-align="middle" fo:text-align="center"/>
    </style:style>
    <style:style style:family="table-cell" style:name="ce141" style:display-name="ce141">
      <style:text-properties fo:font-weight="None" fo:font-style="None" fo:font-family="Times New Roman" fo:font-size="11"/>
      <style:table-cell-properties style:vertical-align="middle" fo:wrap-option="wrap"/>
      <style:paragraph-properties style:vertical-align="middle" fo:text-align="end"/>
    </style:style>
    <style:style style:family="table-cell" style:name="ce142" style:display-name="ce142">
      <style:text-properties fo:font-weight="None" fo:font-style="None" fo:font-family="Times New Roman" fo:font-size="10"/>
      <style:table-cell-properties fo:border-left="0.31pt solid #3c3c3c" style:vertical-align="middle" fo:border-right="0.31pt solid #3c3c3c" fo:wrap-option="wrap" fo:border-top="0.91pt solid #3c3c3c"/>
      <style:paragraph-properties style:vertical-align="middle" fo:text-align="center"/>
    </style:style>
    <style:style style:family="table-cell" style:name="ce143" style:display-name="ce143">
      <style:text-properties fo:font-weight="bold" fo:font-style="None" fo:font-family="Times New Roman" fo:font-size="10"/>
      <style:table-cell-properties fo:border-left="0.31pt solid #3c3c3c" style:vertical-align="middle" fo:border-right="0.31pt solid #3c3c3c" fo:wrap-option="wrap"/>
      <style:paragraph-properties style:vertical-align="middle" fo:text-align="center"/>
    </style:style>
    <style:style style:family="table-cell" style:name="ce144" style:display-name="ce144">
      <style:text-properties fo:font-weight="None" fo:font-style="None" fo:font-family="Times New Roman" fo:font-size="10"/>
      <style:table-cell-properties fo:border-left="0.31pt solid #3c3c3c" style:vertical-align="middle" fo:border-right="0.31pt solid #3c3c3c" fo:wrap-option="wrap"/>
      <style:paragraph-properties style:vertical-align="middle" fo:text-align="center"/>
    </style:style>
    <style:style style:family="table-cell" style:name="ce145" style:display-name="ce145">
      <style:text-properties fo:font-weight="None" fo:font-style="None" fo:font-family="Times New Roman" fo:font-size="10"/>
      <style:table-cell-properties fo:border-left="0.31pt solid #3c3c3c" fo:border-right="0.31pt solid #3c3c3c"/>
    </style:style>
    <style:style style:family="table-cell" style:name="ce146" style:display-name="ce146">
      <style:text-properties fo:font-weight="None" fo:font-style="None" fo:font-family="Times New Roman" fo:font-size="10"/>
      <style:table-cell-properties fo:border-left="0.31pt solid #3c3c3c" fo:border-bottom="0.31pt solid #3c3c3c" fo:border-right="0.31pt solid #3c3c3c"/>
    </style:style>
    <style:style style:family="table-cell" style:name="ce147" style:display-name="ce147">
      <style:text-properties fo:font-weight="None" fo:font-style="None" fo:font-family="Times New Roman" fo:font-size="10"/>
      <style:table-cell-properties fo:border-left="0.31pt solid #3c3c3c" fo:border-bottom="0.91pt solid #3c3c3c" fo:border-right="0.31pt solid #3c3c3c" fo:border-top="0.31pt solid #3c3c3c"/>
    </style:style>
    <style:style style:family="table-cell" style:name="ce148" style:display-name="ce148">
      <style:text-properties fo:font-weight="None" fo:font-style="None" fo:font-family="Times New Roman" fo:font-size="11"/>
      <style:table-cell-properties fo:border-bottom="0.91pt solid #3c3c3c" style:vertical-align="middle" fo:wrap-option="wrap"/>
      <style:paragraph-properties style:vertical-align="middle" fo:text-align="center"/>
    </style:style>
    <style:style style:family="table-cell" style:name="ce149" style:display-name="ce149">
      <style:text-properties fo:font-weight="None" fo:font-style="None" fo:font-family="Times New Roman" fo:font-size="10"/>
      <style:table-cell-properties fo:border-left="0.31pt solid #3c3c3c" fo:border-bottom="0.91pt solid #3c3c3c" fo:border-top="0.31pt solid #3c3c3c"/>
    </style:style>
    <style:style style:family="table-cell" style:name="ce151" style:display-name="ce151">
      <style:text-properties fo:font-weight="None" fo:font-style="None" fo:font-family="Times New Roman" fo:font-size="10"/>
      <style:table-cell-properties fo:border-left="0.31pt solid #3c3c3c" fo:border-bottom="0.91pt solid #3c3c3c" fo:border-top="0.31pt solid #3c3c3c"/>
      <style:paragraph-properties fo:text-align="center"/>
    </style:style>
    <style:style style:family="table-cell" style:name="ce152" style:display-name="ce152">
      <style:text-properties fo:font-weight="None" fo:font-style="None" fo:font-family="Times New Roman" fo:font-size="10"/>
      <style:table-cell-properties fo:border-left="0.31pt solid #3c3c3c" fo:border-bottom="0.31pt solid #3c3c3c" fo:border-right="0.31pt solid #3c3c3c" fo:wrap-option="wrap" style:vertical-align="middle"/>
      <style:paragraph-properties style:vertical-align="middle" fo:text-align="center"/>
    </style:style>
    <style:style style:family="table-cell" style:name="ce153" style:display-name="ce153">
      <style:text-properties fo:font-weight="None" fo:font-style="None" fo:font-family="Times New Roman" fo:font-size="10"/>
      <style:table-cell-properties fo:border-left="0.31pt solid #3c3c3c" fo:border-bottom="0.91pt solid #3c3c3c" fo:border-right="0.31pt solid #3c3c3c" fo:border-top="0.31pt solid #3c3c3c"/>
      <style:paragraph-properties fo:text-align="center"/>
    </style:style>
    <style:style style:family="table-cell" style:name="ce154" style:display-name="ce154">
      <style:text-properties fo:font-weight="None" fo:font-style="None" fo:font-family="Times New Roman" fo:font-size="10"/>
      <style:table-cell-properties style:vertical-align="middle" fo:wrap-option="wrap"/>
      <style:paragraph-properties style:vertical-align="middle" fo:text-align="center"/>
    </style:style>
    <style:style style:family="table-cell" style:name="ce155" style:display-name="ce155">
      <style:text-properties fo:font-weight="None" fo:font-style="None" fo:font-family="Times New Roman" fo:font-size="11"/>
      <style:table-cell-properties fo:border-bottom="0.91pt solid #3c3c3c" style:vertical-align="middle"/>
      <style:paragraph-properties style:vertical-align="middle" fo:text-align="center"/>
    </style:style>
    <style:style style:family="table-cell" style:name="ce156" style:display-name="ce156">
      <style:text-properties fo:font-weight="bold" fo:font-style="None" fo:font-family="Times New Roman" fo:font-size="10"/>
      <style:table-cell-properties fo:border-left="0.31pt solid #3c3c3c" style:vertical-align="middle" fo:border-right="0.31pt solid #3c3c3c" fo:wrap-option="wrap"/>
      <style:paragraph-properties style:vertical-align="middle" fo:text-align="center"/>
    </style:style>
    <style:style style:family="table-cell" style:name="ce157" style:display-name="ce157">
      <style:text-properties fo:font-weight="bold" fo:font-style="None" fo:font-family="Arial Cyr" fo:font-size="10"/>
      <style:table-cell-properties fo:border-bottom="0.91pt solid #3c3c3c" style:vertical-align="middle" fo:border-right="0.91pt solid #3c3c3c" fo:wrap-option="wrap" fo:border-top="0.91pt solid #3c3c3c"/>
      <style:paragraph-properties style:vertical-align="middle" fo:text-align="center"/>
    </style:style>
    <style:style style:family="table-cell" style:name="ce158" style:display-name="ce158">
      <style:text-properties fo:font-weight="None" fo:font-style="None" fo:font-family="Times New Roman" fo:font-size="10"/>
      <style:table-cell-properties fo:border-left="0.31pt solid #3c3c3c" style:vertical-align="middle" fo:border-right="0.91pt solid #3c3c3c" fo:wrap-option="wrap" fo:border-top="0.91pt solid #3c3c3c"/>
      <style:paragraph-properties style:vertical-align="middle" fo:text-align="center"/>
    </style:style>
    <style:style style:family="table-cell" style:name="ce159" style:display-name="ce159">
      <style:text-properties fo:font-weight="None" fo:font-style="None" fo:font-family="Times New Roman" fo:font-size="10"/>
      <style:table-cell-properties fo:border-left="0.31pt solid #3c3c3c" style:vertical-align="middle" fo:border-right="0.91pt solid #3c3c3c" fo:wrap-option="wrap"/>
      <style:paragraph-properties style:vertical-align="middle" fo:text-align="center"/>
    </style:style>
    <style:style style:family="table-cell" style:name="ce160" style:display-name="ce160">
      <style:text-properties fo:font-weight="None" fo:font-style="None" fo:font-family="Times New Roman" fo:font-size="10"/>
      <style:table-cell-properties fo:border-left="0.31pt solid #3c3c3c" fo:border-bottom="0.31pt solid #3c3c3c" fo:border-right="0.91pt solid #3c3c3c" fo:wrap-option="wrap" style:vertical-align="middle"/>
      <style:paragraph-properties style:vertical-align="middle" fo:text-align="center"/>
    </style:style>
    <style:style style:family="table-cell" style:name="ce161" style:display-name="ce161">
      <style:text-properties fo:font-weight="None" fo:font-style="None" fo:font-family="Times New Roman" fo:font-size="10"/>
      <style:table-cell-properties fo:border-left="0.31pt solid #3c3c3c" fo:border-bottom="0.91pt solid #3c3c3c" fo:border-right="0.91pt solid #3c3c3c" fo:border-top="0.31pt solid #3c3c3c"/>
      <style:paragraph-properties fo:text-align="center"/>
    </style:style>
    <style:style style:family="table-cell" style:name="ce162" style:display-name="ce162">
      <style:text-properties fo:font-weight="bold" fo:font-style="None" fo:font-family="Times New Roman" fo:font-size="11"/>
      <style:table-cell-properties style:vertical-align="middle" fo:wrap-option="wrap"/>
      <style:paragraph-properties style:vertical-align="middle" fo:text-align="center"/>
    </style:style>
    <style:style style:family="table-cell" style:name="ce163" style:display-name="ce163">
      <style:text-properties fo:font-weight="None" fo:font-style="None" fo:font-family="Times New Roman" fo:font-size="11"/>
      <style:table-cell-properties style:vertical-align="middle" fo:wrap-option="wrap"/>
      <style:paragraph-properties style:vertical-align="middle" fo:text-align="center"/>
    </style:style>
    <style:style style:family="table-cell" style:name="ce164" style:display-name="ce164">
      <style:text-properties fo:font-weight="bold" fo:font-style="None" fo:font-family="Times New Roman" fo:font-size="11"/>
      <style:table-cell-properties style:vertical-align="middle" fo:wrap-option="wrap"/>
      <style:paragraph-properties style:vertical-align="middle" fo:text-align="center"/>
    </style:style>
    <style:style style:family="table-cell" style:name="ce165" style:display-name="ce165">
      <style:text-properties fo:font-weight="None" fo:font-style="None" fo:font-family="Times New Roman" fo:font-size="10"/>
      <style:table-cell-properties style:vertical-align="middle" fo:wrap-option="wrap"/>
      <style:paragraph-properties style:vertical-align="middle" fo:text-align="center"/>
    </style:style>
    <style:style style:family="table-cell" style:name="ce166" style:display-name="ce166">
      <style:text-properties fo:font-weight="bold" fo:font-style="None" fo:font-family="Times New Roman" fo:font-size="10"/>
      <style:table-cell-properties style:vertical-align="middle" fo:wrap-option="wrap"/>
      <style:paragraph-properties style:vertical-align="middle" fo:text-align="center"/>
    </style:style>
    <style:style style:family="table-cell" style:name="ce167" style:display-name="ce167">
      <style:text-properties fo:font-weight="None" fo:font-style="None" fo:font-family="Times New Roman" fo:font-size="10"/>
      <style:table-cell-properties style:vertical-align="middle" fo:wrap-option="wrap"/>
      <style:paragraph-properties style:vertical-align="middle" fo:text-align="center"/>
    </style:style>
    <style:style style:family="table-cell" style:name="ce168" style:display-name="ce168">
      <style:text-properties fo:font-weight="bold" fo:font-style="None" fo:font-family="Times New Roman" fo:font-size="10"/>
      <style:table-cell-properties style:vertical-align="middle" fo:wrap-option="wrap"/>
      <style:paragraph-properties style:vertical-align="middle" fo:text-align="center"/>
    </style:style>
    <style:style style:family="table-cell" style:name="ce169" style:display-name="ce169">
      <style:text-properties fo:font-weight="None" fo:font-style="None" fo:font-family="Times New Roman" fo:font-size="10"/>
    </style:style>
    <style:style style:family="table-cell" style:name="ce170" style:display-name="ce170">
      <style:text-properties fo:font-weight="bold" fo:font-style="None" fo:font-family="Times New Roman" fo:font-size="10"/>
      <style:table-cell-properties style:vertical-align="middle" fo:wrap-option="wrap"/>
      <style:paragraph-properties style:vertical-align="middle" fo:text-align="center"/>
    </style:style>
    <style:style style:family="table-cell" style:name="ce171" style:display-name="ce171">
      <style:text-properties fo:font-weight="None" fo:font-style="None" fo:font-family="Times New Roman" fo:font-size="10"/>
      <style:table-cell-properties style:vertical-align="middle" fo:wrap-option="wrap"/>
      <style:paragraph-properties style:vertical-align="middle" fo:text-align="center"/>
    </style:style>
    <style:style style:family="table-cell" style:name="ce172" style:display-name="ce172">
      <style:text-properties fo:font-weight="bold" fo:font-style="None" fo:font-family="Times New Roman" fo:font-size="10"/>
      <style:table-cell-properties style:vertical-align="middle" fo:wrap-option="wrap"/>
      <style:paragraph-properties style:vertical-align="middle" fo:text-align="center"/>
    </style:style>
    <style:style style:family="table-cell" style:name="ce173" style:display-name="ce173">
      <style:text-properties fo:font-weight="None" fo:font-style="None" fo:font-family="Times New Roman" fo:font-size="10"/>
      <style:table-cell-properties style:vertical-align="middle"/>
      <style:paragraph-properties style:vertical-align="middle" fo:text-align="center"/>
    </style:style>
    <style:style style:family="table-cell" style:name="ce174" style:display-name="ce174">
      <style:text-properties fo:font-weight="None" fo:font-style="None" fo:font-family="Times New Roman" fo:font-size="11"/>
      <style:table-cell-properties style:vertical-align="middle" fo:wrap-option="wrap"/>
      <style:paragraph-properties style:vertical-align="middle" fo:text-align="center"/>
    </style:style>
    <style:style style:family="table-cell" style:name="ce175" style:display-name="ce175">
      <style:text-properties fo:font-weight="bold" fo:font-style="None" fo:font-family="Times New Roman" fo:font-size="11"/>
      <style:table-cell-properties style:vertical-align="middle" fo:wrap-option="wrap"/>
      <style:paragraph-properties style:vertical-align="middle" fo:text-align="center"/>
    </style:style>
    <style:style style:family="table-cell" style:name="ce176" style:display-name="ce176">
      <style:text-properties fo:font-weight="bold" fo:font-style="None" fo:font-family="Times New Roman" fo:font-size="10"/>
      <style:table-cell-properties style:vertical-align="middle" fo:wrap-option="wrap"/>
      <style:paragraph-properties style:vertical-align="middle" fo:text-align="center"/>
    </style:style>
    <style:style style:family="table-cell" style:name="ce177" style:display-name="ce177">
      <style:text-properties fo:font-weight="None" fo:font-style="None" fo:font-family="Times New Roman" fo:font-size="12"/>
      <style:table-cell-properties style:vertical-align="middle"/>
      <style:paragraph-properties style:vertical-align="middle" fo:text-align="center"/>
    </style:style>
    <style:style style:family="table-cell" style:name="ce178" style:display-name="ce178">
      <style:text-properties fo:font-weight="None" fo:font-style="None" fo:font-family="Times New Roman1" fo:font-size="10"/>
      <style:table-cell-properties style:vertical-align="middle"/>
      <style:paragraph-properties style:vertical-align="middle" fo:text-align="center"/>
    </style:style>
    <style:style style:family="table-cell" style:name="ce179" style:display-name="ce179">
      <style:text-properties fo:font-weight="None" fo:font-style="None" fo:font-family="Times New Roman" fo:font-size="10"/>
      <style:table-cell-properties style:vertical-align="middle"/>
      <style:paragraph-properties style:vertical-align="middle" fo:text-align="center"/>
    </style:style>
    <style:style style:family="table-cell" style:name="ce180" style:display-name="ce180">
      <style:text-properties fo:font-weight="None" fo:font-style="None" fo:font-family="Times New Roman1" fo:font-size="10"/>
      <style:table-cell-properties style:vertical-align="middle"/>
      <style:paragraph-properties style:vertical-align="middle" fo:text-align="center"/>
    </style:style>
    <style:style style:family="table-column" style:name="7175b190f4996429e3134b9dc18e38ee" style:display-name="7175b190f4996429e3134b9dc18e38ee">
      <style:table-column-properties fo:break-before="auto" style:column-width="2007.04"/>
    </style:style>
    <style:style style:family="table-column" style:name="e4ea5e7fbc54e9ab6b02e2de0a2ac44b" style:display-name="e4ea5e7fbc54e9ab6b02e2de0a2ac44b">
      <style:table-column-properties fo:break-before="auto" style:column-width="1472.94"/>
    </style:style>
    <style:style style:family="table-column" style:name="9f61a378ace0e72809b6f3bd390108f2" style:display-name="9f61a378ace0e72809b6f3bd390108f2">
      <style:table-column-properties fo:break-before="auto" style:column-width="8058.54"/>
    </style:style>
    <style:style style:family="table-column" style:name="aea33690f0e3d69b4281c30e753e5259" style:display-name="aea33690f0e3d69b4281c30e753e5259">
      <style:table-column-properties fo:break-before="auto" style:column-width="1472.94"/>
    </style:style>
    <style:style style:family="table-column" style:name="9ae72a5e144b3067236b901f27892caa" style:display-name="9ae72a5e144b3067236b901f27892caa">
      <style:table-column-properties fo:break-before="auto" style:column-width="1033.9"/>
    </style:style>
    <style:style style:family="table-column" style:name="941aa54b7fbea34737ec6d1eed5f454b" style:display-name="941aa54b7fbea34737ec6d1eed5f454b">
      <style:table-column-properties fo:break-before="auto" style:column-width="1472.94"/>
    </style:style>
    <style:style style:family="table-column" style:name="0745ce79114dca81921f62a76ef2b071" style:display-name="0745ce79114dca81921f62a76ef2b071">
      <style:table-column-properties fo:break-before="auto" style:column-width="1033.9"/>
    </style:style>
    <style:style style:family="table-column" style:name="cb8d2a0b5f84cb9020763a112cd21545" style:display-name="cb8d2a0b5f84cb9020763a112cd21545">
      <style:table-column-properties fo:break-before="auto" style:column-width="1911.98"/>
    </style:style>
    <style:style style:family="table-column" style:name="e87d4763bffc9a4301b4269f81df681b" style:display-name="e87d4763bffc9a4301b4269f81df681b">
      <style:table-column-properties fo:break-before="auto" style:column-width="1033.9"/>
    </style:style>
    <style:style style:family="table-column" style:name="d5baf7ebe66ded20d477668e0bec6d36" style:display-name="d5baf7ebe66ded20d477668e0bec6d36">
      <style:table-column-properties fo:break-before="auto" style:column-width="1348.48"/>
    </style:style>
    <style:style style:family="table-column" style:name="20b8893cab1672556a9bf4a581127745" style:display-name="20b8893cab1672556a9bf4a581127745">
      <style:table-column-properties fo:break-before="auto" style:column-width="1033.9"/>
    </style:style>
    <style:style style:family="table-column" style:name="0dc967301b7c8a76a21edd5876e85a83" style:display-name="0dc967301b7c8a76a21edd5876e85a83">
      <style:table-column-properties fo:break-before="auto" style:column-width="1033.9"/>
    </style:style>
    <style:style style:family="table-column" style:name="9806d11d18b832258d9928ccc805fc33" style:display-name="9806d11d18b832258d9928ccc805fc33">
      <style:table-column-properties fo:break-before="auto" style:column-width="1441.58"/>
    </style:style>
    <style:style style:family="table-column" style:name="f8389b7968785dcdb853aa0a65cc0b6e" style:display-name="f8389b7968785dcdb853aa0a65cc0b6e">
      <style:table-column-properties fo:break-before="auto" style:column-width="1472.94"/>
    </style:style>
    <style:style style:family="table-column" style:name="6616e57774fbe13f3e369c438b562229" style:display-name="6616e57774fbe13f3e369c438b562229">
      <style:table-column-properties fo:break-before="auto" style:column-width="2446.08"/>
    </style:style>
    <style:style style:family="table-column" style:name="8731463323ddce926673cdf1a1426e6b" style:display-name="8731463323ddce926673cdf1a1426e6b">
      <style:table-column-properties fo:break-before="auto" style:column-width="1987.44"/>
    </style:style>
    <style:style style:family="table-column" style:name="d3f7e5135c247694de6f3876d0965314" style:display-name="d3f7e5135c247694de6f3876d0965314">
      <style:table-column-properties fo:break-before="auto" style:column-width="1987.44"/>
    </style:style>
    <style:style style:family="table-row" style:name="d630d51d44949902a296fdb88d6bd213" style:display-name="d630d51d44949902a296fdb88d6bd213">
      <style:table-row-properties fo:break-before="auto" style:row-height="441.0"/>
    </style:style>
    <style:style style:family="table-row" style:name="3c05d00702b89281c5b90866426fe63c" style:display-name="3c05d00702b89281c5b90866426fe63c">
      <style:table-row-properties fo:break-before="auto" style:row-height="441.0"/>
    </style:style>
    <style:style style:family="table-row" style:name="7e1bb3572e713bd8bbd53aa68f4c03e8" style:display-name="7e1bb3572e713bd8bbd53aa68f4c03e8">
      <style:table-row-properties fo:break-before="auto" style:row-height="441.0"/>
    </style:style>
    <style:style style:family="table-row" style:name="74213b0d4ba693ce368ca3574ea537d2" style:display-name="74213b0d4ba693ce368ca3574ea537d2">
      <style:table-row-properties fo:break-before="auto" style:row-height="466.48"/>
    </style:style>
    <style:style style:family="table-row" style:name="f424b2c4c5509de218358c3bc2359434" style:display-name="f424b2c4c5509de218358c3bc2359434">
      <style:table-row-properties fo:break-before="auto" style:row-height="492.94"/>
    </style:style>
    <style:style style:family="table-row" style:name="5d699c21438dd0e623d8627a6a2972ef" style:display-name="5d699c21438dd0e623d8627a6a2972ef">
      <style:table-row-properties fo:break-before="auto" style:row-height="492.94"/>
    </style:style>
    <style:style style:family="table-row" style:name="c52074cfb0f9507a6cfe4c9c6bc16744" style:display-name="c52074cfb0f9507a6cfe4c9c6bc16744">
      <style:table-row-properties fo:break-before="auto" style:row-height="959.42"/>
    </style:style>
    <style:style style:family="table-row" style:name="ff404611d7f513324b0d626b8b7cb6f8" style:display-name="ff404611d7f513324b0d626b8b7cb6f8">
      <style:table-row-properties fo:break-before="auto" style:row-height="466.48"/>
    </style:style>
    <style:style style:family="table-row" style:name="2ff110cc8fcdd9ddc4d05f556c39b14a" style:display-name="2ff110cc8fcdd9ddc4d05f556c39b14a">
      <style:table-row-properties fo:break-before="auto" style:row-height="647.78"/>
    </style:style>
    <style:style style:family="table-row" style:name="fff5b31b2894c648040bd7ec593d1a22" style:display-name="fff5b31b2894c648040bd7ec593d1a22">
      <style:table-row-properties fo:break-before="auto" style:row-height="466.48"/>
    </style:style>
    <style:style style:family="table-row" style:name="6ab1aa68701aa3ea859e955b45a9fddc" style:display-name="6ab1aa68701aa3ea859e955b45a9fddc">
      <style:table-row-properties fo:break-before="auto" style:row-height="466.48"/>
    </style:style>
    <style:style style:family="table-row" style:name="d5bfbcbeb79893c4aed5d03497eb994c" style:display-name="d5bfbcbeb79893c4aed5d03497eb994c">
      <style:table-row-properties fo:break-before="auto" style:row-height="492.94"/>
    </style:style>
    <style:style style:family="table-row" style:name="b5412182a21d7725c604837e1cfe4bf4" style:display-name="b5412182a21d7725c604837e1cfe4bf4">
      <style:table-row-properties fo:break-before="auto" style:row-height="492.94"/>
    </style:style>
    <style:style style:family="table-row" style:name="8f46fe8776f299fb1f8acccdd14f5166" style:display-name="8f46fe8776f299fb1f8acccdd14f5166">
      <style:table-row-properties fo:break-before="auto" style:row-height="1270.08"/>
    </style:style>
    <style:style style:family="table-row" style:name="bebab5d5466a3148975f7100755485d6" style:display-name="bebab5d5466a3148975f7100755485d6">
      <style:table-row-properties fo:break-before="auto" style:row-height="1244.6"/>
    </style:style>
    <style:style style:family="table-row" style:name="91f085625f5045268cf9f90270c00835" style:display-name="91f085625f5045268cf9f90270c00835">
      <style:table-row-properties fo:break-before="auto" style:row-height="466.48"/>
    </style:style>
    <style:style style:family="table-row" style:name="d4107cf35925b0563836b51650403a46" style:display-name="d4107cf35925b0563836b51650403a46">
      <style:table-row-properties fo:break-before="auto" style:row-height="466.48"/>
    </style:style>
    <style:style style:family="table-row" style:name="d0ce4b82e95afb9b7285d23dd25bc814" style:display-name="d0ce4b82e95afb9b7285d23dd25bc814">
      <style:table-row-properties fo:break-before="auto" style:row-height="441.0"/>
    </style:style>
    <style:style style:family="table-row" style:name="9c72fc7f5db2d35a2afcaa2cb6515ca5" style:display-name="9c72fc7f5db2d35a2afcaa2cb6515ca5">
      <style:table-row-properties fo:break-before="auto" style:row-height="441.0"/>
    </style:style>
    <style:style style:family="table-row" style:name="2a6e78e7d67bc1b424b2042d5f701ed6" style:display-name="2a6e78e7d67bc1b424b2042d5f701ed6">
      <style:table-row-properties fo:break-before="auto" style:row-height="441.0"/>
    </style:style>
    <style:style style:family="table-row" style:name="4956717cea9516980f4d560553d69dc4" style:display-name="4956717cea9516980f4d560553d69dc4">
      <style:table-row-properties fo:break-before="auto" style:row-height="441.0"/>
    </style:style>
    <style:style style:family="table-row" style:name="53aac3d53645b7b89c3777e012e38976" style:display-name="53aac3d53645b7b89c3777e012e38976">
      <style:table-row-properties fo:break-before="auto" style:row-height="441.0"/>
    </style:style>
    <style:style style:family="table-row" style:name="250da123b9d6281fb84a77450445ceb5" style:display-name="250da123b9d6281fb84a77450445ceb5">
      <style:table-row-properties fo:break-before="auto" style:row-height="441.0"/>
    </style:style>
    <style:style style:family="table-row" style:name="35274b0fb38e8cd80aeacb08d8b2bce3" style:display-name="35274b0fb38e8cd80aeacb08d8b2bce3">
      <style:table-row-properties fo:break-before="auto" style:row-height="441.0"/>
    </style:style>
    <style:style style:family="table-row" style:name="7df6fbb7c48f385e77fc16b77b7b574f" style:display-name="7df6fbb7c48f385e77fc16b77b7b574f">
      <style:table-row-properties fo:break-before="auto" style:row-height="441.0"/>
    </style:style>
    <style:style style:family="table-row" style:name="2727633f8023fe4e37a658841e66fde6" style:display-name="2727633f8023fe4e37a658841e66fde6">
      <style:table-row-properties fo:break-before="auto" style:row-height="441.0"/>
    </style:style>
    <style:style style:family="table-row" style:name="2b207cc871de42aa65601b588447fea3" style:display-name="2b207cc871de42aa65601b588447fea3">
      <style:table-row-properties fo:break-before="auto" style:row-height="466.48"/>
    </style:style>
    <style:style style:family="table-row" style:name="96e251a7cb5090a98e91b1f7bcf13830" style:display-name="96e251a7cb5090a98e91b1f7bcf13830">
      <style:table-row-properties fo:break-before="auto" style:row-height="466.48"/>
    </style:style>
    <style:style style:family="table-row" style:name="b4528108b9c93b23686c02b9511bb041" style:display-name="b4528108b9c93b23686c02b9511bb041">
      <style:table-row-properties fo:break-before="auto" style:row-height="622.3"/>
    </style:style>
    <style:style style:family="table-row" style:name="f1af0cfe7bbf871bc291f65813f6b4b8" style:display-name="f1af0cfe7bbf871bc291f65813f6b4b8">
      <style:table-row-properties fo:break-before="auto" style:row-height="622.3"/>
    </style:style>
    <style:style style:family="table-row" style:name="fbaad1657bc9cbb6fbd45eef695a15f2" style:display-name="fbaad1657bc9cbb6fbd45eef695a15f2">
      <style:table-row-properties fo:break-before="auto" style:row-height="622.3"/>
    </style:style>
    <style:style style:family="table-row" style:name="03369cb00d15129c4a23df2034b72dd1" style:display-name="03369cb00d15129c4a23df2034b72dd1">
      <style:table-row-properties fo:break-before="auto" style:row-height="622.3"/>
    </style:style>
    <style:style style:family="table-row" style:name="02d6b65403f23e2b2c24a41d5dbd9d97" style:display-name="02d6b65403f23e2b2c24a41d5dbd9d97">
      <style:table-row-properties fo:break-before="auto" style:row-height="622.3"/>
    </style:style>
    <style:style style:family="table-row" style:name="03ab2d9014565b59d010fb9eaa867fe9" style:display-name="03ab2d9014565b59d010fb9eaa867fe9">
      <style:table-row-properties fo:break-before="auto" style:row-height="622.3"/>
    </style:style>
    <style:style style:family="table-row" style:name="835399e500bac3cfcc1f6eedae241c77" style:display-name="835399e500bac3cfcc1f6eedae241c77">
      <style:table-row-properties fo:break-before="auto" style:row-height="622.3"/>
    </style:style>
    <style:style style:family="table-row" style:name="eeafd0ca8a621e877fc97eb160b3f1c7" style:display-name="eeafd0ca8a621e877fc97eb160b3f1c7">
      <style:table-row-properties fo:break-before="auto" style:row-height="622.3"/>
    </style:style>
    <style:style style:family="table-row" style:name="155b666ee1c314adf7d1b688ab2b8dd7" style:display-name="155b666ee1c314adf7d1b688ab2b8dd7">
      <style:table-row-properties fo:break-before="auto" style:row-height="622.3"/>
    </style:style>
    <style:style style:family="table-row" style:name="b7c87bc4468253b907d15064f5bc880f" style:display-name="b7c87bc4468253b907d15064f5bc880f">
      <style:table-row-properties fo:break-before="auto" style:row-height="622.3"/>
    </style:style>
    <style:style style:family="table-row" style:name="eb870a941200d8d5d2b852885bd3ef51" style:display-name="eb870a941200d8d5d2b852885bd3ef51">
      <style:table-row-properties fo:break-before="auto" style:row-height="622.3"/>
    </style:style>
    <style:style style:family="table-row" style:name="11067fa3ca5a56ac79bc039d2791305d" style:display-name="11067fa3ca5a56ac79bc039d2791305d">
      <style:table-row-properties fo:break-before="auto" style:row-height="622.3"/>
    </style:style>
    <style:style style:family="table-row" style:name="edf9cdc256025f107a73b5674aacfaee" style:display-name="edf9cdc256025f107a73b5674aacfaee">
      <style:table-row-properties fo:break-before="auto" style:row-height="622.3"/>
    </style:style>
    <style:style style:family="table-row" style:name="187367c28ede3a0050682664340ac93f" style:display-name="187367c28ede3a0050682664340ac93f">
      <style:table-row-properties fo:break-before="auto" style:row-height="622.3"/>
    </style:style>
    <style:style style:family="table-row" style:name="49e17f6e24915fb2ab31fa954faccd8d" style:display-name="49e17f6e24915fb2ab31fa954faccd8d">
      <style:table-row-properties fo:break-before="auto" style:row-height="622.3"/>
    </style:style>
    <style:style style:family="table-row" style:name="0979fbbba6cfa2a84838b42ab8cf6925" style:display-name="0979fbbba6cfa2a84838b42ab8cf6925">
      <style:table-row-properties fo:break-before="auto" style:row-height="622.3"/>
    </style:style>
    <style:style style:family="table-row" style:name="7c4e6db4844a524b27933478171377e2" style:display-name="7c4e6db4844a524b27933478171377e2">
      <style:table-row-properties fo:break-before="auto" style:row-height="622.3"/>
    </style:style>
    <style:style style:family="table-row" style:name="9f3ddc941248a8241e3d714bf8d696b0" style:display-name="9f3ddc941248a8241e3d714bf8d696b0">
      <style:table-row-properties fo:break-before="auto" style:row-height="622.3"/>
    </style:style>
    <style:style style:family="table-row" style:name="bcc13152165178d394d1232e9833192c" style:display-name="bcc13152165178d394d1232e9833192c">
      <style:table-row-properties fo:break-before="auto" style:row-height="622.3"/>
    </style:style>
    <style:style style:family="table-row" style:name="16f473ee13bc4bb073a592e5bbe5e26a" style:display-name="16f473ee13bc4bb073a592e5bbe5e26a">
      <style:table-row-properties fo:break-before="auto" style:row-height="622.3"/>
    </style:style>
    <style:style style:family="table-row" style:name="6f5927c20194b959ba795bf7b3974130" style:display-name="6f5927c20194b959ba795bf7b3974130">
      <style:table-row-properties fo:break-before="auto" style:row-height="622.3"/>
    </style:style>
    <style:style style:family="table-row" style:name="9ce08fba34ea453b1a27bc9140eb4f60" style:display-name="9ce08fba34ea453b1a27bc9140eb4f60">
      <style:table-row-properties fo:break-before="auto" style:row-height="622.3"/>
    </style:style>
    <style:style style:family="table-row" style:name="8b4b6b6c8b47cf62b5922554491284fc" style:display-name="8b4b6b6c8b47cf62b5922554491284fc">
      <style:table-row-properties fo:break-before="auto" style:row-height="622.3"/>
    </style:style>
    <style:style style:family="table-row" style:name="776240a222edfb5fe88bc86693ed9fbe" style:display-name="776240a222edfb5fe88bc86693ed9fbe">
      <style:table-row-properties fo:break-before="auto" style:row-height="622.3"/>
    </style:style>
    <style:style style:family="table-row" style:name="c7fdae181a85ff00345fb55469200dc9" style:display-name="c7fdae181a85ff00345fb55469200dc9">
      <style:table-row-properties fo:break-before="auto" style:row-height="622.3"/>
    </style:style>
    <style:style style:family="table-row" style:name="0c83158e7a859ab715c4604473239687" style:display-name="0c83158e7a859ab715c4604473239687">
      <style:table-row-properties fo:break-before="auto" style:row-height="622.3"/>
    </style:style>
    <style:style style:family="table-row" style:name="9851326a8784905abcab4497a4ca79f8" style:display-name="9851326a8784905abcab4497a4ca79f8">
      <style:table-row-properties fo:break-before="auto" style:row-height="622.3"/>
    </style:style>
    <style:style style:family="table-row" style:name="74df6e3dbee66251cf6a80e55bcc27b1" style:display-name="74df6e3dbee66251cf6a80e55bcc27b1">
      <style:table-row-properties fo:break-before="auto" style:row-height="622.3"/>
    </style:style>
    <style:style style:family="table-row" style:name="23de3fb0531ec131fa9a0e1bb9b7a392" style:display-name="23de3fb0531ec131fa9a0e1bb9b7a392">
      <style:table-row-properties fo:break-before="auto" style:row-height="622.3"/>
    </style:style>
    <style:style style:family="table-row" style:name="f73fe2566d347322d41a1c2ca0b5a4e0" style:display-name="f73fe2566d347322d41a1c2ca0b5a4e0">
      <style:table-row-properties fo:break-before="auto" style:row-height="622.3"/>
    </style:style>
    <style:style style:family="table-row" style:name="1c4a9a6197dac41cdbacf54d1db32282" style:display-name="1c4a9a6197dac41cdbacf54d1db32282">
      <style:table-row-properties fo:break-before="auto" style:row-height="622.3"/>
    </style:style>
    <style:style style:family="table-row" style:name="20f35cafa21bf09b8f023c03f86e0ad1" style:display-name="20f35cafa21bf09b8f023c03f86e0ad1">
      <style:table-row-properties fo:break-before="auto" style:row-height="622.3"/>
    </style:style>
    <style:style style:family="table-row" style:name="fc5bc1a3b2037ec51f9816c2ad770f10" style:display-name="fc5bc1a3b2037ec51f9816c2ad770f10">
      <style:table-row-properties fo:break-before="auto" style:row-height="622.3"/>
    </style:style>
    <style:style style:family="table-row" style:name="44c6bb1a3756b8377f995fe1d33fdd9d" style:display-name="44c6bb1a3756b8377f995fe1d33fdd9d">
      <style:table-row-properties fo:break-before="auto" style:row-height="622.3"/>
    </style:style>
    <style:style style:family="table-row" style:name="6ba4fe929cd5851e345350daeacd2835" style:display-name="6ba4fe929cd5851e345350daeacd2835">
      <style:table-row-properties fo:break-before="auto" style:row-height="622.3"/>
    </style:style>
    <style:style style:family="table-row" style:name="bba012713e5fe79d693eb750d5fb0b60" style:display-name="bba012713e5fe79d693eb750d5fb0b60">
      <style:table-row-properties fo:break-before="auto" style:row-height="622.3"/>
    </style:style>
    <style:style style:family="table-row" style:name="4ed058d9ae4ed7ebd2324b2b217ac524" style:display-name="4ed058d9ae4ed7ebd2324b2b217ac524">
      <style:table-row-properties fo:break-before="auto" style:row-height="622.3"/>
    </style:style>
    <style:style style:family="table-row" style:name="2f66ee11a6d451deedb60fbc1f4292e2" style:display-name="2f66ee11a6d451deedb60fbc1f4292e2">
      <style:table-row-properties fo:break-before="auto" style:row-height="622.3"/>
    </style:style>
    <style:style style:family="table-row" style:name="04f189d434a649f3498ef45928a439ea" style:display-name="04f189d434a649f3498ef45928a439ea">
      <style:table-row-properties fo:break-before="auto" style:row-height="622.3"/>
    </style:style>
    <style:style style:family="table-row" style:name="a0b188cd42c3ea9e96de2b9870b1fc15" style:display-name="a0b188cd42c3ea9e96de2b9870b1fc15">
      <style:table-row-properties fo:break-before="auto" style:row-height="622.3"/>
    </style:style>
    <style:style style:family="table-row" style:name="1711f8c0266276e57d478e7b11993f03" style:display-name="1711f8c0266276e57d478e7b11993f03">
      <style:table-row-properties fo:break-before="auto" style:row-height="622.3"/>
    </style:style>
    <style:style style:family="table-row" style:name="0d0b0272e8315858e5cf1c8f33ad7feb" style:display-name="0d0b0272e8315858e5cf1c8f33ad7feb">
      <style:table-row-properties fo:break-before="auto" style:row-height="622.3"/>
    </style:style>
    <style:style style:family="table-row" style:name="5c287eeb2eeda8e19664aaf0c34558c9" style:display-name="5c287eeb2eeda8e19664aaf0c34558c9">
      <style:table-row-properties fo:break-before="auto" style:row-height="622.3"/>
    </style:style>
    <style:style style:family="table-row" style:name="1e319d1b7fee65e8ad045f6a6536c313" style:display-name="1e319d1b7fee65e8ad045f6a6536c313">
      <style:table-row-properties fo:break-before="auto" style:row-height="622.3"/>
    </style:style>
    <style:style style:family="table-row" style:name="b621a4a81d1a828e219be507a0554e6a" style:display-name="b621a4a81d1a828e219be507a0554e6a">
      <style:table-row-properties fo:break-before="auto" style:row-height="622.3"/>
    </style:style>
    <style:style style:family="table-row" style:name="65b964fc83e5273174e0f4702656d1b2" style:display-name="65b964fc83e5273174e0f4702656d1b2">
      <style:table-row-properties fo:break-before="auto" style:row-height="622.3"/>
    </style:style>
    <style:style style:family="table-row" style:name="316c90dfa570b4eb8f3882378ee2081a" style:display-name="316c90dfa570b4eb8f3882378ee2081a">
      <style:table-row-properties fo:break-before="auto" style:row-height="622.3"/>
    </style:style>
    <style:style style:family="table-row" style:name="f8d47b2b3189f0b3eac7c5a8b91c264b" style:display-name="f8d47b2b3189f0b3eac7c5a8b91c264b">
      <style:table-row-properties fo:break-before="auto" style:row-height="622.3"/>
    </style:style>
    <style:style style:family="table-row" style:name="4d7a6a90d3b900d9a8db8e84a5eeb8a9" style:display-name="4d7a6a90d3b900d9a8db8e84a5eeb8a9">
      <style:table-row-properties fo:break-before="auto" style:row-height="622.3"/>
    </style:style>
    <style:style style:family="table-row" style:name="3cbd39e6897b0273ca185afaeb8fc965" style:display-name="3cbd39e6897b0273ca185afaeb8fc965">
      <style:table-row-properties fo:break-before="auto" style:row-height="622.3"/>
    </style:style>
    <style:style style:family="table-row" style:name="a910611faa3b068f074d15f98fc120aa" style:display-name="a910611faa3b068f074d15f98fc120aa">
      <style:table-row-properties fo:break-before="auto" style:row-height="622.3"/>
    </style:style>
    <style:style style:family="table-row" style:name="d01384dfc8ae420ac3b6f86d4d7590aa" style:display-name="d01384dfc8ae420ac3b6f86d4d7590aa">
      <style:table-row-properties fo:break-before="auto" style:row-height="622.3"/>
    </style:style>
    <style:style style:family="table-row" style:name="a8282cd243a5c53a95ba2068b45e0848" style:display-name="a8282cd243a5c53a95ba2068b45e0848">
      <style:table-row-properties fo:break-before="auto" style:row-height="622.3"/>
    </style:style>
    <style:style style:family="table-row" style:name="bc0d071c0a3c3b7fd5726b3e3b422a25" style:display-name="bc0d071c0a3c3b7fd5726b3e3b422a25">
      <style:table-row-properties fo:break-before="auto" style:row-height="622.3"/>
    </style:style>
    <style:style style:family="table-row" style:name="c98e625499d4a20053164fa68e11469f" style:display-name="c98e625499d4a20053164fa68e11469f">
      <style:table-row-properties fo:break-before="auto" style:row-height="622.3"/>
    </style:style>
    <style:style style:family="table-row" style:name="032e4481ff31c07af96c3014f7c02974" style:display-name="032e4481ff31c07af96c3014f7c02974">
      <style:table-row-properties fo:break-before="auto" style:row-height="622.3"/>
    </style:style>
    <style:style style:family="table-row" style:name="f69ee123a2a6ea7ea74821be87c3642a" style:display-name="f69ee123a2a6ea7ea74821be87c3642a">
      <style:table-row-properties fo:break-before="auto" style:row-height="622.3"/>
    </style:style>
    <style:style style:family="table-row" style:name="72974099f5717b2c3d27a0a2812534ac" style:display-name="72974099f5717b2c3d27a0a2812534ac">
      <style:table-row-properties fo:break-before="auto" style:row-height="622.3"/>
    </style:style>
    <style:style style:family="table-row" style:name="9d0105b434e7fb0b0189eb8b4d1ec36a" style:display-name="9d0105b434e7fb0b0189eb8b4d1ec36a">
      <style:table-row-properties fo:break-before="auto" style:row-height="622.3"/>
    </style:style>
    <style:style style:family="table-row" style:name="3a11162e254dbc2dbffb599ae816f483" style:display-name="3a11162e254dbc2dbffb599ae816f483">
      <style:table-row-properties fo:break-before="auto" style:row-height="622.3"/>
    </style:style>
    <style:style style:family="table-row" style:name="6dd25d8d6969069a8785a18ddf394e10" style:display-name="6dd25d8d6969069a8785a18ddf394e10">
      <style:table-row-properties fo:break-before="auto" style:row-height="622.3"/>
    </style:style>
    <style:style style:family="table-row" style:name="4f2f6f471a4484f923aaac0ea2e90d45" style:display-name="4f2f6f471a4484f923aaac0ea2e90d45">
      <style:table-row-properties fo:break-before="auto" style:row-height="622.3"/>
    </style:style>
    <style:style style:family="table-row" style:name="24979ce38ea8dea5096755975d6629a4" style:display-name="24979ce38ea8dea5096755975d6629a4">
      <style:table-row-properties fo:break-before="auto" style:row-height="622.3"/>
    </style:style>
    <style:style style:family="table-row" style:name="5c0d89533b791a5f747b92e984461ab4" style:display-name="5c0d89533b791a5f747b92e984461ab4">
      <style:table-row-properties fo:break-before="auto" style:row-height="622.3"/>
    </style:style>
    <style:style style:family="table-row" style:name="baeafb4f8cbd31262fcee8785b4c6c23" style:display-name="baeafb4f8cbd31262fcee8785b4c6c23">
      <style:table-row-properties fo:break-before="auto" style:row-height="622.3"/>
    </style:style>
    <style:style style:family="table-row" style:name="1e8e659a9b8456ebecc06b0a6cc1f731" style:display-name="1e8e659a9b8456ebecc06b0a6cc1f731">
      <style:table-row-properties fo:break-before="auto" style:row-height="622.3"/>
    </style:style>
    <style:style style:family="table-row" style:name="4ab5de997e53147331cda0548afeff48" style:display-name="4ab5de997e53147331cda0548afeff48">
      <style:table-row-properties fo:break-before="auto" style:row-height="622.3"/>
    </style:style>
    <style:style style:family="table-row" style:name="408096e4c80f16190a32cbd614943f4a" style:display-name="408096e4c80f16190a32cbd614943f4a">
      <style:table-row-properties fo:break-before="auto" style:row-height="622.3"/>
    </style:style>
    <style:style style:family="table-row" style:name="ab2378ebc783774de9dcc7fd9421ebda" style:display-name="ab2378ebc783774de9dcc7fd9421ebda">
      <style:table-row-properties fo:break-before="auto" style:row-height="622.3"/>
    </style:style>
    <style:style style:family="table-row" style:name="777c202eeddc9c7112f03c27ba97049e" style:display-name="777c202eeddc9c7112f03c27ba97049e">
      <style:table-row-properties fo:break-before="auto" style:row-height="622.3"/>
    </style:style>
    <style:style style:family="table-row" style:name="5e5c3b26f64ba977e1dbdf0d334f8da9" style:display-name="5e5c3b26f64ba977e1dbdf0d334f8da9">
      <style:table-row-properties fo:break-before="auto" style:row-height="622.3"/>
    </style:style>
    <style:style style:family="table-row" style:name="5ef8f0b0c4832eb8831547f9efb2bbc0" style:display-name="5ef8f0b0c4832eb8831547f9efb2bbc0">
      <style:table-row-properties fo:break-before="auto" style:row-height="622.3"/>
    </style:style>
    <style:style style:family="table-row" style:name="fcb467c15c92514f0094130f44a317d3" style:display-name="fcb467c15c92514f0094130f44a317d3">
      <style:table-row-properties fo:break-before="auto" style:row-height="622.3"/>
    </style:style>
    <style:style style:family="table-row" style:name="3d370d7f5536084a4ce071a4e1dd202e" style:display-name="3d370d7f5536084a4ce071a4e1dd202e">
      <style:table-row-properties fo:break-before="auto" style:row-height="622.3"/>
    </style:style>
    <style:style style:family="table-row" style:name="ba9a93118872a0a32096e432026d61ea" style:display-name="ba9a93118872a0a32096e432026d61ea">
      <style:table-row-properties fo:break-before="auto" style:row-height="441.0"/>
    </style:style>
    <style:style style:family="table-row" style:name="b40b9b386066f455a0c82b5a9fb4efc1" style:display-name="b40b9b386066f455a0c82b5a9fb4efc1">
      <style:table-row-properties fo:break-before="auto" style:row-height="441.0"/>
    </style:style>
    <style:style style:family="table-column" style:name="88770827083d1575fa8fa17b32dc5769" style:display-name="88770827083d1575fa8fa17b32dc5769">
      <style:table-column-properties fo:break-before="auto" style:column-width="1987.44"/>
    </style:style>
    <style:style style:family="table-row" style:name="18a468fdc80e90a6f6ed6b9e411b9944" style:display-name="18a468fdc80e90a6f6ed6b9e411b9944">
      <style:table-row-properties fo:break-before="auto" style:row-height="441.0"/>
    </style:style>
    <style:style style:family="table-column" style:name="88fb88e24c363df9ad0b2d9898d23687" style:display-name="88fb88e24c363df9ad0b2d9898d23687">
      <style:table-column-properties fo:break-before="auto" style:column-width="1987.44"/>
    </style:style>
    <style:style style:family="table-row" style:name="7192811781370d6c7541f5b773a5e3a7" style:display-name="7192811781370d6c7541f5b773a5e3a7">
      <style:table-row-properties fo:break-before="auto" style:row-height="441.0"/>
    </style:style>
    <style:style style:family="table-column" style:name="1245a4edf2b7fa7aa00880f7b064bb42" style:display-name="1245a4edf2b7fa7aa00880f7b064bb42">
      <style:table-column-properties fo:break-before="auto" style:column-width="1222.06"/>
    </style:style>
    <style:style style:family="table-column" style:name="147d9939d61bc1e70cbd8ca06fb0be41" style:display-name="147d9939d61bc1e70cbd8ca06fb0be41">
      <style:table-column-properties fo:break-before="auto" style:column-width="1348.48"/>
    </style:style>
    <style:style style:family="table-column" style:name="62c23e0fd9db1016974d20e006598a9f" style:display-name="62c23e0fd9db1016974d20e006598a9f">
      <style:table-column-properties fo:break-before="auto" style:column-width="1505.28"/>
    </style:style>
    <style:style style:family="table-column" style:name="032893cbc75fee25a0238d0be6ef76f5" style:display-name="032893cbc75fee25a0238d0be6ef76f5">
      <style:table-column-properties fo:break-before="auto" style:column-width="2288.3"/>
    </style:style>
    <style:style style:family="table-column" style:name="ce3ef5fb9c1dbc6a8e09fc088990e765" style:display-name="ce3ef5fb9c1dbc6a8e09fc088990e765">
      <style:table-column-properties fo:break-before="auto" style:column-width="2727.34"/>
    </style:style>
    <style:style style:family="table-column" style:name="301e101ab350802ca80cdb1d30bacfeb" style:display-name="301e101ab350802ca80cdb1d30bacfeb">
      <style:table-column-properties fo:break-before="auto" style:column-width="2007.04"/>
    </style:style>
    <style:style style:family="table-column" style:name="7f6d0eb4c9b0bce39148a265d364bc90" style:display-name="7f6d0eb4c9b0bce39148a265d364bc90">
      <style:table-column-properties fo:break-before="auto" style:column-width="2007.04"/>
    </style:style>
    <style:style style:family="table-column" style:name="992115ce7bd0d4e4eaa64acf2c2f5ddd" style:display-name="992115ce7bd0d4e4eaa64acf2c2f5ddd">
      <style:table-column-properties fo:break-before="auto" style:column-width="2822.4"/>
    </style:style>
    <style:style style:family="table-column" style:name="792e0d1c2925c37247ae9ec322d50021" style:display-name="792e0d1c2925c37247ae9ec322d50021">
      <style:table-column-properties fo:break-before="auto" style:column-width="2007.04"/>
    </style:style>
    <style:style style:family="table-column" style:name="f12ee54e29d69434a236c9faaa020458" style:display-name="f12ee54e29d69434a236c9faaa020458">
      <style:table-column-properties fo:break-before="auto" style:column-width="1724.8"/>
    </style:style>
    <style:style style:family="table-column" style:name="250db28f5f818b4044b8b78c9cd11f3b" style:display-name="250db28f5f818b4044b8b78c9cd11f3b">
      <style:table-column-properties fo:break-before="auto" style:column-width="2288.3"/>
    </style:style>
    <style:style style:family="table-column" style:name="73b1a3b0536ca62579d601a8682db7f1" style:display-name="73b1a3b0536ca62579d601a8682db7f1">
      <style:table-column-properties fo:break-before="auto" style:column-width="2007.04"/>
    </style:style>
    <style:style style:family="table-column" style:name="1e3ca8eff75bcfef50fc39ff83e8c558" style:display-name="1e3ca8eff75bcfef50fc39ff83e8c558">
      <style:table-column-properties fo:break-before="auto" style:column-width="1787.52"/>
    </style:style>
    <style:style style:family="table-column" style:name="248fc2160714675707622e11214cbccf" style:display-name="248fc2160714675707622e11214cbccf">
      <style:table-column-properties fo:break-before="auto" style:column-width="1629.74"/>
    </style:style>
    <style:style style:family="table-column" style:name="d705eead7d03a0ccdecafe9c2a8cb4fb" style:display-name="d705eead7d03a0ccdecafe9c2a8cb4fb">
      <style:table-column-properties fo:break-before="auto" style:column-width="1724.8"/>
    </style:style>
    <style:style style:family="table-column" style:name="e4a5545400c47eb1700bdeb642e2f8df" style:display-name="e4a5545400c47eb1700bdeb642e2f8df">
      <style:table-column-properties fo:break-before="auto" style:column-width="2131.5"/>
    </style:style>
    <style:style style:family="table-column" style:name="9972d729ba894c4589286f8eeefcda8c" style:display-name="9972d729ba894c4589286f8eeefcda8c">
      <style:table-column-properties fo:break-before="auto" style:column-width="1692.46"/>
    </style:style>
    <style:style style:family="table-column" style:name="23ed146f9eecb69957fec003709e697e" style:display-name="23ed146f9eecb69957fec003709e697e">
      <style:table-column-properties fo:break-before="auto" style:column-width="2007.04"/>
    </style:style>
    <style:style style:family="table-column" style:name="038e743a9d827c0af987848891302d72" style:display-name="038e743a9d827c0af987848891302d72">
      <style:table-column-properties fo:break-before="auto" style:column-width="2226.56"/>
    </style:style>
    <style:style style:family="table-column" style:name="d9a970c6a3ce74b362003efdbf83a65a" style:display-name="d9a970c6a3ce74b362003efdbf83a65a">
      <style:table-column-properties fo:break-before="auto" style:column-width="2288.3"/>
    </style:style>
    <style:style style:family="table-column" style:name="bb85a400d97c68f4756f181e67612fba" style:display-name="bb85a400d97c68f4756f181e67612fba">
      <style:table-column-properties fo:break-before="auto" style:column-width="2007.04"/>
    </style:style>
    <style:style style:family="table-column" style:name="0485bcc732d3447778600cbe16a3bfde" style:display-name="0485bcc732d3447778600cbe16a3bfde">
      <style:table-column-properties fo:break-before="auto" style:column-width="2007.04"/>
    </style:style>
    <style:style style:family="table-row" style:name="cafd82e51f0186d3e2fb61dfe2c680ce" style:display-name="cafd82e51f0186d3e2fb61dfe2c680ce">
      <style:table-row-properties fo:break-before="auto" style:row-height="803.6"/>
    </style:style>
    <style:style style:family="table-row" style:name="e2215ae100b8f31d1099c29bb34d0e62" style:display-name="e2215ae100b8f31d1099c29bb34d0e62">
      <style:table-row-properties fo:break-before="auto" style:row-height="674.24"/>
    </style:style>
    <style:style style:family="table-row" style:name="f77a513493afbc8bc5e6ea62347bdbf9" style:display-name="f77a513493afbc8bc5e6ea62347bdbf9">
      <style:table-row-properties fo:break-before="auto" style:row-height="1219.12"/>
    </style:style>
    <style:style style:family="table-row" style:name="97bd5d8d845d00bced422ff2c97f62e4" style:display-name="97bd5d8d845d00bced422ff2c97f62e4">
      <style:table-row-properties fo:break-before="auto" style:row-height="1270.08"/>
    </style:style>
    <style:style style:family="table-row" style:name="18946e5668e6e69685815eed025a48af" style:display-name="18946e5668e6e69685815eed025a48af">
      <style:table-row-properties fo:break-before="auto" style:row-height="1167.18"/>
    </style:style>
    <style:style style:family="table-row" style:name="b343afd89ea7db9775f0c12ff719252f" style:display-name="b343afd89ea7db9775f0c12ff719252f">
      <style:table-row-properties fo:break-before="auto" style:row-height="492.94"/>
    </style:style>
    <style:style style:family="table-row" style:name="d29f62220ec95ee3192f509548d09f5e" style:display-name="d29f62220ec95ee3192f509548d09f5e">
      <style:table-row-properties fo:break-before="auto" style:row-height="487.06"/>
    </style:style>
    <style:style style:family="table-row" style:name="388dca02125d7f44f26a7a8835a40073" style:display-name="388dca02125d7f44f26a7a8835a40073">
      <style:table-row-properties fo:break-before="auto" style:row-height="487.06"/>
    </style:style>
    <style:style style:family="table-row" style:name="899aa10f7fbd7b7a32c2b15dc7f07ea0" style:display-name="899aa10f7fbd7b7a32c2b15dc7f07ea0">
      <style:table-row-properties fo:break-before="auto" style:row-height="487.06"/>
    </style:style>
    <style:style style:family="table-row" style:name="ac8a4022090ea68be0e68112bb8c9bbd" style:display-name="ac8a4022090ea68be0e68112bb8c9bbd">
      <style:table-row-properties fo:break-before="auto" style:row-height="487.06"/>
    </style:style>
    <style:style style:family="table-row" style:name="a6d7ac4824f150a4b87fb47c6456b170" style:display-name="a6d7ac4824f150a4b87fb47c6456b170">
      <style:table-row-properties fo:break-before="auto" style:row-height="487.06"/>
    </style:style>
    <style:style style:family="table-row" style:name="cd5684c8b2ef70e490c0e453c6c95cf6" style:display-name="cd5684c8b2ef70e490c0e453c6c95cf6">
      <style:table-row-properties fo:break-before="auto" style:row-height="487.06"/>
    </style:style>
    <style:style style:family="table-row" style:name="63121829e0455c4a0f488f8a1e75b0d6" style:display-name="63121829e0455c4a0f488f8a1e75b0d6">
      <style:table-row-properties fo:break-before="auto" style:row-height="487.06"/>
    </style:style>
    <style:style style:family="table-row" style:name="9f16a9c05a587bd7f93dcbb155806f92" style:display-name="9f16a9c05a587bd7f93dcbb155806f92">
      <style:table-row-properties fo:break-before="auto" style:row-height="487.06"/>
    </style:style>
    <style:style style:family="table-row" style:name="ca1d8187ba296cb01f02417e8929e760" style:display-name="ca1d8187ba296cb01f02417e8929e760">
      <style:table-row-properties fo:break-before="auto" style:row-height="487.06"/>
    </style:style>
    <style:style style:family="table-row" style:name="761ccbb12fe625b51d6df4e7b9f305b0" style:display-name="761ccbb12fe625b51d6df4e7b9f305b0">
      <style:table-row-properties fo:break-before="auto" style:row-height="487.06"/>
    </style:style>
    <style:style style:family="table-row" style:name="d894ab0d27a1686c24426ab0f2f58282" style:display-name="d894ab0d27a1686c24426ab0f2f58282">
      <style:table-row-properties fo:break-before="auto" style:row-height="487.06"/>
    </style:style>
    <style:style style:family="table-row" style:name="a6b64fb3f17068ea74010e16b8b4b1df" style:display-name="a6b64fb3f17068ea74010e16b8b4b1df">
      <style:table-row-properties fo:break-before="auto" style:row-height="487.06"/>
    </style:style>
    <style:style style:family="table-row" style:name="16a8f5b0dce1452d77b6a3f7ac3f1f44" style:display-name="16a8f5b0dce1452d77b6a3f7ac3f1f44">
      <style:table-row-properties fo:break-before="auto" style:row-height="487.06"/>
    </style:style>
    <style:style style:family="table-row" style:name="d85393231065be21c61d830105b65894" style:display-name="d85393231065be21c61d830105b65894">
      <style:table-row-properties fo:break-before="auto" style:row-height="487.06"/>
    </style:style>
    <style:style style:family="table-row" style:name="988646ac10c36e3183975d9b2a1cb5e3" style:display-name="988646ac10c36e3183975d9b2a1cb5e3">
      <style:table-row-properties fo:break-before="auto" style:row-height="487.06"/>
    </style:style>
    <style:style style:family="table-row" style:name="53496e85a5870805768d8bcba6ec8ae0" style:display-name="53496e85a5870805768d8bcba6ec8ae0">
      <style:table-row-properties fo:break-before="auto" style:row-height="487.06"/>
    </style:style>
    <style:style style:family="table-row" style:name="2f0204181d711cd7bd2de46fb440c2bf" style:display-name="2f0204181d711cd7bd2de46fb440c2bf">
      <style:table-row-properties fo:break-before="auto" style:row-height="487.06"/>
    </style:style>
    <style:style style:family="table-row" style:name="03b933254b0e6adbf93886e78f2a09b3" style:display-name="03b933254b0e6adbf93886e78f2a09b3">
      <style:table-row-properties fo:break-before="auto" style:row-height="487.06"/>
    </style:style>
    <style:style style:family="table-row" style:name="4f252a9500330e656cc8ec579287efdc" style:display-name="4f252a9500330e656cc8ec579287efdc">
      <style:table-row-properties fo:break-before="auto" style:row-height="487.06"/>
    </style:style>
    <style:style style:family="table-row" style:name="2ba45f97dcd50de59941a612274401a4" style:display-name="2ba45f97dcd50de59941a612274401a4">
      <style:table-row-properties fo:break-before="auto" style:row-height="487.06"/>
    </style:style>
    <style:style style:family="table-row" style:name="decadbbe53bd267c6a11cfa04da7080c" style:display-name="decadbbe53bd267c6a11cfa04da7080c">
      <style:table-row-properties fo:break-before="auto" style:row-height="487.06"/>
    </style:style>
    <style:style style:family="table-row" style:name="86fc20d9914742a5088f7bf34db1f5d0" style:display-name="86fc20d9914742a5088f7bf34db1f5d0">
      <style:table-row-properties fo:break-before="auto" style:row-height="487.06"/>
    </style:style>
    <style:style style:family="table-row" style:name="bd42977eebcb8eb2ec48d80ad2c7976f" style:display-name="bd42977eebcb8eb2ec48d80ad2c7976f">
      <style:table-row-properties fo:break-before="auto" style:row-height="487.06"/>
    </style:style>
    <style:style style:family="table-row" style:name="e370ba1df52f8a8ba8c6d8b56b82ae91" style:display-name="e370ba1df52f8a8ba8c6d8b56b82ae91">
      <style:table-row-properties fo:break-before="auto" style:row-height="487.06"/>
    </style:style>
    <style:style style:family="table-row" style:name="3a0e996d16e2decbe1e5a0492d39640e" style:display-name="3a0e996d16e2decbe1e5a0492d39640e">
      <style:table-row-properties fo:break-before="auto" style:row-height="487.06"/>
    </style:style>
    <style:style style:family="table-row" style:name="01383334db7f010dc5210264bd8e3d5b" style:display-name="01383334db7f010dc5210264bd8e3d5b">
      <style:table-row-properties fo:break-before="auto" style:row-height="487.06"/>
    </style:style>
    <style:style style:family="table-row" style:name="a0cbcf5573b8f332ed9bbc9b122ae703" style:display-name="a0cbcf5573b8f332ed9bbc9b122ae703">
      <style:table-row-properties fo:break-before="auto" style:row-height="487.06"/>
    </style:style>
    <style:style style:family="table-row" style:name="62414d2cc676e7ac29ecc9a274e86fbc" style:display-name="62414d2cc676e7ac29ecc9a274e86fbc">
      <style:table-row-properties fo:break-before="auto" style:row-height="487.06"/>
    </style:style>
    <style:style style:family="table-row" style:name="8b5637db99236ac23debc5e52b52855a" style:display-name="8b5637db99236ac23debc5e52b52855a">
      <style:table-row-properties fo:break-before="auto" style:row-height="487.06"/>
    </style:style>
    <style:style style:family="table-row" style:name="ee194e51a0104f623b11e6220fcbec98" style:display-name="ee194e51a0104f623b11e6220fcbec98">
      <style:table-row-properties fo:break-before="auto" style:row-height="487.06"/>
    </style:style>
    <style:style style:family="table-row" style:name="4c02f3db10d6d1cc6c399fec0c2bd486" style:display-name="4c02f3db10d6d1cc6c399fec0c2bd486">
      <style:table-row-properties fo:break-before="auto" style:row-height="487.06"/>
    </style:style>
    <style:style style:family="table-row" style:name="7474510043ebbbfc4441471321e43983" style:display-name="7474510043ebbbfc4441471321e43983">
      <style:table-row-properties fo:break-before="auto" style:row-height="487.06"/>
    </style:style>
    <style:style style:family="table-row" style:name="8488143ad7860975827c8d19ec525a76" style:display-name="8488143ad7860975827c8d19ec525a76">
      <style:table-row-properties fo:break-before="auto" style:row-height="441.0"/>
    </style:style>
    <style:style style:family="table-row" style:name="e3be32b740f01236b4296952c1ee0969" style:display-name="e3be32b740f01236b4296952c1ee0969">
      <style:table-row-properties fo:break-before="auto" style:row-height="441.0"/>
    </style:style>
    <style:style style:family="table-row" style:name="76df0d029ed194bcd323b194461c23b8" style:display-name="76df0d029ed194bcd323b194461c23b8">
      <style:table-row-properties fo:break-before="auto" style:row-height="441.0"/>
    </style:style>
    <style:style style:family="table-row" style:name="dadb05edd0d6e5c8469a9daf1d251b47" style:display-name="dadb05edd0d6e5c8469a9daf1d251b47">
      <style:table-row-properties fo:break-before="auto" style:row-height="441.0"/>
    </style:style>
    <style:style style:family="table-row" style:name="4c1f0836550dafb3e7b481d57f22158b" style:display-name="4c1f0836550dafb3e7b481d57f22158b">
      <style:table-row-properties fo:break-before="auto" style:row-height="441.0"/>
    </style:style>
    <style:style style:family="table-row" style:name="5d4eafaf4f405505c5c88bfdade2641a" style:display-name="5d4eafaf4f405505c5c88bfdade2641a">
      <style:table-row-properties fo:break-before="auto" style:row-height="441.0"/>
    </style:style>
    <style:style style:family="table-row" style:name="3504415ea2d895e80cdb0cdc173b4ea6" style:display-name="3504415ea2d895e80cdb0cdc173b4ea6">
      <style:table-row-properties fo:break-before="auto" style:row-height="441.0"/>
    </style:style>
    <style:style style:family="table-row" style:name="62f16de64dc22f036a1d43fc64f0e91e" style:display-name="62f16de64dc22f036a1d43fc64f0e91e">
      <style:table-row-properties fo:break-before="auto" style:row-height="441.0"/>
    </style:style>
    <style:style style:family="table-row" style:name="6e87b10c34addb865a2471d6f3ec8b84" style:display-name="6e87b10c34addb865a2471d6f3ec8b84">
      <style:table-row-properties fo:break-before="auto" style:row-height="441.0"/>
    </style:style>
    <style:style style:family="table-row" style:name="ee114070f7fc401e4a621c7ce292e041" style:display-name="ee114070f7fc401e4a621c7ce292e041">
      <style:table-row-properties fo:break-before="auto" style:row-height="441.0"/>
    </style:style>
    <style:style style:family="table-row" style:name="699d06fd937fc6f0d6b377811e052ecb" style:display-name="699d06fd937fc6f0d6b377811e052ecb">
      <style:table-row-properties fo:break-before="auto" style:row-height="441.0"/>
    </style:style>
    <style:style style:family="table-row" style:name="4e3d68a3a7f7ca6e997beb133e34be4a" style:display-name="4e3d68a3a7f7ca6e997beb133e34be4a">
      <style:table-row-properties fo:break-before="auto" style:row-height="441.0"/>
    </style:style>
    <style:style style:family="table-row" style:name="9de9cae35fa6c38102f7f7fadb68c075" style:display-name="9de9cae35fa6c38102f7f7fadb68c075">
      <style:table-row-properties fo:break-before="auto" style:row-height="441.0"/>
    </style:style>
    <style:style style:family="table-row" style:name="40405c69c1484275bfb56f79634b32df" style:display-name="40405c69c1484275bfb56f79634b32df">
      <style:table-row-properties fo:break-before="auto" style:row-height="441.0"/>
    </style:style>
    <style:style style:family="table-row" style:name="7645a632c34705dfa3dff20a95344212" style:display-name="7645a632c34705dfa3dff20a95344212">
      <style:table-row-properties fo:break-before="auto" style:row-height="441.0"/>
    </style:style>
    <style:style style:family="table-row" style:name="ee0ee056e0db41dba367816e3e7e963a" style:display-name="ee0ee056e0db41dba367816e3e7e963a">
      <style:table-row-properties fo:break-before="auto" style:row-height="441.0"/>
    </style:style>
    <style:style style:family="table-row" style:name="17831678a63acda656124baa1be8c259" style:display-name="17831678a63acda656124baa1be8c259">
      <style:table-row-properties fo:break-before="auto" style:row-height="441.0"/>
    </style:style>
    <style:style style:family="table-row" style:name="f5b2625d8112c26556aad97e6cf55270" style:display-name="f5b2625d8112c26556aad97e6cf55270">
      <style:table-row-properties fo:break-before="auto" style:row-height="441.0"/>
    </style:style>
    <style:style style:family="table-row" style:name="145d3ac2ac2de563287e5826d217f96c" style:display-name="145d3ac2ac2de563287e5826d217f96c">
      <style:table-row-properties fo:break-before="auto" style:row-height="441.0"/>
    </style:style>
    <style:style style:family="table-row" style:name="01222f6a762ed4fa424a110563220224" style:display-name="01222f6a762ed4fa424a110563220224">
      <style:table-row-properties fo:break-before="auto" style:row-height="441.0"/>
    </style:style>
    <style:style style:family="table-row" style:name="ee05be6e7f2b4f4cc95a81bf5196da84" style:display-name="ee05be6e7f2b4f4cc95a81bf5196da84">
      <style:table-row-properties fo:break-before="auto" style:row-height="441.0"/>
    </style:style>
    <style:style style:family="table-row" style:name="63757838de746d5deb0a19c9ce42d62c" style:display-name="63757838de746d5deb0a19c9ce42d62c">
      <style:table-row-properties fo:break-before="auto" style:row-height="441.0"/>
    </style:style>
    <style:style style:family="table-row" style:name="c0ab8be1994c4a0e2ab447d5a63442dc" style:display-name="c0ab8be1994c4a0e2ab447d5a63442dc">
      <style:table-row-properties fo:break-before="auto" style:row-height="441.0"/>
    </style:style>
    <style:style style:family="table-row" style:name="76fc78f863aea25bde29dba2e02dafb4" style:display-name="76fc78f863aea25bde29dba2e02dafb4">
      <style:table-row-properties fo:break-before="auto" style:row-height="441.0"/>
    </style:style>
    <style:style style:family="table-row" style:name="4f96a407e67be9ae4038f62329a877aa" style:display-name="4f96a407e67be9ae4038f62329a877aa">
      <style:table-row-properties fo:break-before="auto" style:row-height="441.0"/>
    </style:style>
    <style:style style:family="table-row" style:name="a1ccc7d27541397b4d6d25117e3a17ed" style:display-name="a1ccc7d27541397b4d6d25117e3a17ed">
      <style:table-row-properties fo:break-before="auto" style:row-height="441.0"/>
    </style:style>
    <style:style style:family="table-row" style:name="3c792b82783eb5b4d310fc14c5980487" style:display-name="3c792b82783eb5b4d310fc14c5980487">
      <style:table-row-properties fo:break-before="auto" style:row-height="441.0"/>
    </style:style>
    <style:style style:family="table-row" style:name="6759bedfa34647014c599345675a9bd3" style:display-name="6759bedfa34647014c599345675a9bd3">
      <style:table-row-properties fo:break-before="auto" style:row-height="441.0"/>
    </style:style>
    <style:style style:family="table-row" style:name="87c25d5652938a83c94abd05f7ad1faa" style:display-name="87c25d5652938a83c94abd05f7ad1faa">
      <style:table-row-properties fo:break-before="auto" style:row-height="441.0"/>
    </style:style>
    <style:style style:family="table-row" style:name="f19e79c6c76a39900361302f5b9cf9b5" style:display-name="f19e79c6c76a39900361302f5b9cf9b5">
      <style:table-row-properties fo:break-before="auto" style:row-height="441.0"/>
    </style:style>
    <style:style style:family="table-row" style:name="ec94bcad40795720416469b91a6ae189" style:display-name="ec94bcad40795720416469b91a6ae189">
      <style:table-row-properties fo:break-before="auto" style:row-height="441.0"/>
    </style:style>
    <style:style style:family="table-row" style:name="e8213f6c717e52d5ed97221f8bcc75af" style:display-name="e8213f6c717e52d5ed97221f8bcc75af">
      <style:table-row-properties fo:break-before="auto" style:row-height="441.0"/>
    </style:style>
    <style:style style:family="table-row" style:name="dc33d2476ca3f79b53986fcd8daefd45" style:display-name="dc33d2476ca3f79b53986fcd8daefd45">
      <style:table-row-properties fo:break-before="auto" style:row-height="441.0"/>
    </style:style>
    <style:style style:family="table-row" style:name="a1cf82461148dd71440ea81964c092c7" style:display-name="a1cf82461148dd71440ea81964c092c7">
      <style:table-row-properties fo:break-before="auto" style:row-height="441.0"/>
    </style:style>
    <style:style style:family="table-row" style:name="dcfc9ec828e93e91377ea96b0c010eef" style:display-name="dcfc9ec828e93e91377ea96b0c010eef">
      <style:table-row-properties fo:break-before="auto" style:row-height="441.0"/>
    </style:style>
    <style:style style:family="table-row" style:name="5687c5ff5b86d2dd39d99496143aeb81" style:display-name="5687c5ff5b86d2dd39d99496143aeb81">
      <style:table-row-properties fo:break-before="auto" style:row-height="441.0"/>
    </style:style>
    <style:style style:family="table-row" style:name="67944dd1eec8d2adc75c8e4f28e58bba" style:display-name="67944dd1eec8d2adc75c8e4f28e58bba">
      <style:table-row-properties fo:break-before="auto" style:row-height="441.0"/>
    </style:style>
    <style:style style:family="table-row" style:name="4fde2e4c711eca02db192619fa47a61a" style:display-name="4fde2e4c711eca02db192619fa47a61a">
      <style:table-row-properties fo:break-before="auto" style:row-height="441.0"/>
    </style:style>
    <style:style style:family="table-row" style:name="ea9a49f72a56e5a06630a6bb71576935" style:display-name="ea9a49f72a56e5a06630a6bb71576935">
      <style:table-row-properties fo:break-before="auto" style:row-height="441.0"/>
    </style:style>
    <style:style style:family="table-row" style:name="f4e6b2d8531b2084f23d38e3f6f32bf7" style:display-name="f4e6b2d8531b2084f23d38e3f6f32bf7">
      <style:table-row-properties fo:break-before="auto" style:row-height="441.0"/>
    </style:style>
    <style:style style:family="table-row" style:name="9884706a4f11242c486a5ea2d7be86f9" style:display-name="9884706a4f11242c486a5ea2d7be86f9">
      <style:table-row-properties fo:break-before="auto" style:row-height="441.0"/>
    </style:style>
    <style:style style:family="table-row" style:name="a6b846e8a014923b7d3a6e878ea63002" style:display-name="a6b846e8a014923b7d3a6e878ea63002">
      <style:table-row-properties fo:break-before="auto" style:row-height="441.0"/>
    </style:style>
    <style:style style:family="table-row" style:name="0add5e2ae4568494564d6362c56a7062" style:display-name="0add5e2ae4568494564d6362c56a7062">
      <style:table-row-properties fo:break-before="auto" style:row-height="441.0"/>
    </style:style>
    <style:style style:family="table-row" style:name="996b718f8feb95e6a157cb51f1652725" style:display-name="996b718f8feb95e6a157cb51f1652725">
      <style:table-row-properties fo:break-before="auto" style:row-height="441.0"/>
    </style:style>
    <style:style style:family="table-row" style:name="154662be222a1158e770aaf6188c31da" style:display-name="154662be222a1158e770aaf6188c31da">
      <style:table-row-properties fo:break-before="auto" style:row-height="441.0"/>
    </style:style>
    <style:style style:family="table-row" style:name="5c31c94915786f71430f26e9ac03d2eb" style:display-name="5c31c94915786f71430f26e9ac03d2eb">
      <style:table-row-properties fo:break-before="auto" style:row-height="441.0"/>
    </style:style>
    <style:style style:family="table-row" style:name="40192934ddc1c5903b7347ed38b01b54" style:display-name="40192934ddc1c5903b7347ed38b01b54">
      <style:table-row-properties fo:break-before="auto" style:row-height="441.0"/>
    </style:style>
    <style:style style:family="table-row" style:name="2540cd945509b89b0fdc80b75f100c41" style:display-name="2540cd945509b89b0fdc80b75f100c41">
      <style:table-row-properties fo:break-before="auto" style:row-height="441.0"/>
    </style:style>
    <style:style style:family="table-row" style:name="c1fcf1e8718e6623cd8627931b27217e" style:display-name="c1fcf1e8718e6623cd8627931b27217e">
      <style:table-row-properties fo:break-before="auto" style:row-height="441.0"/>
    </style:style>
    <style:style style:family="table-row" style:name="4ec7f87f5267ec42b825791b55557b01" style:display-name="4ec7f87f5267ec42b825791b55557b01">
      <style:table-row-properties fo:break-before="auto" style:row-height="441.0"/>
    </style:style>
    <style:style style:family="table-row" style:name="50f49fa6a5fb73b4a74ee0772821b2ac" style:display-name="50f49fa6a5fb73b4a74ee0772821b2ac">
      <style:table-row-properties fo:break-before="auto" style:row-height="441.0"/>
    </style:style>
    <style:style style:family="table-row" style:name="b8012d81c11d75ac5d237b7c835d0a90" style:display-name="b8012d81c11d75ac5d237b7c835d0a90">
      <style:table-row-properties fo:break-before="auto" style:row-height="441.0"/>
    </style:style>
    <style:style style:family="table-row" style:name="816dda3df421da5188e6e4aa158135d2" style:display-name="816dda3df421da5188e6e4aa158135d2">
      <style:table-row-properties fo:break-before="auto" style:row-height="441.0"/>
    </style:style>
    <style:style style:family="table-row" style:name="5e6759285763e0485bd9c1506fd273fb" style:display-name="5e6759285763e0485bd9c1506fd273fb">
      <style:table-row-properties fo:break-before="auto" style:row-height="441.0"/>
    </style:style>
    <style:style style:family="table-row" style:name="1df1704e2a714d30e8d604002f2e0ba1" style:display-name="1df1704e2a714d30e8d604002f2e0ba1">
      <style:table-row-properties fo:break-before="auto" style:row-height="441.0"/>
    </style:style>
    <style:style style:family="table-row" style:name="191f9407ccc2b43dc3c2b4aa8613a44a" style:display-name="191f9407ccc2b43dc3c2b4aa8613a44a">
      <style:table-row-properties fo:break-before="auto" style:row-height="441.0"/>
    </style:style>
    <style:style style:family="table-row" style:name="ebd56ffc6644dbee68f6c3885e5141df" style:display-name="ebd56ffc6644dbee68f6c3885e5141df">
      <style:table-row-properties fo:break-before="auto" style:row-height="441.0"/>
    </style:style>
    <style:style style:family="table-row" style:name="49091a08514ab0e475d426aeb0c2f813" style:display-name="49091a08514ab0e475d426aeb0c2f813">
      <style:table-row-properties fo:break-before="auto" style:row-height="441.0"/>
    </style:style>
    <style:style style:family="table-row" style:name="d73da28ead0a821a108740649e1c16f4" style:display-name="d73da28ead0a821a108740649e1c16f4">
      <style:table-row-properties fo:break-before="auto" style:row-height="441.0"/>
    </style:style>
    <style:style style:family="table-row" style:name="bb2f8f66ab5196dd1771eacf8b66cdc8" style:display-name="bb2f8f66ab5196dd1771eacf8b66cdc8">
      <style:table-row-properties fo:break-before="auto" style:row-height="441.0"/>
    </style:style>
  </office:automatic-styles>
  <office:body>
    <office:spreadsheet>
      <table:table table:name="List1">
        <table:table-column table:style-name="7175b190f4996429e3134b9dc18e38ee" table:default-cell-style-name="ce1"/>
        <table:table-column table:style-name="e4ea5e7fbc54e9ab6b02e2de0a2ac44b" table:default-cell-style-name="ce3"/>
        <table:table-column table:style-name="9f61a378ace0e72809b6f3bd390108f2" table:default-cell-style-name="ce3"/>
        <table:table-column table:style-name="aea33690f0e3d69b4281c30e753e5259" table:default-cell-style-name="ce3"/>
        <table:table-column table:style-name="9ae72a5e144b3067236b901f27892caa" table:number-columns-repeated="15" table:default-cell-style-name="ce19"/>
        <table:table-column table:style-name="941aa54b7fbea34737ec6d1eed5f454b" table:default-cell-style-name="ce3"/>
        <table:table-column table:style-name="0745ce79114dca81921f62a76ef2b071" table:number-columns-repeated="16" table:default-cell-style-name="ce19"/>
        <table:table-column table:style-name="cb8d2a0b5f84cb9020763a112cd21545" table:default-cell-style-name="ce3"/>
        <table:table-column table:style-name="e87d4763bffc9a4301b4269f81df681b" table:default-cell-style-name="ce3"/>
        <table:table-column table:style-name="d5baf7ebe66ded20d477668e0bec6d36" table:default-cell-style-name="ce3"/>
        <table:table-column table:style-name="20b8893cab1672556a9bf4a581127745" table:number-columns-repeated="5" table:default-cell-style-name="ce3"/>
        <table:table-column table:style-name="0dc967301b7c8a76a21edd5876e85a83" table:default-cell-style-name="ce65"/>
        <table:table-column table:style-name="9806d11d18b832258d9928ccc805fc33" table:default-cell-style-name="ce3"/>
        <table:table-column table:style-name="f8389b7968785dcdb853aa0a65cc0b6e" table:default-cell-style-name="ce3"/>
        <table:table-column table:style-name="6616e57774fbe13f3e369c438b562229" table:default-cell-style-name="ce3"/>
        <table:table-column table:style-name="8731463323ddce926673cdf1a1426e6b" table:default-cell-style-name="None"/>
        <table:table-column table:style-name="d3f7e5135c247694de6f3876d0965314" table:number-columns-repeated="975" table:default-cell-style-name="None"/>
        <table:table-row table:style-name="d630d51d44949902a296fdb88d6bd213"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Унифицированная форма № Т 12</text:p>
          </table:table-cell>
          <table:table-cell office:value="None" office:value-type="string"/>
        </table:table-row>
        <table:table-row table:style-name="3c05d00702b89281c5b90866426fe63c">
          <table:table-cell office:value="None" office:value-type="string"/>
          <table:table-cell table:style-name="ce4" office:value="None" office:value-type="string"/>
          <table:table-cell table:style-name="ce12" office:value="None" office:value-type="string">
            <text:p><text:span text:style-name="ce12">УТВЕРЖДАЮ:</text:span></text:p>
          </table:table-cell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>
            <text:p><text:span text:style-name="ce4">Утверждена Постановлением Госкомстата</text:span></text:p>
          </table:table-cell>
          <table:table-cell table:style-name="ce4" office:value="None" office:value-type="string"/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</table:table-row>
        <table:table-row table:style-name="7e1bb3572e713bd8bbd53aa68f4c03e8">
          <table:table-cell office:value="None" office:value-type="string"/>
          <table:table-cell table:style-name="ce4" office:value="None" office:value-type="string"/>
          <table:table-cell office:value="None" office:value-type="string">
            <text:p>Генеральный директор ОАО "АЯН"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>
            <text:p><text:span text:style-name="ce4">России от 05.01.2004 № 1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</table:table-row>
        <table:table-row table:style-name="74213b0d4ba693ce368ca3574ea537d2"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</table:table-row>
        <table:table-row table:style-name="f424b2c4c5509de218358c3bc2359434">
          <table:table-cell office:value="None" office:value-type="string"/>
          <table:table-cell table:style-name="ce4" office:value="None" office:value-type="string"/>
          <table:table-cell table:style-name="ce4" office:value="None" office:value-type="string">
            <text:p><text:span text:style-name="ce4">_______________________Нежевец Г.Г</text:span></text:p>
          </table:table-cell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6" office:value="None" office:value-type="string">
            <text:p><text:span text:style-name="ce76">Код</text:span></text:p>
          </table:table-cell>
          <table:table-cell office:value="None" office:value-type="string"/>
        </table:table-row>
        <table:table-row table:style-name="5d699c21438dd0e623d8627a6a2972ef">
          <table:table-cell office:value="None" office:value-type="string"/>
          <table:table-cell table:style-name="ce4" office:value="None" office:value-type="string"/>
          <table:table-cell table:style-name="ce13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>
            <text:p>Форма по ОКУД</text:p>
          </table:table-cell>
          <table:table-cell office:value="None" office:value-type="string"/>
          <table:table-cell office:value="None" office:value-type="string"/>
          <table:table-cell table:style-name="ce77" office:value="301007" office:value-type="float">
            <text:p><text:span text:style-name="ce77">301007</text:span></text:p>
          </table:table-cell>
          <table:table-cell office:value="None" office:value-type="string"/>
        </table:table-row>
        <table:table-row table:style-name="c52074cfb0f9507a6cfe4c9c6bc16744">
          <table:table-cell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31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5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64" office:value="None" office:value-type="string"/>
          <table:table-cell table:style-name="ce66" office:value="None" office:value-type="string"/>
          <table:table-cell office:value="None" office:value-type="string">
            <text:p>по ОКПО</text:p>
          </table:table-cell>
          <table:table-cell office:value="None" office:value-type="string"/>
          <table:table-cell table:style-name="ce77" office:value="None" office:value-type="string"/>
          <table:table-cell office:value="None" office:value-type="string"/>
        </table:table-row>
        <table:table-row table:style-name="ff404611d7f513324b0d626b8b7cb6f8"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(наименование организации)</text:p>
          </table:table-cell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78" office:value="None" office:value-type="string"/>
          <table:table-cell office:value="None" office:value-type="string"/>
        </table:table-row>
        <table:table-row table:style-name="2ff110cc8fcdd9ddc4d05f556c39b14a">
          <table:table-cell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32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5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20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5" office:value="None" office:value-type="string"/>
          <table:table-cell table:style-name="ce64" office:value="None" office:value-type="string"/>
          <table:table-cell table:style-name="ce66" office:value="None" office:value-type="string"/>
          <table:table-cell table:style-name="ce64" office:value="None" office:value-type="string"/>
          <table:table-cell table:style-name="ce75" office:value="None" office:value-type="string"/>
          <table:table-cell table:style-name="ce79" office:value="None" office:value-type="string"/>
          <table:table-cell office:value="None" office:value-type="string"/>
        </table:table-row>
        <table:table-row table:style-name="fff5b31b2894c648040bd7ec593d1a22"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>
            <text:p>(структурное подразделение)</text:p>
          </table:table-cell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0" office:value="None" office:value-type="string"/>
          <table:table-cell office:value="None" office:value-type="string"/>
        </table:table-row>
        <table:table-row table:style-name="6ab1aa68701aa3ea859e955b45a9fddc"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0" office:value="None" office:value-type="string"/>
          <table:table-cell office:value="None" office:value-type="string"/>
        </table:table-row>
        <table:table-row table:style-name="d5bfbcbeb79893c4aed5d03497eb994c"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4" office:value="None" office:value-type="string">
            <text:p><text:span text:style-name="ce34">Номер документа</text:span></text:p>
          </table:table-cell>
          <table:table-cell table:style-name="ce37" office:value="None" office:value-type="string"/>
          <table:table-cell table:style-name="ce37" office:value="None" office:value-type="string"/>
          <table:table-cell table:style-name="ce37" office:value="None" office:value-type="string"/>
          <table:table-cell table:style-name="ce37" office:value="None" office:value-type="string"/>
          <table:table-cell table:style-name="ce41" office:value="None" office:value-type="string"/>
          <table:table-cell table:style-name="ce34" office:value="None" office:value-type="string">
            <text:p><text:span text:style-name="ce34">Дата составления</text:span></text:p>
          </table:table-cell>
          <table:table-cell table:style-name="ce37" office:value="None" office:value-type="string"/>
          <table:table-cell table:style-name="ce37" office:value="None" office:value-type="string"/>
          <table:table-cell table:style-name="ce46" office:value="None" office:value-type="string"/>
          <table:table-cell table:style-name="ce4" office:value="None" office:value-type="string"/>
          <table:table-cell table:style-name="ce51" office:value="None" office:value-type="string">
            <text:p><text:span text:style-name="ce51">Отчётный период</text:span></text:p>
          </table:table-cell>
          <table:table-cell table:style-name="ce55" office:value="None" office:value-type="string"/>
          <table:table-cell table:style-name="ce55" office:value="None" office:value-type="string"/>
          <table:table-cell table:style-name="ce56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0" office:value="None" office:value-type="string"/>
          <table:table-cell office:value="None" office:value-type="string"/>
        </table:table-row>
        <table:table-row table:style-name="b5412182a21d7725c604837e1cfe4bf4"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5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42" office:value="None" office:value-type="string"/>
          <table:table-cell table:style-name="ce35" office:value="None" office:value-type="string"/>
          <table:table-cell table:style-name="ce38" office:value="None" office:value-type="string"/>
          <table:table-cell table:style-name="ce38" office:value="None" office:value-type="string"/>
          <table:table-cell table:style-name="ce47" office:value="None" office:value-type="string"/>
          <table:table-cell table:style-name="ce4" office:value="None" office:value-type="string"/>
          <table:table-cell table:style-name="ce51" office:value="None" office:value-type="string">
            <text:p><text:span text:style-name="ce51">с </text:span></text:p>
          </table:table-cell>
          <table:table-cell table:style-name="ce56" office:value="None" office:value-type="string"/>
          <table:table-cell table:style-name="ce51" office:value="None" office:value-type="string">
            <text:p><text:span text:style-name="ce51">по</text:span></text:p>
          </table:table-cell>
          <table:table-cell table:style-name="ce56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0" office:value="None" office:value-type="string"/>
          <table:table-cell office:value="None" office:value-type="string"/>
        </table:table-row>
        <table:table-row table:style-name="8f46fe8776f299fb1f8acccdd14f5166"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1" office:value="None" office:value-type="string">
            <text:p><text:span text:style-name="ce21">ТАБЕЛЬ</text:span></text:p>
          </table:table-cell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36" office:value="None" office:value-type="string"/>
          <table:table-cell table:style-name="ce39" office:value="None" office:value-type="string"/>
          <table:table-cell table:style-name="ce40" table:number-columns-spanned="2" office:value="None" office:value-type="string"/>
          <table:covered-table-cell table:style-name="ce39" table:number-columns-repeated="1"/>
          <table:table-cell table:style-name="ce39" office:value="None" office:value-type="string"/>
          <table:table-cell table:style-name="ce39" office:value="None" office:value-type="string"/>
          <table:table-cell table:style-name="ce43" table:number-columns-spanned="4" office:value="None" office:value-type="string"/>
          <table:covered-table-cell table:style-name="ce39" table:number-columns-repeated="3"/>
          <table:table-cell table:style-name="ce4" office:value="None" office:value-type="string"/>
          <table:table-cell table:style-name="ce52" table:number-columns-spanned="2" office:value="None" office:value-type="string"/>
          <table:covered-table-cell table:style-name="ce4" table:number-columns-repeated="1"/>
          <table:table-cell table:style-name="ce51" office:value="None" office:value-type="string"/>
          <table:table-cell table:style-name="ce56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0" office:value="None" office:value-type="string"/>
          <table:table-cell office:value="None" office:value-type="string"/>
        </table:table-row>
        <table:table-row table:style-name="bebab5d5466a3148975f7100755485d6"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21" office:value="None" office:value-type="string">
            <text:p><text:span text:style-name="ce21">учёта рабочего времени и расчёта оплаты труда</text:span></text:p>
          </table:table-cell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1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80" office:value="None" office:value-type="string"/>
          <table:table-cell office:value="None" office:value-type="string"/>
        </table:table-row>
        <table:table-row table:style-name="91f085625f5045268cf9f90270c00835">
          <table:table-cell office:value="None" office:value-type="string"/>
          <table:table-cell table:style-name="ce4" office:value="None" office:value-type="string"/>
          <table:table-cell table:style-name="ce14" office:value="None" office:value-type="string">
            <text:p><text:span text:style-name="ce14">1. Учёт рабочего времени</text:span></text:p>
          </table:table-cell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33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29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table:style-name="ce4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3" office:value="None" office:value-type="string"/>
          <table:table-cell office:value="None" office:value-type="string"/>
        </table:table-row>
        <table:table-row table:style-name="d4107cf35925b0563836b51650403a46">
          <table:table-cell office:value="None" office:value-type="string"/>
          <table:table-cell table:style-name="ce6" office:value="None" office:value-type="string">
            <text:p><text:span text:style-name="ce6">Номер</text:span></text:p>
          </table:table-cell>
          <table:table-cell table:style-name="ce15" office:value="None" office:value-type="string"/>
          <table:table-cell table:style-name="ce15" office:value="None" office:value-type="string">
            <text:p><text:span text:style-name="ce15">Табе-</text:span></text:p>
          </table:table-cell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2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45" office:value="None" office:value-type="string"/>
          <table:table-cell table:style-name="ce23" office:value="None" office:value-type="string"/>
          <table:table-cell table:style-name="ce49" office:value="None" office:value-type="string"/>
          <table:table-cell table:style-name="ce50" office:value="None" office:value-type="string">
            <text:p><text:span text:style-name="ce50">Итого отработано за месяц </text:span></text:p>
          </table:table-cell>
          <table:table-cell table:style-name="ce53" office:value="None" office:value-type="string"/>
          <table:table-cell table:style-name="ce53" office:value="None" office:value-type="string"/>
          <table:table-cell table:style-name="ce53" office:value="None" office:value-type="string"/>
          <table:table-cell table:style-name="ce53" office:value="None" office:value-type="string"/>
          <table:table-cell table:style-name="ce61" office:value="None" office:value-type="string"/>
          <table:table-cell table:style-name="ce6" office:value="None" office:value-type="string">
            <text:p><text:span text:style-name="ce6">Коли</text:span></text:p>
          </table:table-cell>
          <table:table-cell table:style-name="ce67" office:value="None" office:value-type="string">
            <text:p><text:span text:style-name="ce67">Из них</text:span></text:p>
          </table:table-cell>
          <table:table-cell table:style-name="ce74" office:value="None" office:value-type="string"/>
          <table:table-cell table:style-name="ce6" office:value="None" office:value-type="string"/>
          <table:table-cell table:style-name="ce81" office:value="None" office:value-type="string">
            <text:p><text:span text:style-name="ce81">Оклад,та-</text:span></text:p>
          </table:table-cell>
          <table:table-cell office:value="None" office:value-type="string"/>
        </table:table-row>
        <table:table-row table:style-name="d0ce4b82e95afb9b7285d23dd25bc814">
          <table:table-cell office:value="None" office:value-type="string"/>
          <table:table-cell table:style-name="ce7" office:value="None" office:value-type="string">
            <text:p><text:span text:style-name="ce7">по</text:span></text:p>
          </table:table-cell>
          <table:table-cell table:style-name="ce16" office:value="None" office:value-type="string">
            <text:p><text:span text:style-name="ce16">Фамилия,инициалы, должность </text:span></text:p>
          </table:table-cell>
          <table:table-cell table:style-name="ce16" office:value="None" office:value-type="string">
            <text:p><text:span text:style-name="ce16">льный</text:span></text:p>
          </table:table-cell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>
            <text:p><text:span text:style-name="ce16">чест</text:span></text:p>
          </table:table-cell>
          <table:table-cell table:style-name="ce68" office:value="None" office:value-type="string">
            <text:p><text:span text:style-name="ce68">по причинам</text:span></text:p>
          </table:table-cell>
          <table:table-cell table:style-name="ce62" office:value="None" office:value-type="string"/>
          <table:table-cell table:style-name="ce7" office:value="None" office:value-type="string">
            <text:p><text:span text:style-name="ce7">Коли-</text:span></text:p>
          </table:table-cell>
          <table:table-cell table:style-name="ce82" office:value="None" office:value-type="string">
            <text:p><text:span text:style-name="ce82">рифная</text:span></text:p>
          </table:table-cell>
          <table:table-cell office:value="None" office:value-type="string"/>
        </table:table-row>
        <table:table-row table:style-name="9c72fc7f5db2d35a2afcaa2cb6515ca5">
          <table:table-cell office:value="None" office:value-type="string"/>
          <table:table-cell table:style-name="ce7" office:value="None" office:value-type="string">
            <text:p><text:span text:style-name="ce7">поря-</text:span></text:p>
          </table:table-cell>
          <table:table-cell table:style-name="ce16" office:value="None" office:value-type="string">
            <text:p><text:span text:style-name="ce16">(специальность, профессия)</text:span></text:p>
          </table:table-cell>
          <table:table-cell table:style-name="ce16" office:value="None" office:value-type="string">
            <text:p><text:span text:style-name="ce16">номер</text:span></text:p>
          </table:table-cell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>
            <text:p><text:span text:style-name="ce16">Итого</text:span></text:p>
          </table:table-cell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>
            <text:p><text:span text:style-name="ce16">Итого</text:span></text:p>
          </table:table-cell>
          <table:table-cell table:style-name="ce16" office:value="None" office:value-type="string">
            <text:p><text:span text:style-name="ce16">дней</text:span></text:p>
          </table:table-cell>
          <table:table-cell table:style-name="ce54" office:value="None" office:value-type="string">
            <text:p><text:span text:style-name="ce54">часов</text:span></text:p>
          </table:table-cell>
          <table:table-cell table:style-name="ce58" office:value="None" office:value-type="string">
            <text:p><text:span text:style-name="ce58">часов</text:span></text:p>
          </table:table-cell>
          <table:table-cell table:style-name="ce58" office:value="None" office:value-type="string"/>
          <table:table-cell table:style-name="ce58" office:value="None" office:value-type="string"/>
          <table:table-cell table:style-name="ce62" office:value="None" office:value-type="string"/>
          <table:table-cell table:style-name="ce16" office:value="None" office:value-type="string">
            <text:p><text:span text:style-name="ce16">во</text:span></text:p>
          </table:table-cell>
          <table:table-cell table:style-name="ce69" office:value="None" office:value-type="string"/>
          <table:table-cell table:style-name="ce16" office:value="None" office:value-type="string"/>
          <table:table-cell table:style-name="ce16" office:value="None" office:value-type="string">
            <text:p><text:span text:style-name="ce16">чество</text:span></text:p>
          </table:table-cell>
          <table:table-cell table:style-name="ce82" office:value="None" office:value-type="string">
            <text:p><text:span text:style-name="ce82">ставка(ча-</text:span></text:p>
          </table:table-cell>
          <table:table-cell office:value="None" office:value-type="string"/>
        </table:table-row>
        <table:table-row table:style-name="2a6e78e7d67bc1b424b2042d5f701ed6">
          <table:table-cell office:value="None" office:value-type="string"/>
          <table:table-cell table:style-name="ce7" office:value="None" office:value-type="string">
            <text:p><text:span text:style-name="ce7">дку</text:span></text:p>
          </table:table-cell>
          <table:table-cell table:style-name="ce16" office:value="None" office:value-type="string"/>
          <table:table-cell table:style-name="ce16" office:value="None" office:value-type="string"/>
          <table:table-cell table:style-name="ce24" office:value="1" office:value-type="float">
            <text:p><text:span text:style-name="ce24">1</text:span></text:p>
          </table:table-cell>
          <table:table-cell table:style-name="ce24" office:value="2" office:value-type="float">
            <text:p><text:span text:style-name="ce24">2</text:span></text:p>
          </table:table-cell>
          <table:table-cell table:style-name="ce24" office:value="3" office:value-type="float">
            <text:p><text:span text:style-name="ce24">3</text:span></text:p>
          </table:table-cell>
          <table:table-cell table:style-name="ce24" office:value="4" office:value-type="float">
            <text:p><text:span text:style-name="ce24">4</text:span></text:p>
          </table:table-cell>
          <table:table-cell table:style-name="ce24" office:value="5" office:value-type="float">
            <text:p><text:span text:style-name="ce24">5</text:span></text:p>
          </table:table-cell>
          <table:table-cell table:style-name="ce24" office:value="6" office:value-type="float">
            <text:p><text:span text:style-name="ce24">6</text:span></text:p>
          </table:table-cell>
          <table:table-cell table:style-name="ce24" office:value="7" office:value-type="float">
            <text:p><text:span text:style-name="ce24">7</text:span></text:p>
          </table:table-cell>
          <table:table-cell table:style-name="ce24" office:value="8" office:value-type="float">
            <text:p><text:span text:style-name="ce24">8</text:span></text:p>
          </table:table-cell>
          <table:table-cell table:style-name="ce24" office:value="9" office:value-type="float">
            <text:p><text:span text:style-name="ce24">9</text:span></text:p>
          </table:table-cell>
          <table:table-cell table:style-name="ce24" office:value="10" office:value-type="float">
            <text:p><text:span text:style-name="ce24">10</text:span></text:p>
          </table:table-cell>
          <table:table-cell table:style-name="ce24" office:value="11" office:value-type="float">
            <text:p><text:span text:style-name="ce24">11</text:span></text:p>
          </table:table-cell>
          <table:table-cell table:style-name="ce24" office:value="12" office:value-type="float">
            <text:p><text:span text:style-name="ce24">12</text:span></text:p>
          </table:table-cell>
          <table:table-cell table:style-name="ce24" office:value="13" office:value-type="float">
            <text:p><text:span text:style-name="ce24">13</text:span></text:p>
          </table:table-cell>
          <table:table-cell table:style-name="ce24" office:value="14" office:value-type="float">
            <text:p><text:span text:style-name="ce24">14</text:span></text:p>
          </table:table-cell>
          <table:table-cell table:style-name="ce24" office:value="15" office:value-type="float">
            <text:p><text:span text:style-name="ce24">15</text:span></text:p>
          </table:table-cell>
          <table:table-cell table:style-name="ce16" office:value="None" office:value-type="string">
            <text:p><text:span text:style-name="ce16">отра-</text:span></text:p>
          </table:table-cell>
          <table:table-cell table:style-name="ce24" office:value="16" office:value-type="float">
            <text:p><text:span text:style-name="ce24">16</text:span></text:p>
          </table:table-cell>
          <table:table-cell table:style-name="ce24" office:value="17" office:value-type="float">
            <text:p><text:span text:style-name="ce24">17</text:span></text:p>
          </table:table-cell>
          <table:table-cell table:style-name="ce24" office:value="18" office:value-type="float">
            <text:p><text:span text:style-name="ce24">18</text:span></text:p>
          </table:table-cell>
          <table:table-cell table:style-name="ce24" office:value="19" office:value-type="float">
            <text:p><text:span text:style-name="ce24">19</text:span></text:p>
          </table:table-cell>
          <table:table-cell table:style-name="ce24" office:value="20" office:value-type="float">
            <text:p><text:span text:style-name="ce24">20</text:span></text:p>
          </table:table-cell>
          <table:table-cell table:style-name="ce24" office:value="21" office:value-type="float">
            <text:p><text:span text:style-name="ce24">21</text:span></text:p>
          </table:table-cell>
          <table:table-cell table:style-name="ce24" office:value="22" office:value-type="float">
            <text:p><text:span text:style-name="ce24">22</text:span></text:p>
          </table:table-cell>
          <table:table-cell table:style-name="ce24" office:value="23" office:value-type="float">
            <text:p><text:span text:style-name="ce24">23</text:span></text:p>
          </table:table-cell>
          <table:table-cell table:style-name="ce24" office:value="24" office:value-type="float">
            <text:p><text:span text:style-name="ce24">24</text:span></text:p>
          </table:table-cell>
          <table:table-cell table:style-name="ce24" office:value="25" office:value-type="float">
            <text:p><text:span text:style-name="ce24">25</text:span></text:p>
          </table:table-cell>
          <table:table-cell table:style-name="ce24" office:value="26" office:value-type="float">
            <text:p><text:span text:style-name="ce24">26</text:span></text:p>
          </table:table-cell>
          <table:table-cell table:style-name="ce24" office:value="27" office:value-type="float">
            <text:p><text:span text:style-name="ce24">27</text:span></text:p>
          </table:table-cell>
          <table:table-cell table:style-name="ce24" office:value="28" office:value-type="float">
            <text:p><text:span text:style-name="ce24">28</text:span></text:p>
          </table:table-cell>
          <table:table-cell table:style-name="ce24" office:value="29" office:value-type="float">
            <text:p><text:span text:style-name="ce24">29</text:span></text:p>
          </table:table-cell>
          <table:table-cell table:style-name="ce24" office:value="30" office:value-type="float">
            <text:p><text:span text:style-name="ce24">30</text:span></text:p>
          </table:table-cell>
          <table:table-cell table:style-name="ce24" office:value="31" office:value-type="float">
            <text:p><text:span text:style-name="ce24">31</text:span></text:p>
          </table:table-cell>
          <table:table-cell table:style-name="ce16" office:value="None" office:value-type="string">
            <text:p><text:span text:style-name="ce16">отрабо-</text:span></text:p>
          </table:table-cell>
          <table:table-cell table:style-name="ce16" office:value="None" office:value-type="string"/>
          <table:table-cell table:style-name="ce16" office:value="None" office:value-type="string">
            <text:p><text:span text:style-name="ce16">всего</text:span></text:p>
          </table:table-cell>
          <table:table-cell table:style-name="ce59" office:value="None" office:value-type="string">
            <text:p><text:span text:style-name="ce59">из них </text:span></text:p>
          </table:table-cell>
          <table:table-cell table:style-name="ce60" office:value="None" office:value-type="string"/>
          <table:table-cell table:style-name="ce60" office:value="None" office:value-type="string"/>
          <table:table-cell table:style-name="ce63" office:value="None" office:value-type="string"/>
          <table:table-cell table:style-name="ce16" office:value="None" office:value-type="string">
            <text:p><text:span text:style-name="ce16">дней</text:span></text:p>
          </table:table-cell>
          <table:table-cell table:style-name="ce69" office:value="None" office:value-type="string"/>
          <table:table-cell table:style-name="ce16" office:value="None" office:value-type="string"/>
          <table:table-cell table:style-name="ce16" office:value="None" office:value-type="string">
            <text:p><text:span text:style-name="ce16">выход-</text:span></text:p>
          </table:table-cell>
          <table:table-cell table:style-name="ce82" office:value="None" office:value-type="string">
            <text:p><text:span text:style-name="ce82">совая,дне-</text:span></text:p>
          </table:table-cell>
          <table:table-cell office:value="None" office:value-type="string"/>
        </table:table-row>
        <table:table-row table:style-name="4956717cea9516980f4d560553d69dc4">
          <table:table-cell office:value="None" office:value-type="string"/>
          <table:table-cell table:style-name="ce7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>
            <text:p><text:span text:style-name="ce16">бота-</text:span></text:p>
          </table:table-cell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24" office:value="None" office:value-type="string"/>
          <table:table-cell table:style-name="ce16" office:value="None" office:value-type="string">
            <text:p><text:span text:style-name="ce16">тано за</text:span></text:p>
          </table:table-cell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>
            <text:p><text:span text:style-name="ce16">(час</text:span></text:p>
          </table:table-cell>
          <table:table-cell table:style-name="ce69" office:value="None" office:value-type="string">
            <text:p><text:span text:style-name="ce69">код</text:span></text:p>
          </table:table-cell>
          <table:table-cell table:style-name="ce16" office:value="None" office:value-type="string">
            <text:p><text:span text:style-name="ce16">ко-</text:span></text:p>
          </table:table-cell>
          <table:table-cell table:style-name="ce16" office:value="None" office:value-type="string">
            <text:p><text:span text:style-name="ce16">ных и</text:span></text:p>
          </table:table-cell>
          <table:table-cell table:style-name="ce82" office:value="None" office:value-type="string">
            <text:p><text:span text:style-name="ce82">вная),руб.</text:span></text:p>
          </table:table-cell>
          <table:table-cell office:value="None" office:value-type="string"/>
        </table:table-row>
        <table:table-row table:style-name="53aac3d53645b7b89c3777e012e38976">
          <table:table-cell office:value="None" office:value-type="string"/>
          <table:table-cell table:style-name="ce7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>
            <text:p><text:span text:style-name="ce16">но за</text:span></text:p>
          </table:table-cell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>
            <text:p><text:span text:style-name="ce16">II по-</text:span></text:p>
          </table:table-cell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>
            <text:p><text:span text:style-name="ce16">ов)</text:span></text:p>
          </table:table-cell>
          <table:table-cell table:style-name="ce69" office:value="None" office:value-type="string"/>
          <table:table-cell table:style-name="ce16" office:value="None" office:value-type="string">
            <text:p><text:span text:style-name="ce16">ли-</text:span></text:p>
          </table:table-cell>
          <table:table-cell table:style-name="ce16" office:value="None" office:value-type="string">
            <text:p><text:span text:style-name="ce16">празд</text:span></text:p>
          </table:table-cell>
          <table:table-cell table:style-name="ce82" office:value="None" office:value-type="string"/>
          <table:table-cell office:value="None" office:value-type="string"/>
        </table:table-row>
        <table:table-row table:style-name="250da123b9d6281fb84a77450445ceb5">
          <table:table-cell office:value="None" office:value-type="string"/>
          <table:table-cell table:style-name="ce7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>
            <text:p><text:span text:style-name="ce16">I по-</text:span></text:p>
          </table:table-cell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>
            <text:p><text:span text:style-name="ce16">вину</text:span></text:p>
          </table:table-cell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>
            <text:p><text:span text:style-name="ce16">све-</text:span></text:p>
          </table:table-cell>
          <table:table-cell table:style-name="ce16" office:value="None" office:value-type="string">
            <text:p><text:span text:style-name="ce16">ноч-</text:span></text:p>
          </table:table-cell>
          <table:table-cell table:style-name="ce16" office:value="None" office:value-type="string">
            <text:p><text:span text:style-name="ce16">выхо</text:span></text:p>
          </table:table-cell>
          <table:table-cell table:style-name="ce16" office:value="None" office:value-type="string"/>
          <table:table-cell table:style-name="ce16" office:value="None" office:value-type="string">
            <text:p><text:span text:style-name="ce16">нея-</text:span></text:p>
          </table:table-cell>
          <table:table-cell table:style-name="ce69" office:value="None" office:value-type="string"/>
          <table:table-cell table:style-name="ce16" office:value="None" office:value-type="string">
            <text:p><text:span text:style-name="ce16">чес-</text:span></text:p>
          </table:table-cell>
          <table:table-cell table:style-name="ce16" office:value="None" office:value-type="string">
            <text:p><text:span text:style-name="ce16">нич-</text:span></text:p>
          </table:table-cell>
          <table:table-cell table:style-name="ce82" office:value="None" office:value-type="string"/>
          <table:table-cell office:value="None" office:value-type="string"/>
        </table:table-row>
        <table:table-row table:style-name="35274b0fb38e8cd80aeacb08d8b2bce3">
          <table:table-cell office:value="None" office:value-type="string"/>
          <table:table-cell table:style-name="ce7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>
            <text:p><text:span text:style-name="ce16">лови-</text:span></text:p>
          </table:table-cell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>
            <text:p><text:span text:style-name="ce16">месяца</text:span></text:p>
          </table:table-cell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>
            <text:p><text:span text:style-name="ce16">рху-</text:span></text:p>
          </table:table-cell>
          <table:table-cell table:style-name="ce16" office:value="None" office:value-type="string">
            <text:p><text:span text:style-name="ce16">ных</text:span></text:p>
          </table:table-cell>
          <table:table-cell table:style-name="ce16" office:value="None" office:value-type="string">
            <text:p><text:span text:style-name="ce16">дных</text:span></text:p>
          </table:table-cell>
          <table:table-cell table:style-name="ce16" office:value="None" office:value-type="string"/>
          <table:table-cell table:style-name="ce16" office:value="None" office:value-type="string">
            <text:p><text:span text:style-name="ce16">вок</text:span></text:p>
          </table:table-cell>
          <table:table-cell table:style-name="ce69" office:value="None" office:value-type="string"/>
          <table:table-cell table:style-name="ce16" office:value="None" office:value-type="string">
            <text:p><text:span text:style-name="ce16">тво</text:span></text:p>
          </table:table-cell>
          <table:table-cell table:style-name="ce16" office:value="None" office:value-type="string">
            <text:p><text:span text:style-name="ce16">ных</text:span></text:p>
          </table:table-cell>
          <table:table-cell table:style-name="ce82" office:value="None" office:value-type="string"/>
          <table:table-cell office:value="None" office:value-type="string"/>
        </table:table-row>
        <table:table-row table:style-name="7df6fbb7c48f385e77fc16b77b7b574f">
          <table:table-cell office:value="None" office:value-type="string"/>
          <table:table-cell table:style-name="ce7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>
            <text:p><text:span text:style-name="ce16">ну</text:span></text:p>
          </table:table-cell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>
            <text:p><text:span text:style-name="ce16">уро-</text:span></text:p>
          </table:table-cell>
          <table:table-cell table:style-name="ce16" office:value="None" office:value-type="string"/>
          <table:table-cell table:style-name="ce16" office:value="None" office:value-type="string">
            <text:p><text:span text:style-name="ce16">пра-</text:span></text:p>
          </table:table-cell>
          <table:table-cell table:style-name="ce16" office:value="None" office:value-type="string"/>
          <table:table-cell table:style-name="ce16" office:value="None" office:value-type="string"/>
          <table:table-cell table:style-name="ce69" office:value="None" office:value-type="string"/>
          <table:table-cell table:style-name="ce16" office:value="None" office:value-type="string">
            <text:p><text:span text:style-name="ce16">дней</text:span></text:p>
          </table:table-cell>
          <table:table-cell table:style-name="ce16" office:value="None" office:value-type="string">
            <text:p><text:span text:style-name="ce16">дней</text:span></text:p>
          </table:table-cell>
          <table:table-cell table:style-name="ce82" office:value="None" office:value-type="string"/>
          <table:table-cell office:value="None" office:value-type="string"/>
        </table:table-row>
        <table:table-row table:style-name="2727633f8023fe4e37a658841e66fde6">
          <table:table-cell office:value="None" office:value-type="string"/>
          <table:table-cell table:style-name="ce7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>
            <text:p><text:span text:style-name="ce16">меся-</text:span></text:p>
          </table:table-cell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23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/>
          <table:table-cell table:style-name="ce16" office:value="None" office:value-type="string">
            <text:p><text:span text:style-name="ce16">чных</text:span></text:p>
          </table:table-cell>
          <table:table-cell table:style-name="ce16" office:value="None" office:value-type="string"/>
          <table:table-cell table:style-name="ce16" office:value="None" office:value-type="string">
            <text:p><text:span text:style-name="ce16">здни</text:span></text:p>
          </table:table-cell>
          <table:table-cell table:style-name="ce16" office:value="None" office:value-type="string"/>
          <table:table-cell table:style-name="ce16" office:value="None" office:value-type="string"/>
          <table:table-cell table:style-name="ce69" office:value="None" office:value-type="string"/>
          <table:table-cell table:style-name="ce16" office:value="None" office:value-type="string">
            <text:p><text:span text:style-name="ce16">(ча-</text:span></text:p>
          </table:table-cell>
          <table:table-cell table:style-name="ce16" office:value="None" office:value-type="string"/>
          <table:table-cell table:style-name="ce82" office:value="None" office:value-type="string"/>
          <table:table-cell office:value="None" office:value-type="string"/>
        </table:table-row>
        <table:table-row table:style-name="2b207cc871de42aa65601b588447fea3">
          <table:table-cell office:value="None" office:value-type="string"/>
          <table:table-cell table:style-name="ce8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17" office:value="None" office:value-type="string">
            <text:p><text:span text:style-name="ce17">ца</text:span></text:p>
          </table:table-cell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25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/>
          <table:table-cell table:style-name="ce17" office:value="None" office:value-type="string">
            <text:p><text:span text:style-name="ce17">чных</text:span></text:p>
          </table:table-cell>
          <table:table-cell table:style-name="ce17" office:value="None" office:value-type="string"/>
          <table:table-cell table:style-name="ce17" office:value="None" office:value-type="string"/>
          <table:table-cell table:style-name="ce70" office:value="None" office:value-type="string"/>
          <table:table-cell table:style-name="ce17" office:value="None" office:value-type="string">
            <text:p><text:span text:style-name="ce17">сов)</text:span></text:p>
          </table:table-cell>
          <table:table-cell table:style-name="ce17" office:value="None" office:value-type="string"/>
          <table:table-cell table:style-name="ce83" office:value="None" office:value-type="string"/>
          <table:table-cell office:value="None" office:value-type="string"/>
        </table:table-row>
        <table:table-row table:style-name="96e251a7cb5090a98e91b1f7bcf13830">
          <table:table-cell table:style-name="ce2" office:value="None" office:value-type="string"/>
          <table:table-cell table:style-name="ce9" office:value="1" office:value-type="float">
            <text:p><text:span text:style-name="ce9">1</text:span></text:p>
          </table:table-cell>
          <table:table-cell table:style-name="ce18" office:value="2" office:value-type="float">
            <text:p><text:span text:style-name="ce18">2</text:span></text:p>
          </table:table-cell>
          <table:table-cell table:style-name="ce18" office:value="3" office:value-type="float">
            <text:p><text:span text:style-name="ce18">3</text:span></text:p>
          </table:table-cell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30" office:value="4" office:value-type="float">
            <text:p><text:span text:style-name="ce30">4</text:span></text:p>
          </table:table-cell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18" office:value="5" office:value-type="float">
            <text:p><text:span text:style-name="ce18">5</text:span></text:p>
          </table:table-cell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30" office:value="6" office:value-type="float">
            <text:p><text:span text:style-name="ce30">6</text:span></text:p>
          </table:table-cell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26" office:value="None" office:value-type="string"/>
          <table:table-cell table:style-name="ce18" office:value="7" office:value-type="float">
            <text:p><text:span text:style-name="ce18">7</text:span></text:p>
          </table:table-cell>
          <table:table-cell table:style-name="ce18" office:value="8" office:value-type="float">
            <text:p><text:span text:style-name="ce18">8</text:span></text:p>
          </table:table-cell>
          <table:table-cell table:style-name="ce18" office:value="9" office:value-type="float">
            <text:p><text:span text:style-name="ce18">9</text:span></text:p>
          </table:table-cell>
          <table:table-cell table:style-name="ce18" office:value="10" office:value-type="float">
            <text:p><text:span text:style-name="ce18">10</text:span></text:p>
          </table:table-cell>
          <table:table-cell table:style-name="ce18" office:value="11" office:value-type="float">
            <text:p><text:span text:style-name="ce18">11</text:span></text:p>
          </table:table-cell>
          <table:table-cell table:style-name="ce18" office:value="12" office:value-type="float">
            <text:p><text:span text:style-name="ce18">12</text:span></text:p>
          </table:table-cell>
          <table:table-cell table:style-name="ce18" office:value="13" office:value-type="float">
            <text:p><text:span text:style-name="ce18">13</text:span></text:p>
          </table:table-cell>
          <table:table-cell table:style-name="ce18" office:value="14" office:value-type="float">
            <text:p><text:span text:style-name="ce18">14</text:span></text:p>
          </table:table-cell>
          <table:table-cell table:style-name="ce71" office:value="15" office:value-type="float">
            <text:p><text:span text:style-name="ce71">15</text:span></text:p>
          </table:table-cell>
          <table:table-cell table:style-name="ce18" office:value="16" office:value-type="float">
            <text:p><text:span text:style-name="ce18">16</text:span></text:p>
          </table:table-cell>
          <table:table-cell table:style-name="ce18" office:value="17" office:value-type="float">
            <text:p><text:span text:style-name="ce18">17</text:span></text:p>
          </table:table-cell>
          <table:table-cell table:style-name="ce84" office:value="18" office:value-type="float">
            <text:p><text:span text:style-name="ce84">18</text:span></text:p>
          </table:table-cell>
          <table:table-cell office:value="None" office:value-type="string"/>
        </table:table-row>
        <table:table-row table:style-name="b4528108b9c93b23686c02b9511bb041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f1af0cfe7bbf871bc291f65813f6b4b8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fbaad1657bc9cbb6fbd45eef695a15f2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03369cb00d15129c4a23df2034b72dd1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02d6b65403f23e2b2c24a41d5dbd9d97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03ab2d9014565b59d010fb9eaa867fe9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835399e500bac3cfcc1f6eedae241c77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eeafd0ca8a621e877fc97eb160b3f1c7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155b666ee1c314adf7d1b688ab2b8dd7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b7c87bc4468253b907d15064f5bc880f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eb870a941200d8d5d2b852885bd3ef51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11067fa3ca5a56ac79bc039d2791305d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edf9cdc256025f107a73b5674aacfaee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187367c28ede3a0050682664340ac93f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49e17f6e24915fb2ab31fa954faccd8d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0979fbbba6cfa2a84838b42ab8cf6925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7c4e6db4844a524b27933478171377e2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9f3ddc941248a8241e3d714bf8d696b0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bcc13152165178d394d1232e9833192c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16f473ee13bc4bb073a592e5bbe5e26a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6f5927c20194b959ba795bf7b3974130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9ce08fba34ea453b1a27bc9140eb4f60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8b4b6b6c8b47cf62b5922554491284fc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776240a222edfb5fe88bc86693ed9fbe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c7fdae181a85ff00345fb55469200dc9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0c83158e7a859ab715c4604473239687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9851326a8784905abcab4497a4ca79f8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74df6e3dbee66251cf6a80e55bcc27b1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23de3fb0531ec131fa9a0e1bb9b7a392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f73fe2566d347322d41a1c2ca0b5a4e0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1c4a9a6197dac41cdbacf54d1db32282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20f35cafa21bf09b8f023c03f86e0ad1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fc5bc1a3b2037ec51f9816c2ad770f10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44c6bb1a3756b8377f995fe1d33fdd9d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6ba4fe929cd5851e345350daeacd2835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bba012713e5fe79d693eb750d5fb0b60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4ed058d9ae4ed7ebd2324b2b217ac524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2f66ee11a6d451deedb60fbc1f4292e2">
          <table:table-cell table:style-name="ce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27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72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10" office:value="None" office:value-type="string"/>
          <table:table-cell table:style-name="ce2" office:value="None" office:value-type="string"/>
        </table:table-row>
        <table:table-row table:style-name="04f189d434a649f3498ef45928a439ea">
          <table:table-cell table:style-name="ce2" office:value="None" office:value-type="string"/>
          <table:table-cell table:style-name="ce11" office:value="None" office:value-type="string"/>
          <table:table-cell table:style-name="ce10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a0b188cd42c3ea9e96de2b9870b1fc15">
          <table:table-cell table:style-name="ce2" office:value="None" office:value-type="string"/>
          <table:table-cell table:style-name="ce11" office:value="None" office:value-type="string"/>
          <table:table-cell table:style-name="ce10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1711f8c0266276e57d478e7b11993f03">
          <table:table-cell table:style-name="ce2" office:value="None" office:value-type="string"/>
          <table:table-cell table:style-name="ce11" office:value="None" office:value-type="string"/>
          <table:table-cell table:style-name="ce10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0d0b0272e8315858e5cf1c8f33ad7feb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5c287eeb2eeda8e19664aaf0c34558c9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1e319d1b7fee65e8ad045f6a6536c313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b621a4a81d1a828e219be507a0554e6a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65b964fc83e5273174e0f4702656d1b2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316c90dfa570b4eb8f3882378ee2081a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f8d47b2b3189f0b3eac7c5a8b91c264b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4d7a6a90d3b900d9a8db8e84a5eeb8a9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3cbd39e6897b0273ca185afaeb8fc965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a910611faa3b068f074d15f98fc120aa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d01384dfc8ae420ac3b6f86d4d7590aa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a8282cd243a5c53a95ba2068b45e0848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bc0d071c0a3c3b7fd5726b3e3b422a25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c98e625499d4a20053164fa68e11469f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032e4481ff31c07af96c3014f7c02974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f69ee123a2a6ea7ea74821be87c3642a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72974099f5717b2c3d27a0a2812534ac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9d0105b434e7fb0b0189eb8b4d1ec36a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3a11162e254dbc2dbffb599ae816f483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6dd25d8d6969069a8785a18ddf394e10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4f2f6f471a4484f923aaac0ea2e90d45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24979ce38ea8dea5096755975d6629a4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5c0d89533b791a5f747b92e984461ab4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baeafb4f8cbd31262fcee8785b4c6c23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1e8e659a9b8456ebecc06b0a6cc1f731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4ab5de997e53147331cda0548afeff48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408096e4c80f16190a32cbd614943f4a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ab2378ebc783774de9dcc7fd9421ebda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777c202eeddc9c7112f03c27ba97049e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5e5c3b26f64ba977e1dbdf0d334f8da9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5ef8f0b0c4832eb8831547f9efb2bbc0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fcb467c15c92514f0094130f44a317d3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3d370d7f5536084a4ce071a4e1dd202e">
          <table:table-cell table:style-name="ce2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28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73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11" office:value="None" office:value-type="string"/>
          <table:table-cell table:style-name="ce2" office:value="None" office:value-type="string"/>
        </table:table-row>
        <table:table-row table:style-name="ba9a93118872a0a32096e432026d61ea">
          <table:table-cell office:value="None" office:value-type="string"/>
        </table:table-row>
        <table:table-row table:style-name="b40b9b386066f455a0c82b5a9fb4efc1">
          <table:table-cell office:value="None" office:value-type="string"/>
        </table:table-row>
      </table:table>
      <table:table table:name="Лист2">
        <table:table-column table:style-name="88770827083d1575fa8fa17b32dc5769" table:number-columns-repeated="1024" table:default-cell-style-name="None"/>
        <table:table-row table:style-name="18a468fdc80e90a6f6ed6b9e411b9944">
          <table:table-cell office:value="None" office:value-type="string"/>
        </table:table-row>
      </table:table>
      <table:table table:name="Лист3">
        <table:table-column table:style-name="88fb88e24c363df9ad0b2d9898d23687" table:number-columns-repeated="1024" table:default-cell-style-name="None"/>
        <table:table-row table:style-name="7192811781370d6c7541f5b773a5e3a7">
          <table:table-cell office:value="None" office:value-type="string"/>
        </table:table-row>
      </table:table>
      <table:table table:name="Итог табеля">
        <table:table-column table:style-name="1245a4edf2b7fa7aa00880f7b064bb42" table:default-cell-style-name="ce95"/>
        <table:table-column table:style-name="147d9939d61bc1e70cbd8ca06fb0be41" table:default-cell-style-name="ce95"/>
        <table:table-column table:style-name="62c23e0fd9db1016974d20e006598a9f" table:default-cell-style-name="ce95"/>
        <table:table-column table:style-name="032893cbc75fee25a0238d0be6ef76f5" table:default-cell-style-name="ce122"/>
        <table:table-column table:style-name="ce3ef5fb9c1dbc6a8e09fc088990e765" table:default-cell-style-name="ce122"/>
        <table:table-column table:style-name="301e101ab350802ca80cdb1d30bacfeb" table:default-cell-style-name="ce122"/>
        <table:table-column table:style-name="7f6d0eb4c9b0bce39148a265d364bc90" table:default-cell-style-name="ce95"/>
        <table:table-column table:style-name="992115ce7bd0d4e4eaa64acf2c2f5ddd" table:default-cell-style-name="ce122"/>
        <table:table-column table:style-name="792e0d1c2925c37247ae9ec322d50021" table:default-cell-style-name="ce95"/>
        <table:table-column table:style-name="f12ee54e29d69434a236c9faaa020458" table:default-cell-style-name="ce95"/>
        <table:table-column table:style-name="250db28f5f818b4044b8b78c9cd11f3b" table:default-cell-style-name="ce95"/>
        <table:table-column table:style-name="73b1a3b0536ca62579d601a8682db7f1" table:default-cell-style-name="ce122"/>
        <table:table-column table:style-name="1e3ca8eff75bcfef50fc39ff83e8c558" table:default-cell-style-name="ce122"/>
        <table:table-column table:style-name="248fc2160714675707622e11214cbccf" table:default-cell-style-name="ce122"/>
        <table:table-column table:style-name="d705eead7d03a0ccdecafe9c2a8cb4fb" table:default-cell-style-name="ce95"/>
        <table:table-column table:style-name="e4a5545400c47eb1700bdeb642e2f8df" table:default-cell-style-name="ce122"/>
        <table:table-column table:style-name="9972d729ba894c4589286f8eeefcda8c" table:default-cell-style-name="ce122"/>
        <table:table-column table:style-name="23ed146f9eecb69957fec003709e697e" table:number-columns-repeated="2" table:default-cell-style-name="ce122"/>
        <table:table-column table:style-name="038e743a9d827c0af987848891302d72" table:default-cell-style-name="ce122"/>
        <table:table-column table:style-name="d9a970c6a3ce74b362003efdbf83a65a" table:default-cell-style-name="ce122"/>
        <table:table-column table:style-name="bb85a400d97c68f4756f181e67612fba" table:number-columns-repeated="236" table:default-cell-style-name="ce122"/>
        <table:table-column table:style-name="0485bcc732d3447778600cbe16a3bfde" table:number-columns-repeated="767" table:default-cell-style-name="None"/>
        <table:table-row table:style-name="cafd82e51f0186d3e2fb61dfe2c680ce">
          <table:table-cell table:style-name="ce85" office:value="None" office:value-type="string"/>
          <table:table-cell table:style-name="ce96" office:value="None" office:value-type="string"/>
          <table:table-cell table:style-name="ce96" office:value="None" office:value-type="string"/>
          <table:table-cell table:style-name="ce109" office:value="None" office:value-type="string"/>
          <table:table-cell table:style-name="ce109" office:value="None" office:value-type="string"/>
          <table:table-cell table:style-name="ce109" office:value="None" office:value-type="string"/>
          <table:table-cell table:style-name="ce126" office:value="None" office:value-type="string"/>
          <table:table-cell table:style-name="ce129" table:number-columns-spanned="5" office:value="0" office:value-type="float">
            <text:p><text:span text:style-name="ce129">0</text:span></text:p>
          </table:table-cell>
          <table:covered-table-cell table:style-name="ce126" table:number-columns-repeated="4"/>
          <table:table-cell table:style-name="ce141" office:value="None" office:value-type="string">
            <text:p><text:span text:style-name="ce141">от</text:span></text:p>
          </table:table-cell>
          <table:table-cell table:style-name="ce148" table:number-columns-spanned="3" office:value="None" office:value-type="string"/>
          <table:covered-table-cell table:style-name="ce141" table:number-columns-repeated="2"/>
          <table:table-cell table:style-name="ce126" office:value="None" office:value-type="string"/>
          <table:table-cell table:style-name="ce155" table:number-columns-spanned="3" office:value="None" office:value-type="string">
            <text:p><text:span text:style-name="ce155">4 страница формы № Т - 12</text:span></text:p>
          </table:table-cell>
          <table:covered-table-cell table:style-name="ce126" table:number-columns-repeated="2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63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74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number-rows-spanned="2" table:style-name="ce175" office:value="None" office:value-type="string"/>
          <table:table-cell table:style-name="ce175" office:value="None" office:value-type="string"/>
          <table:table-cell table:style-name="ce177" office:value="None" office:value-type="string"/>
          <table:table-cell table:style-name="ce178" office:value="None" office:value-type="string"/>
          <table:table-cell table:style-name="ce178" office:value="None" office:value-type="string"/>
          <table:table-cell table:style-name="ce180" office:value="None" office:value-type="string"/>
        </table:table-row>
        <table:table-row table:style-name="e2215ae100b8f31d1099c29bb34d0e62">
          <table:table-cell table:number-rows-spanned="4" table:style-name="ce86" office:value="None" office:value-type="string">
            <text:p><text:span text:style-name="ce86">Дата</text:span></text:p>
          </table:table-cell>
          <table:table-cell table:style-name="ce86" table:number-columns-spanned="2" office:value="None" office:value-type="string">
            <text:p><text:span text:style-name="ce86">Отработано</text:span></text:p>
          </table:table-cell>
          <table:covered-table-cell table:style-name="ce86" table:number-columns-repeated="1"/>
          <table:table-cell table:number-rows-spanned="4" table:style-name="ce110" office:value="None" office:value-type="string">
            <text:p><text:span text:style-name="ce110">Количество человеко-дней целосменных простоев</text:span></text:p>
          </table:table-cell>
          <table:table-cell table:number-rows-spanned="4" table:style-name="ce110" office:value="None" office:value-type="string">
            <text:p><text:span text:style-name="ce110">Неотработанные человеко-часы в связи с работой в режиме неполного рабочего дня</text:span></text:p>
          </table:table-cell>
          <table:table-cell table:style-name="ce124" table:number-columns-spanned="11" office:value="None" office:value-type="string">
            <text:p><text:span text:style-name="ce124">Дни неявок на работу по причинам</text:span></text:p>
          </table:table-cell>
          <table:covered-table-cell table:style-name="ce110" table:number-columns-repeated="10"/>
          <table:table-cell table:number-rows-spanned="4" table:style-name="ce110" office:value="None" office:value-type="string">
            <text:p><text:span text:style-name="ce110">Всего человеко-дней явок и неявок на работу</text:span></text:p>
          </table:table-cell>
          <table:table-cell table:number-rows-spanned="4" table:style-name="ce110" office:value="None" office:value-type="string">
            <text:p><text:span text:style-name="ce110">Количество дополнительных выходных человеко-дней при 5-дневной рабочей неделе</text:span></text:p>
          </table:table-cell>
          <table:table-cell table:number-rows-spanned="4" table:style-name="ce110" office:value="None" office:value-type="string">
            <text:p><text:span text:style-name="ce110">Списочная численность работников</text:span></text:p>
          </table:table-cell>
          <table:table-cell table:number-rows-spanned="4" table:style-name="ce110" office:value="None" office:value-type="string">
            <text:p><text:span text:style-name="ce110">Работники не учитываемые в списочном составе, но включенные в среднесписочную численность</text:span></text:p>
          </table:table-cell>
          <table:table-cell table:number-rows-spanned="4" table:style-name="ce110" office:value="None" office:value-type="string">
            <text:p><text:span text:style-name="ce110">Работники списочного состава, не включаемые в среднесписочную численность</text:span></text:p>
          </table:table-cell>
          <table:table-cell table:style-name="ce162" office:value="None" office:value-type="string"/>
          <table:table-cell table:style-name="ce162" office:value="None" office:value-type="string"/>
          <table:table-cell table:style-name="ce164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75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7" office:value="None" office:value-type="string"/>
          <table:table-cell table:style-name="ce178" office:value="None" office:value-type="string"/>
          <table:table-cell table:style-name="ce178" office:value="None" office:value-type="string"/>
          <table:table-cell table:style-name="ce180" office:value="None" office:value-type="string"/>
        </table:table-row>
        <table:table-row table:style-name="f77a513493afbc8bc5e6ea62347bdbf9">
          <table:covered-table-cell table:number-columns-repeated="1"/>
          <table:table-cell table:number-rows-spanned="3" table:style-name="ce97" office:value="None" office:value-type="string">
            <text:p><text:span text:style-name="ce97">человеко-дней</text:span></text:p>
          </table:table-cell>
          <table:table-cell table:number-rows-spanned="3" table:style-name="ce97" office:value="None" office:value-type="string">
            <text:p><text:span text:style-name="ce97">человеко-часов</text:span></text:p>
          </table:table-cell>
          <table:covered-table-cell table:style-name="ce97" table:number-columns-repeated="2"/>
          <table:table-cell table:number-rows-spanned="3" table:style-name="ce110" office:value="None" office:value-type="string">
            <text:p><text:span text:style-name="ce110">ежегодный основной оплачиваемый отпуск</text:span></text:p>
          </table:table-cell>
          <table:table-cell table:number-rows-spanned="3" table:style-name="ce110" office:value="None" office:value-type="string">
            <text:p><text:span text:style-name="ce110">ежегодный дополнительный оплачиваемый отпуск</text:span></text:p>
          </table:table-cell>
          <table:table-cell table:number-rows-spanned="3" table:style-name="ce110" office:value="None" office:value-type="string">
            <text:p><text:span text:style-name="ce110">отпуск в связи с обучением с сохранением заработной платы, повышением квалификации с отрывом от производства</text:span></text:p>
          </table:table-cell>
          <table:table-cell table:number-rows-spanned="3" table:style-name="ce131" office:value="None" office:value-type="string">
            <text:p><text:span text:style-name="ce131">отпуск по беременности и родам</text:span></text:p>
          </table:table-cell>
          <table:table-cell table:number-rows-spanned="3" table:style-name="ce110" office:value="None" office:value-type="string">
            <text:p><text:span text:style-name="ce110">по болезни</text:span></text:p>
          </table:table-cell>
          <table:table-cell table:number-rows-spanned="3" table:style-name="ce110" office:value="None" office:value-type="string">
            <text:p><text:span text:style-name="ce110">прочие неявки разрешенные законом (выполнение государственных обязанностей и пр)</text:span></text:p>
          </table:table-cell>
          <table:table-cell table:number-rows-spanned="3" table:style-name="ce110" office:value="None" office:value-type="string">
            <text:p><text:span text:style-name="ce110">с разрешения администрации</text:span></text:p>
          </table:table-cell>
          <table:table-cell table:number-rows-spanned="3" table:style-name="ce110" office:value="None" office:value-type="string">
            <text:p><text:span text:style-name="ce110">прогулы</text:span></text:p>
          </table:table-cell>
          <table:table-cell table:number-rows-spanned="3" table:style-name="ce110" office:value="None" office:value-type="string">
            <text:p><text:span text:style-name="ce110">массовые неявки - забастовки (разрешенные законом)</text:span></text:p>
          </table:table-cell>
          <table:table-cell table:number-rows-spanned="3" table:style-name="ce110" office:value="None" office:value-type="string">
            <text:p><text:span text:style-name="ce110">количество человеко-дней выходных и праздничных</text:span></text:p>
          </table:table-cell>
          <table:table-cell table:number-rows-spanned="3" table:style-name="ce110" office:value="None" office:value-type="string">
            <text:p><text:span text:style-name="ce110">всего</text:span></text:p>
          </table:table-cell>
          <table:covered-table-cell table:style-name="ce110" table:number-columns-repeated="5"/>
          <table:table-cell table:style-name="ce163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74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number-rows-spanned="2" table:style-name="ce175" office:value="None" office:value-type="string"/>
          <table:table-cell table:style-name="ce175" office:value="None" office:value-type="string"/>
          <table:table-cell table:style-name="ce177" office:value="None" office:value-type="string"/>
          <table:table-cell table:style-name="ce178" office:value="None" office:value-type="string"/>
          <table:table-cell table:style-name="ce178" office:value="None" office:value-type="string"/>
          <table:table-cell table:style-name="ce180" office:value="None" office:value-type="string"/>
        </table:table-row>
        <table:table-row table:style-name="97bd5d8d845d00bced422ff2c97f62e4">
          <table:covered-table-cell table:number-columns-repeated="21"/>
          <table:table-cell table:style-name="ce164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75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7" office:value="None" office:value-type="string"/>
          <table:table-cell table:style-name="ce178" office:value="None" office:value-type="string"/>
          <table:table-cell table:style-name="ce178" office:value="None" office:value-type="string"/>
          <table:table-cell table:style-name="ce180" office:value="None" office:value-type="string"/>
        </table:table-row>
        <table:table-row table:style-name="18946e5668e6e69685815eed025a48af">
          <table:covered-table-cell table:number-columns-repeated="21"/>
          <table:table-cell table:style-name="ce163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74" office:value="None" office:value-type="string"/>
          <table:table-cell table:style-name="ce126" office:value="None" office:value-type="string"/>
          <table:table-cell table:style-name="ce126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7" office:value="None" office:value-type="string"/>
          <table:table-cell table:style-name="ce178" office:value="None" office:value-type="string"/>
          <table:table-cell table:style-name="ce178" office:value="None" office:value-type="string"/>
          <table:table-cell table:style-name="ce180" office:value="None" office:value-type="string"/>
        </table:table-row>
        <table:table-row table:style-name="b343afd89ea7db9775f0c12ff719252f">
          <table:table-cell table:style-name="ce89" office:value="35" office:value-type="float">
            <text:p><text:span text:style-name="ce89">35</text:span></text:p>
          </table:table-cell>
          <table:table-cell table:style-name="ce100" office:value="36" office:value-type="float">
            <text:p><text:span text:style-name="ce100">36</text:span></text:p>
          </table:table-cell>
          <table:table-cell table:style-name="ce89" office:value="37" office:value-type="float">
            <text:p><text:span text:style-name="ce89">37</text:span></text:p>
          </table:table-cell>
          <table:table-cell table:style-name="ce100" office:value="38" office:value-type="float">
            <text:p><text:span text:style-name="ce100">38</text:span></text:p>
          </table:table-cell>
          <table:table-cell table:style-name="ce89" office:value="39" office:value-type="float">
            <text:p><text:span text:style-name="ce89">39</text:span></text:p>
          </table:table-cell>
          <table:table-cell table:style-name="ce100" office:value="40" office:value-type="float">
            <text:p><text:span text:style-name="ce100">40</text:span></text:p>
          </table:table-cell>
          <table:table-cell table:style-name="ce89" office:value="41" office:value-type="float">
            <text:p><text:span text:style-name="ce89">41</text:span></text:p>
          </table:table-cell>
          <table:table-cell table:style-name="ce100" office:value="42" office:value-type="float">
            <text:p><text:span text:style-name="ce100">42</text:span></text:p>
          </table:table-cell>
          <table:table-cell table:style-name="ce89" office:value="43" office:value-type="float">
            <text:p><text:span text:style-name="ce89">43</text:span></text:p>
          </table:table-cell>
          <table:table-cell table:style-name="ce89" office:value="44" office:value-type="float">
            <text:p><text:span text:style-name="ce89">44</text:span></text:p>
          </table:table-cell>
          <table:table-cell table:style-name="ce100" office:value="45" office:value-type="float">
            <text:p><text:span text:style-name="ce100">45</text:span></text:p>
          </table:table-cell>
          <table:table-cell table:style-name="ce89" office:value="46" office:value-type="float">
            <text:p><text:span text:style-name="ce89">46</text:span></text:p>
          </table:table-cell>
          <table:table-cell table:style-name="ce100" office:value="47" office:value-type="float">
            <text:p><text:span text:style-name="ce100">47</text:span></text:p>
          </table:table-cell>
          <table:table-cell table:style-name="ce89" office:value="48" office:value-type="float">
            <text:p><text:span text:style-name="ce89">48</text:span></text:p>
          </table:table-cell>
          <table:table-cell table:style-name="ce100" office:value="49" office:value-type="float">
            <text:p><text:span text:style-name="ce100">49</text:span></text:p>
          </table:table-cell>
          <table:table-cell table:style-name="ce89" office:value="50" office:value-type="float">
            <text:p><text:span text:style-name="ce89">50</text:span></text:p>
          </table:table-cell>
          <table:table-cell table:style-name="ce100" office:value="51" office:value-type="float">
            <text:p><text:span text:style-name="ce100">51</text:span></text:p>
          </table:table-cell>
          <table:table-cell table:style-name="ce89" office:value="52" office:value-type="float">
            <text:p><text:span text:style-name="ce89">52</text:span></text:p>
          </table:table-cell>
          <table:table-cell table:style-name="ce100" office:value="53" office:value-type="float">
            <text:p><text:span text:style-name="ce100">53</text:span></text:p>
          </table:table-cell>
          <table:table-cell table:style-name="ce89" office:value="54" office:value-type="float">
            <text:p><text:span text:style-name="ce89">54</text:span></text:p>
          </table:table-cell>
          <table:table-cell table:style-name="ce157" office:value="55" office:value-type="float">
            <text:p><text:span text:style-name="ce157">55</text:span></text:p>
          </table:table-cell>
          <table:table-cell table:style-name="ce162" office:value="None" office:value-type="string"/>
          <table:table-cell table:style-name="ce162" office:value="None" office:value-type="string"/>
          <table:table-cell table:style-name="ce164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75" office:value="None" office:value-type="string"/>
          <table:table-cell table:style-name="ce162" office:value="None" office:value-type="string"/>
          <table:table-cell table:style-name="ce162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5" office:value="None" office:value-type="string"/>
          <table:table-cell table:style-name="ce177" office:value="None" office:value-type="string"/>
          <table:table-cell table:style-name="ce178" office:value="None" office:value-type="string"/>
          <table:table-cell table:style-name="ce178" office:value="None" office:value-type="string"/>
          <table:table-cell table:style-name="ce180" office:value="None" office:value-type="string"/>
        </table:table-row>
        <table:table-row table:style-name="d29f62220ec95ee3192f509548d09f5e">
          <table:table-cell table:style-name="ce90" office:value="1" office:value-type="float">
            <text:p><text:span text:style-name="ce90">1</text:span></text:p>
          </table:table-cell>
          <table:table-cell table:style-name="ce101" office:value="None" office:value-type="string"/>
          <table:table-cell table:style-name="ce106" office:value="None" office:value-type="string"/>
          <table:table-cell table:style-name="ce113" office:value="None" office:value-type="string"/>
          <table:table-cell table:style-name="ce113" office:value="None" office:value-type="string"/>
          <table:table-cell table:style-name="ce101" office:value="None" office:value-type="string"/>
          <table:table-cell table:style-name="ce101" office:value="None" office:value-type="string"/>
          <table:table-cell table:style-name="ce113" office:value="None" office:value-type="string"/>
          <table:table-cell table:style-name="ce101" office:value="None" office:value-type="string"/>
          <table:table-cell table:style-name="ce134" office:value="None" office:value-type="string"/>
          <table:table-cell table:style-name="ce106" office:value="None" office:value-type="string"/>
          <table:table-cell table:style-name="ce106" office:value="None" office:value-type="string"/>
          <table:table-cell table:style-name="ce142" office:value="None" office:value-type="string"/>
          <table:table-cell table:style-name="ce142" office:value="None" office:value-type="string"/>
          <table:table-cell table:style-name="ce101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2" office:value="0" office:value-type="float">
            <text:p><text:span text:style-name="ce142">0</text:span></text:p>
          </table:table-cell>
          <table:table-cell table:style-name="ce14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2" office:value="0" office:value-type="float">
            <text:p><text:span text:style-name="ce142">0</text:span></text:p>
          </table:table-cell>
          <table:table-cell table:style-name="ce158" office:value="0" office:value-type="float">
            <text:p><text:span text:style-name="ce158">0</text:span></text:p>
          </table:table-cell>
          <table:table-cell table:style-name="ce165" office:value="None" office:value-type="string"/>
          <table:table-cell table:style-name="ce165" office:value="None" office:value-type="string"/>
          <table:table-cell table:style-name="ce154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number-rows-spanned="2"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388dca02125d7f44f26a7a8835a40073">
          <table:table-cell table:style-name="ce91" office:value="2" office:value-type="float">
            <text:p><text:span text:style-name="ce91">2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3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6" office:value="None" office:value-type="string"/>
          <table:table-cell table:style-name="ce166" office:value="None" office:value-type="string"/>
          <table:table-cell table:style-name="ce170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899aa10f7fbd7b7a32c2b15dc7f07ea0">
          <table:table-cell table:style-name="ce91" office:value="3" office:value-type="float">
            <text:p><text:span text:style-name="ce91">3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5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4" office:value="None" office:value-type="string"/>
          <table:table-cell table:style-name="ce144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4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5" office:value="None" office:value-type="string"/>
          <table:table-cell table:style-name="ce165" office:value="None" office:value-type="string"/>
          <table:table-cell table:style-name="ce154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number-rows-spanned="2"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ac8a4022090ea68be0e68112bb8c9bbd">
          <table:table-cell table:style-name="ce91" office:value="4" office:value-type="float">
            <text:p><text:span text:style-name="ce91">4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3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6" office:value="None" office:value-type="string"/>
          <table:table-cell table:style-name="ce166" office:value="None" office:value-type="string"/>
          <table:table-cell table:style-name="ce170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a6d7ac4824f150a4b87fb47c6456b170">
          <table:table-cell table:style-name="ce91" office:value="5" office:value-type="float">
            <text:p><text:span text:style-name="ce91">5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5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4" office:value="None" office:value-type="string"/>
          <table:table-cell table:style-name="ce144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4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5" office:value="None" office:value-type="string"/>
          <table:table-cell table:style-name="ce165" office:value="None" office:value-type="string"/>
          <table:table-cell table:style-name="ce154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number-rows-spanned="2"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cd5684c8b2ef70e490c0e453c6c95cf6">
          <table:table-cell table:style-name="ce91" office:value="6" office:value-type="float">
            <text:p><text:span text:style-name="ce91">6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3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6" office:value="None" office:value-type="string"/>
          <table:table-cell table:style-name="ce166" office:value="None" office:value-type="string"/>
          <table:table-cell table:style-name="ce170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63121829e0455c4a0f488f8a1e75b0d6">
          <table:table-cell table:style-name="ce91" office:value="7" office:value-type="float">
            <text:p><text:span text:style-name="ce91">7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5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4" office:value="None" office:value-type="string"/>
          <table:table-cell table:style-name="ce144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4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5" office:value="None" office:value-type="string"/>
          <table:table-cell table:style-name="ce165" office:value="None" office:value-type="string"/>
          <table:table-cell table:style-name="ce154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number-rows-spanned="2"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9f16a9c05a587bd7f93dcbb155806f92">
          <table:table-cell table:style-name="ce91" office:value="8" office:value-type="float">
            <text:p><text:span text:style-name="ce91">8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3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6" office:value="None" office:value-type="string"/>
          <table:table-cell table:style-name="ce166" office:value="None" office:value-type="string"/>
          <table:table-cell table:style-name="ce170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ca1d8187ba296cb01f02417e8929e760">
          <table:table-cell table:style-name="ce91" office:value="9" office:value-type="float">
            <text:p><text:span text:style-name="ce91">9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5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4" office:value="None" office:value-type="string"/>
          <table:table-cell table:style-name="ce144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4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5" office:value="None" office:value-type="string"/>
          <table:table-cell table:style-name="ce165" office:value="None" office:value-type="string"/>
          <table:table-cell table:style-name="ce154" office:value="None" office:value-type="string"/>
          <table:table-cell table:style-name="ce165" office:value="None" office:value-type="string"/>
          <table:table-cell table:style-name="ce173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number-rows-spanned="2"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761ccbb12fe625b51d6df4e7b9f305b0">
          <table:table-cell table:style-name="ce91" office:value="10" office:value-type="float">
            <text:p><text:span text:style-name="ce91">10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3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6" office:value="None" office:value-type="string"/>
          <table:table-cell table:style-name="ce166" office:value="None" office:value-type="string"/>
          <table:table-cell table:style-name="ce170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d894ab0d27a1686c24426ab0f2f58282">
          <table:table-cell table:style-name="ce91" office:value="11" office:value-type="float">
            <text:p><text:span text:style-name="ce91">11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5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4" office:value="None" office:value-type="string"/>
          <table:table-cell table:style-name="ce144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4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5" office:value="None" office:value-type="string"/>
          <table:table-cell table:style-name="ce165" office:value="None" office:value-type="string"/>
          <table:table-cell table:style-name="ce154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number-rows-spanned="2"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a6b64fb3f17068ea74010e16b8b4b1df">
          <table:table-cell table:style-name="ce91" office:value="12" office:value-type="float">
            <text:p><text:span text:style-name="ce91">12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3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6" office:value="None" office:value-type="string"/>
          <table:table-cell table:style-name="ce166" office:value="None" office:value-type="string"/>
          <table:table-cell table:style-name="ce170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16a8f5b0dce1452d77b6a3f7ac3f1f44">
          <table:table-cell table:style-name="ce91" office:value="13" office:value-type="float">
            <text:p><text:span text:style-name="ce91">13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5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4" office:value="None" office:value-type="string"/>
          <table:table-cell table:style-name="ce144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02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7" office:value="None" office:value-type="string"/>
          <table:table-cell table:style-name="ce167" office:value="None" office:value-type="string"/>
          <table:table-cell table:style-name="ce171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number-rows-spanned="2"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d85393231065be21c61d830105b65894">
          <table:table-cell table:style-name="ce91" office:value="14" office:value-type="float">
            <text:p><text:span text:style-name="ce91">14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6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8" office:value="None" office:value-type="string"/>
          <table:table-cell table:style-name="ce168" office:value="None" office:value-type="string"/>
          <table:table-cell table:style-name="ce172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988646ac10c36e3183975d9b2a1cb5e3">
          <table:table-cell table:style-name="ce91" office:value="15" office:value-type="float">
            <text:p><text:span text:style-name="ce91">15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6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8" office:value="None" office:value-type="string"/>
          <table:table-cell table:style-name="ce168" office:value="None" office:value-type="string"/>
          <table:table-cell table:style-name="ce172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53496e85a5870805768d8bcba6ec8ae0">
          <table:table-cell table:style-name="ce91" office:value="16" office:value-type="float">
            <text:p><text:span text:style-name="ce91">16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5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4" office:value="None" office:value-type="string"/>
          <table:table-cell table:style-name="ce144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02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7" office:value="None" office:value-type="string"/>
          <table:table-cell table:style-name="ce167" office:value="None" office:value-type="string"/>
          <table:table-cell table:style-name="ce171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7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number-rows-spanned="2"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2f0204181d711cd7bd2de46fb440c2bf">
          <table:table-cell table:style-name="ce91" office:value="17" office:value-type="float">
            <text:p><text:span text:style-name="ce91">17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6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8" office:value="None" office:value-type="string"/>
          <table:table-cell table:style-name="ce168" office:value="None" office:value-type="string"/>
          <table:table-cell table:style-name="ce172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03b933254b0e6adbf93886e78f2a09b3">
          <table:table-cell table:style-name="ce91" office:value="18" office:value-type="float">
            <text:p><text:span text:style-name="ce91">18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5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4" office:value="None" office:value-type="string"/>
          <table:table-cell table:style-name="ce144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4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5" office:value="None" office:value-type="string"/>
          <table:table-cell table:style-name="ce165" office:value="None" office:value-type="string"/>
          <table:table-cell table:style-name="ce154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number-rows-spanned="2" table:style-name="ce176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4f252a9500330e656cc8ec579287efdc">
          <table:table-cell table:style-name="ce91" office:value="19" office:value-type="float">
            <text:p><text:span text:style-name="ce91">19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3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6" office:value="None" office:value-type="string"/>
          <table:table-cell table:style-name="ce166" office:value="None" office:value-type="string"/>
          <table:table-cell table:style-name="ce170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76" office:value="None" office:value-type="string"/>
          <table:table-cell table:style-name="ce176" office:value="None" office:value-type="string"/>
          <table:table-cell table:style-name="ce176" office:value="None" office:value-type="string"/>
          <table:table-cell table:style-name="ce17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2ba45f97dcd50de59941a612274401a4">
          <table:table-cell table:style-name="ce91" office:value="20" office:value-type="float">
            <text:p><text:span text:style-name="ce91">20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5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4" office:value="None" office:value-type="string"/>
          <table:table-cell table:style-name="ce144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4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5" office:value="None" office:value-type="string"/>
          <table:table-cell table:style-name="ce165" office:value="None" office:value-type="string"/>
          <table:table-cell table:style-name="ce154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number-rows-spanned="2"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decadbbe53bd267c6a11cfa04da7080c">
          <table:table-cell table:style-name="ce91" office:value="21" office:value-type="float">
            <text:p><text:span text:style-name="ce91">21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3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6" office:value="None" office:value-type="string"/>
          <table:table-cell table:style-name="ce166" office:value="None" office:value-type="string"/>
          <table:table-cell table:style-name="ce170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86fc20d9914742a5088f7bf34db1f5d0">
          <table:table-cell table:style-name="ce91" office:value="22" office:value-type="float">
            <text:p><text:span text:style-name="ce91">22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5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5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07" office:value="None" office:value-type="string"/>
          <table:table-cell table:style-name="ce107" office:value="None" office:value-type="string"/>
          <table:table-cell table:style-name="ce144" office:value="None" office:value-type="string"/>
          <table:table-cell table:style-name="ce144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4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5" office:value="None" office:value-type="string"/>
          <table:table-cell table:style-name="ce165" office:value="None" office:value-type="string"/>
          <table:table-cell table:style-name="ce154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5" office:value="None" office:value-type="string"/>
          <table:table-cell table:style-name="ce165" office:value="None" office:value-type="string"/>
          <table:table-cell table:style-name="ce167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number-rows-spanned="2"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bd42977eebcb8eb2ec48d80ad2c7976f">
          <table:table-cell table:style-name="ce91" office:value="23" office:value-type="float">
            <text:p><text:span text:style-name="ce91">23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4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4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37" office:value="None" office:value-type="string"/>
          <table:table-cell table:style-name="ce107" office:value="None" office:value-type="string"/>
          <table:table-cell table:style-name="ce143" office:value="None" office:value-type="string"/>
          <table:table-cell table:style-name="ce143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3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6" office:value="None" office:value-type="string"/>
          <table:table-cell table:style-name="ce166" office:value="None" office:value-type="string"/>
          <table:table-cell table:style-name="ce170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6" office:value="None" office:value-type="string"/>
          <table:table-cell table:style-name="ce166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68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9" office:value="None" office:value-type="string"/>
          <table:table-cell table:style-name="ce173" office:value="None" office:value-type="string"/>
        </table:table-row>
        <table:table-row table:style-name="e370ba1df52f8a8ba8c6d8b56b82ae91">
          <table:table-cell table:style-name="ce91" office:value="24" office:value-type="float">
            <text:p><text:span text:style-name="ce91">24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6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37" office:value="None" office:value-type="string"/>
          <table:table-cell table:style-name="ce137" office:value="None" office:value-type="string"/>
          <table:table-cell table:style-name="ce145" office:value="None" office:value-type="string"/>
          <table:table-cell table:style-name="ce145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5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9" office:value="None" office:value-type="string"/>
        </table:table-row>
        <table:table-row table:style-name="3a0e996d16e2decbe1e5a0492d39640e">
          <table:table-cell table:style-name="ce91" office:value="25" office:value-type="float">
            <text:p><text:span text:style-name="ce91">25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6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37" office:value="None" office:value-type="string"/>
          <table:table-cell table:style-name="ce137" office:value="None" office:value-type="string"/>
          <table:table-cell table:style-name="ce145" office:value="None" office:value-type="string"/>
          <table:table-cell table:style-name="ce145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5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9" office:value="None" office:value-type="string"/>
        </table:table-row>
        <table:table-row table:style-name="01383334db7f010dc5210264bd8e3d5b">
          <table:table-cell table:style-name="ce91" office:value="26" office:value-type="float">
            <text:p><text:span text:style-name="ce91">26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6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37" office:value="None" office:value-type="string"/>
          <table:table-cell table:style-name="ce137" office:value="None" office:value-type="string"/>
          <table:table-cell table:style-name="ce145" office:value="None" office:value-type="string"/>
          <table:table-cell table:style-name="ce145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5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9" office:value="None" office:value-type="string"/>
        </table:table-row>
        <table:table-row table:style-name="a0cbcf5573b8f332ed9bbc9b122ae703">
          <table:table-cell table:style-name="ce91" office:value="27" office:value-type="float">
            <text:p><text:span text:style-name="ce91">27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6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37" office:value="None" office:value-type="string"/>
          <table:table-cell table:style-name="ce137" office:value="None" office:value-type="string"/>
          <table:table-cell table:style-name="ce145" office:value="None" office:value-type="string"/>
          <table:table-cell table:style-name="ce145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5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9" office:value="None" office:value-type="string"/>
        </table:table-row>
        <table:table-row table:style-name="62414d2cc676e7ac29ecc9a274e86fbc">
          <table:table-cell table:style-name="ce91" office:value="28" office:value-type="float">
            <text:p><text:span text:style-name="ce91">28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6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37" office:value="None" office:value-type="string"/>
          <table:table-cell table:style-name="ce137" office:value="None" office:value-type="string"/>
          <table:table-cell table:style-name="ce145" office:value="None" office:value-type="string"/>
          <table:table-cell table:style-name="ce145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5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9" office:value="None" office:value-type="string"/>
        </table:table-row>
        <table:table-row table:style-name="8b5637db99236ac23debc5e52b52855a">
          <table:table-cell table:style-name="ce91" office:value="29" office:value-type="float">
            <text:p><text:span text:style-name="ce91">29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6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38" office:value="None" office:value-type="string"/>
          <table:table-cell table:style-name="ce137" office:value="None" office:value-type="string"/>
          <table:table-cell table:style-name="ce145" office:value="None" office:value-type="string"/>
          <table:table-cell table:style-name="ce145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5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9" office:value="None" office:value-type="string"/>
        </table:table-row>
        <table:table-row table:style-name="ee194e51a0104f623b11e6220fcbec98">
          <table:table-cell table:style-name="ce91" office:value="30" office:value-type="float">
            <text:p><text:span text:style-name="ce91">30</text:span></text:p>
          </table:table-cell>
          <table:table-cell table:style-name="ce102" office:value="None" office:value-type="string"/>
          <table:table-cell table:style-name="ce107" office:value="None" office:value-type="string"/>
          <table:table-cell table:style-name="ce116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02" office:value="None" office:value-type="string"/>
          <table:table-cell table:style-name="ce116" office:value="None" office:value-type="string"/>
          <table:table-cell table:style-name="ce102" office:value="None" office:value-type="string"/>
          <table:table-cell table:style-name="ce135" office:value="None" office:value-type="string"/>
          <table:table-cell table:style-name="ce137" office:value="None" office:value-type="string"/>
          <table:table-cell table:style-name="ce137" office:value="None" office:value-type="string"/>
          <table:table-cell table:style-name="ce145" office:value="None" office:value-type="string"/>
          <table:table-cell table:style-name="ce145" office:value="None" office:value-type="string"/>
          <table:table-cell table:style-name="ce102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45" office:value="None" office:value-type="string"/>
          <table:table-cell table:style-name="ce144" office:value="0" office:value-type="float">
            <text:p><text:span text:style-name="ce144">0</text:span></text:p>
          </table:table-cell>
          <table:table-cell table:style-name="ce144" office:value="0" office:value-type="float">
            <text:p><text:span text:style-name="ce144">0</text:span></text:p>
          </table:table-cell>
          <table:table-cell table:style-name="ce159" office:value="0" office:value-type="float">
            <text:p><text:span text:style-name="ce159">0</text:span></text:p>
          </table:table-cell>
          <table:table-cell table:style-name="ce169" office:value="None" office:value-type="string"/>
        </table:table-row>
        <table:table-row table:style-name="4c02f3db10d6d1cc6c399fec0c2bd486">
          <table:table-cell table:style-name="ce91" office:value="31" office:value-type="float">
            <text:p><text:span text:style-name="ce91">31</text:span></text:p>
          </table:table-cell>
          <table:table-cell table:style-name="ce103" office:value="None" office:value-type="string"/>
          <table:table-cell table:style-name="ce108" office:value="None" office:value-type="string"/>
          <table:table-cell table:style-name="ce117" office:value="None" office:value-type="string"/>
          <table:table-cell table:style-name="ce117" office:value="None" office:value-type="string"/>
          <table:table-cell table:style-name="ce103" office:value="None" office:value-type="string"/>
          <table:table-cell table:style-name="ce103" office:value="None" office:value-type="string"/>
          <table:table-cell table:style-name="ce117" office:value="None" office:value-type="string"/>
          <table:table-cell table:style-name="ce103" office:value="None" office:value-type="string"/>
          <table:table-cell table:style-name="ce136" office:value="None" office:value-type="string"/>
          <table:table-cell table:style-name="ce139" office:value="None" office:value-type="string"/>
          <table:table-cell table:style-name="ce139" office:value="None" office:value-type="string"/>
          <table:table-cell table:style-name="ce146" office:value="None" office:value-type="string"/>
          <table:table-cell table:style-name="ce146" office:value="None" office:value-type="string"/>
          <table:table-cell table:style-name="ce103" office:value="None" office:value-type="string"/>
          <table:table-cell table:style-name="ce142" office:value="0" office:value-type="float">
            <text:p><text:span text:style-name="ce142">0</text:span></text:p>
          </table:table-cell>
          <table:table-cell table:style-name="ce152" office:value="0" office:value-type="float">
            <text:p><text:span text:style-name="ce152">0</text:span></text:p>
          </table:table-cell>
          <table:table-cell table:style-name="ce146" office:value="None" office:value-type="string"/>
          <table:table-cell table:style-name="ce152" office:value="0" office:value-type="float">
            <text:p><text:span text:style-name="ce152">0</text:span></text:p>
          </table:table-cell>
          <table:table-cell table:style-name="ce152" office:value="0" office:value-type="float">
            <text:p><text:span text:style-name="ce152">0</text:span></text:p>
          </table:table-cell>
          <table:table-cell table:style-name="ce160" office:value="0" office:value-type="float">
            <text:p><text:span text:style-name="ce160">0</text:span></text:p>
          </table:table-cell>
          <table:table-cell table:style-name="ce169" office:value="None" office:value-type="string"/>
        </table:table-row>
        <table:table-row table:style-name="7474510043ebbbfc4441471321e43983">
          <table:table-cell table:style-name="ce92" office:value="None" office:value-type="string">
            <text:p><text:span text:style-name="ce92">Всего</text:span></text:p>
          </table:table-cell>
          <table:table-cell table:style-name="ce104" office:value="0" office:value-type="float">
            <text:p><text:span text:style-name="ce104">0</text:span></text:p>
          </table:table-cell>
          <table:table-cell table:style-name="ce104" office:value="None" office:value-type="string"/>
          <table:table-cell table:style-name="ce118" office:value="None" office:value-type="string"/>
          <table:table-cell table:style-name="ce123" office:value="None" office:value-type="string"/>
          <table:table-cell table:style-name="ce125" office:value="0" office:value-type="float">
            <text:p><text:span text:style-name="ce125">0</text:span></text:p>
          </table:table-cell>
          <table:table-cell table:style-name="ce104" office:value="0" office:value-type="float">
            <text:p><text:span text:style-name="ce104">0</text:span></text:p>
          </table:table-cell>
          <table:table-cell table:style-name="ce123" office:value="None" office:value-type="string"/>
          <table:table-cell table:style-name="ce104" office:value="0" office:value-type="float">
            <text:p><text:span text:style-name="ce104">0</text:span></text:p>
          </table:table-cell>
          <table:table-cell table:style-name="ce125" office:value="0" office:value-type="float">
            <text:p><text:span text:style-name="ce125">0</text:span></text:p>
          </table:table-cell>
          <table:table-cell table:style-name="ce125" office:value="0" office:value-type="float">
            <text:p><text:span text:style-name="ce125">0</text:span></text:p>
          </table:table-cell>
          <table:table-cell table:style-name="ce140" office:value="0" office:value-type="float">
            <text:p><text:span text:style-name="ce140">0</text:span></text:p>
          </table:table-cell>
          <table:table-cell table:style-name="ce147" office:value="None" office:value-type="string"/>
          <table:table-cell table:style-name="ce149" office:value="None" office:value-type="string"/>
          <table:table-cell table:style-name="ce151" office:value="0" office:value-type="float">
            <text:p><text:span text:style-name="ce151">0</text:span></text:p>
          </table:table-cell>
          <table:table-cell table:style-name="ce151" office:value="0" office:value-type="float">
            <text:p><text:span text:style-name="ce151">0</text:span></text:p>
          </table:table-cell>
          <table:table-cell table:style-name="ce153" office:value="0" office:value-type="float">
            <text:p><text:span text:style-name="ce153">0</text:span></text:p>
          </table:table-cell>
          <table:table-cell table:style-name="ce151" office:value="None" office:value-type="string"/>
          <table:table-cell table:style-name="ce153" office:value="0" office:value-type="float">
            <text:p><text:span text:style-name="ce153">0</text:span></text:p>
          </table:table-cell>
          <table:table-cell table:style-name="ce153" office:value="0" office:value-type="float">
            <text:p><text:span text:style-name="ce153">0</text:span></text:p>
          </table:table-cell>
          <table:table-cell table:style-name="ce161" office:value="0" office:value-type="float">
            <text:p><text:span text:style-name="ce161">0</text:span></text:p>
          </table:table-cell>
          <table:table-cell table:style-name="ce169" office:value="None" office:value-type="string"/>
        </table:table-row>
        <table:table-row table:style-name="8488143ad7860975827c8d19ec525a76">
          <table:table-cell table:style-name="ce93" office:value="None" office:value-type="string">
            <text:p><text:span text:style-name="ce93">Итого</text:span></text:p>
          </table:table-cell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office:value="None" office:value-type="string"/>
          <table:table-cell table:style-name="ce154" office:value="None" office:value-type="string"/>
          <table:table-cell office:value="None" office:value-type="string"/>
          <table:table-cell table:style-name="ce154" office:value="0" office:value-type="float">
            <text:p><text:span text:style-name="ce154">0</text:span></text:p>
          </table:table-cell>
          <table:table-cell table:style-name="ce154" office:value="0" office:value-type="float">
            <text:p><text:span text:style-name="ce154">0</text:span></text:p>
          </table:table-cell>
          <table:table-cell office:value="None" office:value-type="string"/>
        </table:table-row>
        <table:table-row table:style-name="e3be32b740f01236b4296952c1ee0969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76df0d029ed194bcd323b194461c23b8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dadb05edd0d6e5c8469a9daf1d251b47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4c1f0836550dafb3e7b481d57f22158b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4" office:value="None" office:value-type="string">
            <text:p><text:span text:style-name="ce94">Руководитель</text:span></text:p>
          </table:table-cell>
          <table:table-cell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5d4eafaf4f405505c5c88bfdade2641a">
          <table:table-cell table:style-name="ce94" office:value="None" office:value-type="string">
            <text:p><text:span text:style-name="ce94">Ответственное лицо ________________ _________________ ___________________</text:span></text:p>
          </table:table-cell>
          <table:table-cell table:style-name="ce93" office:value="None" office:value-type="string"/>
          <table:table-cell table:style-name="ce93" office:value="None" office:value-type="string"/>
          <table:table-cell table:style-name="ce120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28" office:value="None" office:value-type="string"/>
          <table:table-cell office:value="None" office:value-type="string"/>
          <table:table-cell table:style-name="ce128" office:value="None" office:value-type="string">
            <text:p><text:span text:style-name="ce128">структурного подразделения ___________________ __________________ ___________________ "____" _______________ 201___ г. </text:span></text:p>
          </table:table-cell>
          <table:table-cell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3504415ea2d895e80cdb0cdc173b4ea6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21" office:value="None" office:value-type="string">
            <text:p><text:span text:style-name="ce121">должность подпись расшифровка подписи </text:span></text:p>
          </table:table-cell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21" office:value="None" office:value-type="string">
            <text:p><text:span text:style-name="ce121">должность подпись расшифровка подписи </text:span></text:p>
          </table:table-cell>
          <table:table-cell office:value="None" office:value-type="string"/>
        </table:table-row>
        <table:table-row table:style-name="62f16de64dc22f036a1d43fc64f0e91e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6e87b10c34addb865a2471d6f3ec8b84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ee114070f7fc401e4a621c7ce292e041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699d06fd937fc6f0d6b377811e052ecb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4e3d68a3a7f7ca6e997beb133e34be4a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9de9cae35fa6c38102f7f7fadb68c075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40405c69c1484275bfb56f79634b32df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7645a632c34705dfa3dff20a95344212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ee0ee056e0db41dba367816e3e7e963a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17831678a63acda656124baa1be8c259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f5b2625d8112c26556aad97e6cf55270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145d3ac2ac2de563287e5826d217f96c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01222f6a762ed4fa424a110563220224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ee05be6e7f2b4f4cc95a81bf5196da84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63757838de746d5deb0a19c9ce42d62c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c0ab8be1994c4a0e2ab447d5a63442dc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76fc78f863aea25bde29dba2e02dafb4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4f96a407e67be9ae4038f62329a877aa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a1ccc7d27541397b4d6d25117e3a17ed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3c792b82783eb5b4d310fc14c5980487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6759bedfa34647014c599345675a9bd3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87c25d5652938a83c94abd05f7ad1faa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f19e79c6c76a39900361302f5b9cf9b5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ec94bcad40795720416469b91a6ae189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e8213f6c717e52d5ed97221f8bcc75af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dc33d2476ca3f79b53986fcd8daefd45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a1cf82461148dd71440ea81964c092c7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dcfc9ec828e93e91377ea96b0c010eef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5687c5ff5b86d2dd39d99496143aeb81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67944dd1eec8d2adc75c8e4f28e58bba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4fde2e4c711eca02db192619fa47a61a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ea9a49f72a56e5a06630a6bb71576935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f4e6b2d8531b2084f23d38e3f6f32bf7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9884706a4f11242c486a5ea2d7be86f9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a6b846e8a014923b7d3a6e878ea63002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0add5e2ae4568494564d6362c56a7062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996b718f8feb95e6a157cb51f1652725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154662be222a1158e770aaf6188c31da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5c31c94915786f71430f26e9ac03d2eb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40192934ddc1c5903b7347ed38b01b54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2540cd945509b89b0fdc80b75f100c41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c1fcf1e8718e6623cd8627931b27217e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4ec7f87f5267ec42b825791b55557b01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50f49fa6a5fb73b4a74ee0772821b2ac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b8012d81c11d75ac5d237b7c835d0a90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816dda3df421da5188e6e4aa158135d2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5e6759285763e0485bd9c1506fd273fb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1df1704e2a714d30e8d604002f2e0ba1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191f9407ccc2b43dc3c2b4aa8613a44a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ebd56ffc6644dbee68f6c3885e5141df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49091a08514ab0e475d426aeb0c2f813"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93" office:value="None" office:value-type="string"/>
          <table:table-cell table:style-name="ce119" office:value="None" office:value-type="string"/>
          <table:table-cell office:value="None" office:value-type="string"/>
        </table:table-row>
        <table:table-row table:style-name="d73da28ead0a821a108740649e1c16f4">
          <table:table-cell office:value="None" office:value-type="string"/>
        </table:table-row>
        <table:table-row table:style-name="bb2f8f66ab5196dd1771eacf8b66cdc8">
          <table:table-cell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styles/>
  <office:automatic-styles>
    <style:page-layout style:name="MyPageLayout">
      <style:page-layout-properties fo:margin-right="1862.0" fo:page-height="42.0cm" fo:margin-top="2449.02" style:print-orientation="landscape" fo:margin-left="1862.0" fo:page-width="29.7cm" style:writing-mode="lr-tb" fo:margin-bottom="2449.02"/>
    </style:page-layout>
    <style:page-layout style:name="MyPageLayout">
      <style:page-layout-properties fo:margin-right="1862.0" fo:page-height="42.0cm" fo:margin-top="2449.02" style:print-orientation="landscape" fo:margin-left="1862.0" fo:page-width="29.7cm" style:writing-mode="lr-tb" fo:margin-bottom="2449.02"/>
    </style:page-layout>
    <style:page-layout style:name="MyPageLayout">
      <style:page-layout-properties fo:margin-right="1862.0" fo:page-height="42.0cm" fo:margin-top="2449.02" style:print-orientation="landscape" fo:margin-left="1862.0" fo:page-width="29.7cm" style:writing-mode="lr-tb" fo:margin-bottom="2449.02"/>
    </style:page-layout>
    <style:page-layout style:name="MyPageLayout">
      <style:page-layout-properties fo:margin-right="1862.0" fo:page-height="42.0cm" fo:margin-top="2449.02" style:print-orientation="landscape" fo:margin-left="1862.0" fo:page-width="29.7cm" style:writing-mode="lr-tb" fo:margin-bottom="2449.02"/>
    </style:page-layout>
  </office:automatic-styles>
  <office:master-styles>
    <style:master-page style:name="Default" style:page-layout-name="MyPageLayout" style:display-name="Default"/>
    <style:master-page style:name="Default" style:page-layout-name="MyPageLayout" style:display-name="Default"/>
    <style:master-page style:name="Default" style:page-layout-name="MyPageLayout" style:display-name="Default"/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svg="urn:oasis:names:tc:opendocument:xmlns:svg-compatible:1.0" xmlns:form="urn:oasis:names:tc:opendocument:xmlns:form:1.0" office:version="1.1">
  <office:meta>
    <meta:generator>ODFPY/0.9.6</meta:generator>
  </office:meta>
</office:document-meta>
</file>